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02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3.806cm"/>
    </style:style>
    <style:style style:name="co4" style:family="table-column">
      <style:table-column-properties fo:break-before="auto" style:column-width="5.31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3.999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3.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256cm"/>
    </style:style>
    <style:style style:name="co13" style:family="table-column">
      <style:table-column-properties fo:break-before="auto" style:column-width="1.619cm"/>
    </style:style>
    <style:style style:name="co14" style:family="table-column">
      <style:table-column-properties fo:break-before="auto" style:column-width="3.424cm"/>
    </style:style>
    <style:style style:name="co15" style:family="table-column">
      <style:table-column-properties fo:break-before="auto" style:column-width="3.253cm"/>
    </style:style>
    <style:style style:name="co16" style:family="table-column">
      <style:table-column-properties fo:break-before="auto" style:column-width="3.478cm"/>
    </style:style>
    <style:style style:name="co17" style:family="table-column">
      <style:table-column-properties fo:break-before="auto" style:column-width="3.671cm"/>
    </style:style>
    <style:style style:name="co18" style:family="table-column">
      <style:table-column-properties fo:break-before="auto" style:column-width="6.204cm"/>
    </style:style>
    <style:style style:name="co19" style:family="table-column">
      <style:table-column-properties fo:break-before="auto" style:column-width="1.393cm"/>
    </style:style>
    <style:style style:name="co20" style:family="table-column">
      <style:table-column-properties fo:break-before="auto" style:column-width="3.916cm"/>
    </style:style>
    <style:style style:name="co21" style:family="table-column">
      <style:table-column-properties fo:break-before="auto" style:column-width="3.26cm"/>
    </style:style>
    <style:style style:name="co22" style:family="table-column">
      <style:table-column-properties fo:break-before="auto" style:column-width="3.944cm"/>
    </style:style>
    <style:style style:name="co23" style:family="table-column">
      <style:table-column-properties fo:break-before="auto" style:column-width="1.947cm"/>
    </style:style>
    <style:style style:name="co24" style:family="table-column">
      <style:table-column-properties fo:break-before="auto" style:column-width="3.861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4.627cm"/>
    </style:style>
    <style:style style:name="co27" style:family="table-column">
      <style:table-column-properties fo:break-before="auto" style:column-width="2.522cm"/>
    </style:style>
    <style:style style:name="co28" style:family="table-column">
      <style:table-column-properties fo:break-before="auto" style:column-width="1.639cm"/>
    </style:style>
    <style:style style:name="co29" style:family="table-column">
      <style:table-column-properties fo:break-before="auto" style:column-width="3.963cm"/>
    </style:style>
    <style:style style:name="co30" style:family="table-column">
      <style:table-column-properties fo:break-before="auto" style:column-width="3.69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3.561cm"/>
    </style:style>
    <style:style style:name="co33" style:family="table-column">
      <style:table-column-properties fo:break-before="auto" style:column-width="2.905cm"/>
    </style:style>
    <style:style style:name="co34" style:family="table-column">
      <style:table-column-properties fo:break-before="auto" style:column-width="6.403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4.819cm"/>
    </style:style>
    <style:style style:name="co37" style:family="table-column">
      <style:table-column-properties fo:break-before="auto" style:column-width="4.7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tyle-complex="normal" style:font-weight-complex="bold"/>
    </style:style>
    <style:style style:name="ce9" style:family="table-cell" style:parent-style-name="Default" style:data-style-name="N10"/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fue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014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>
            <text:p>fuel</text:p>
          </table:table-cell>
          <table:table-cell table:style-name="ce1" office:value-type="string">
            <text:p>region</text:p>
          </table:table-cell>
          <table:table-cell table:style-name="ce5" office:value-type="string">
            <text:p>massCO2PerVolume</text:p>
          </table:table-cell>
          <table:table-cell table:style-name="ce5" office:value-type="string">
            <text:p>massBiogenicCO2PerVolume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source</text:p>
          </table:table-cell>
          <table:table-cell table:style-name="ce1" table:number-columns-repeated="1013"/>
          <table:table-cell table:style-name="ce5" table:number-columns-repeated="4"/>
          <table:table-cell/>
        </table:table-row>
        <table:table-row table:style-name="ro1">
          <table:table-cell table:style-name="Default" office:value-type="string">
            <text:p>100 percent biodiesel</text:p>
          </table:table-cell>
          <table:table-cell table:style-name="ce2" office:value-type="string">
            <text:p>other</text:p>
          </table:table-cell>
          <table:table-cell/>
          <table:table-cell office:value-type="float" office:value="9.46">
            <office:annotation draw:style-name="gr1" draw:text-style-name="P1" svg:width="3.574cm" svg:height="1.952cm" svg:x="16.254cm" svg:y="0.183cm" draw:caption-point-x="-0.429cm" draw:caption-point-y="0.277cm">
              <dc:date>2010-09-28T00:00:00</dc:date>
              <text:p text:style-name="P1"><text:span text:style-name="T1">Based on IPCC Fuel Use emission factors</text:span></text:p>
            </office:annotation>
            <text:p>9.46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100 percent biodiesel</text:p>
          </table:table-cell>
          <table:table-cell table:style-name="ce2" office:value-type="string">
            <text:p>uk</text:p>
          </table:table-cell>
          <table:table-cell/>
          <table:table-cell office:value-type="float" office:value="9.46">
            <office:annotation draw:style-name="gr1" draw:text-style-name="P1" svg:width="3.574cm" svg:height="1.953cm" svg:x="16.254cm" svg:y="0.632cm" draw:caption-point-x="-0.429cm" draw:caption-point-y="0.278cm">
              <dc:date>2010-09-28T00:00:00</dc:date>
              <text:p text:style-name="P1"><text:span text:style-name="T1">Based on Table 1 (Fuel Use CO2 factors)</text:span></text:p>
            </office:annotation>
            <text:p>9.46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100 percent biodiesel</text:p>
          </table:table-cell>
          <table:table-cell table:style-name="ce2" office:value-type="string">
            <text:p>us</text:p>
          </table:table-cell>
          <table:table-cell/>
          <table:table-cell office:value-type="float" office:value="9.46">
            <office:annotation draw:style-name="gr1" draw:text-style-name="P1" svg:width="3.574cm" svg:height="1.951cm" svg:x="16.254cm" svg:y="1.083cm" draw:caption-point-x="-0.429cm" draw:caption-point-y="0.277cm">
              <dc:date>2010-09-28T00:00:00</dc:date>
              <text:p text:style-name="P1"><text:span text:style-name="T1">Based on Table 1 (Fuel Use CO2 factors)</text:span></text:p>
            </office:annotation>
            <text:p>9.46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aviation gasoline</text:p>
          </table:table-cell>
          <table:table-cell table:style-name="ce2" office:value-type="string">
            <text:p>other</text:p>
          </table:table-cell>
          <table:table-cell office:value-type="float" office:value="8.333">
            <office:annotation draw:style-name="gr1" draw:text-style-name="P1" svg:width="3.575cm" svg:height="1.952cm" svg:x="10.963cm" svg:y="1.533cm" draw:caption-point-x="-0.43cm" draw:caption-point-y="0.277cm">
              <dc:date>2010-09-28T00:00:00</dc:date>
              <text:p text:style-name="P1"><text:span text:style-name="T1">Based on IPCC Fuel Use emission factors</text:span></text:p>
            </office:annotation>
            <text:p>8.333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aviation gasoline</text:p>
          </table:table-cell>
          <table:table-cell table:style-name="ce2" office:value-type="string">
            <text:p>uk</text:p>
          </table:table-cell>
          <table:table-cell office:value-type="float" office:value="8.32">
            <office:annotation draw:style-name="gr1" draw:text-style-name="P1" svg:width="3.575cm" svg:height="1.953cm" svg:x="10.963cm" svg:y="1.982cm" draw:caption-point-x="-0.43cm" draw:caption-point-y="0.278cm">
              <dc:date>2010-09-28T00:00:00</dc:date>
              <text:p text:style-name="P1"><text:span text:style-name="T1">Based on Table 1 (Fuel Use CO2 factors)</text:span></text:p>
            </office:annotation>
            <text:p>8.32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aviation gasoline</text:p>
          </table:table-cell>
          <table:table-cell table:style-name="ce2" office:value-type="string">
            <text:p>us</text:p>
          </table:table-cell>
          <table:table-cell office:value-type="float" office:value="8.32">
            <office:annotation draw:style-name="gr1" draw:text-style-name="P1" svg:width="3.575cm" svg:height="1.952cm" svg:x="10.963cm" svg:y="2.433cm" draw:caption-point-x="-0.43cm" draw:caption-point-y="0.277cm">
              <dc:date>2010-09-28T00:00:00</dc:date>
              <text:p text:style-name="P1"><text:span text:style-name="T1">Based on Table 1 (Fuel Use CO2 factors)</text:span></text:p>
            </office:annotation>
            <text:p>8.32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b20 biodiesel/diesel</text:p>
          </table:table-cell>
          <table:table-cell table:style-name="ce2" office:value-type="string">
            <text:p>other</text:p>
          </table:table-cell>
          <table:table-cell office:value-type="float" office:value="8.104417776">
            <office:annotation draw:style-name="gr1" draw:text-style-name="P1" svg:width="3.575cm" svg:height="1.954cm" svg:x="10.963cm" svg:y="2.881cm" draw:caption-point-x="-0.43cm" draw:caption-point-y="0.279cm">
              <dc:date>2010-09-28T00:00:00</dc:date>
              <text:p text:style-name="P1"><text:span text:style-name="T1">Based on IPCC Fuel Use emission factors</text:span></text:p>
            </office:annotation>
            <text:p>8.104417776</text:p>
          </table:table-cell>
          <table:table-cell office:value-type="float" office:value="1.892">
            <office:annotation draw:style-name="gr1" draw:text-style-name="P1" svg:width="3.574cm" svg:height="1.954cm" svg:x="16.254cm" svg:y="2.881cm" draw:caption-point-x="-0.429cm" draw:caption-point-y="0.279cm">
              <dc:date>2010-09-28T00:00:00</dc:date>
              <text:p text:style-name="P1"><text:span text:style-name="T1">Based on IPCC Fuel Use emission factors</text:span></text:p>
            </office:annotation>
            <text:p>1.892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b20 biodiesel/diesel</text:p>
          </table:table-cell>
          <table:table-cell table:style-name="ce2" office:value-type="string">
            <text:p>uk</text:p>
          </table:table-cell>
          <table:table-cell office:value-type="float" office:value="8.12">
            <text:p>8.12</text:p>
          </table:table-cell>
          <table:table-cell office:value-type="float" office:value="1.892">
            <text:p>1.892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b20 biodiesel/diesel</text:p>
          </table:table-cell>
          <table:table-cell table:style-name="ce2" office:value-type="string">
            <text:p>us</text:p>
          </table:table-cell>
          <table:table-cell office:value-type="float" office:value="8.12">
            <text:p>8.12</text:p>
          </table:table-cell>
          <table:table-cell office:value-type="float" office:value="1.892">
            <text:p>1.892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cng</text:p>
          </table:table-cell>
          <table:table-cell table:style-name="ce2" office:value-type="string">
            <text:p>other</text:p>
          </table:table-cell>
          <table:table-cell office:value-type="float" office:value="0.007085069468">
            <text:p>0.007085069468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cng</text:p>
          </table:table-cell>
          <table:table-cell table:style-name="ce2" office:value-type="string">
            <text:p>uk</text:p>
          </table:table-cell>
          <table:table-cell office:value-type="float" office:value="0.007218750024">
            <text:p>0.007218750024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cng</text:p>
          </table:table-cell>
          <table:table-cell table:style-name="ce2" office:value-type="string">
            <text:p>us</text:p>
          </table:table-cell>
          <table:table-cell office:value-type="float" office:value="0.007218750024">
            <text:p>0.007218750024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e85 ethanol/gasoline</text:p>
          </table:table-cell>
          <table:table-cell table:style-name="ce2" office:value-type="string">
            <text:p>other</text:p>
          </table:table-cell>
          <table:table-cell office:value-type="float" office:value="1.289810249">
            <office:annotation draw:style-name="gr1" draw:text-style-name="P1" svg:width="3.575cm" svg:height="1.952cm" svg:x="10.963cm" svg:y="5.582cm" draw:caption-point-x="-0.43cm" draw:caption-point-y="0.277cm">
              <dc:date>2010-09-28T00:00:00</dc:date>
              <text:p text:style-name="P1"><text:span text:style-name="T1">Based on IPCC Fuel Use emission factors</text:span></text:p>
            </office:annotation>
            <text:p>1.289810249</text:p>
          </table:table-cell>
          <table:table-cell office:value-type="float" office:value="4.726">
            <office:annotation draw:style-name="gr1" draw:text-style-name="P1" svg:width="3.574cm" svg:height="1.952cm" svg:x="16.254cm" svg:y="5.582cm" draw:caption-point-x="-0.429cm" draw:caption-point-y="0.277cm">
              <dc:date>2010-09-28T00:00:00</dc:date>
              <text:p text:style-name="P1"><text:span text:style-name="T1">Based on IPCC Fuel Use emission factors</text:span></text:p>
            </office:annotation>
            <text:p>4.726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e85 ethanol/gasoline</text:p>
          </table:table-cell>
          <table:table-cell table:style-name="ce2" office:value-type="string">
            <text:p>uk</text:p>
          </table:table-cell>
          <table:table-cell office:value-type="float" office:value="1.3215">
            <text:p>1.3215</text:p>
          </table:table-cell>
          <table:table-cell office:value-type="float" office:value="4.726">
            <text:p>4.726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e85 ethanol/gasoline</text:p>
          </table:table-cell>
          <table:table-cell table:style-name="ce2" office:value-type="string">
            <text:p>us</text:p>
          </table:table-cell>
          <table:table-cell office:value-type="float" office:value="1.3215">
            <text:p>1.3215</text:p>
          </table:table-cell>
          <table:table-cell office:value-type="float" office:value="4.726">
            <text:p>4.726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ethanol</text:p>
          </table:table-cell>
          <table:table-cell table:style-name="ce2" office:value-type="string">
            <text:p>other</text:p>
          </table:table-cell>
          <table:table-cell/>
          <table:table-cell office:value-type="float" office:value="5.56">
            <office:annotation draw:style-name="gr1" draw:text-style-name="P1" svg:width="3.574cm" svg:height="1.952cm" svg:x="16.254cm" svg:y="6.931cm" draw:caption-point-x="-0.429cm" draw:caption-point-y="0.277cm">
              <dc:date>2010-09-28T00:00:00</dc:date>
              <text:p text:style-name="P1"><text:span text:style-name="T1">Based on IPCC Fuel Use emission factors</text:span></text:p>
            </office:annotation>
            <text:p>5.56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ethanol</text:p>
          </table:table-cell>
          <table:table-cell table:style-name="ce2" office:value-type="string">
            <text:p>uk</text:p>
          </table:table-cell>
          <table:table-cell/>
          <table:table-cell office:value-type="float" office:value="5.56">
            <office:annotation draw:style-name="gr1" draw:text-style-name="P1" svg:width="3.574cm" svg:height="1.954cm" svg:x="16.254cm" svg:y="7.379cm" draw:caption-point-x="-0.429cm" draw:caption-point-y="0.279cm">
              <dc:date>2010-09-28T00:00:00</dc:date>
              <text:p text:style-name="P1"><text:span text:style-name="T1">Based on Table 1 (Fuel Use CO2 factors)</text:span></text:p>
            </office:annotation>
            <text:p>5.56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ethanol</text:p>
          </table:table-cell>
          <table:table-cell table:style-name="ce2" office:value-type="string">
            <text:p>us</text:p>
          </table:table-cell>
          <table:table-cell/>
          <table:table-cell office:value-type="float" office:value="5.56">
            <office:annotation draw:style-name="gr1" draw:text-style-name="P1" svg:width="3.574cm" svg:height="1.951cm" svg:x="16.254cm" svg:y="7.832cm" draw:caption-point-x="-0.429cm" draw:caption-point-y="0.276cm">
              <dc:date>2010-09-28T00:00:00</dc:date>
              <text:p text:style-name="P1"><text:span text:style-name="T1">Based on Table 1 (Fuel Use CO2 factors)</text:span></text:p>
            </office:annotation>
            <text:p>5.56</text:p>
          </table:table-cell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gasoline/petrol</text:p>
          </table:table-cell>
          <table:table-cell table:style-name="ce2" office:value-type="string">
            <text:p>other</text:p>
          </table:table-cell>
          <table:table-cell office:value-type="float" office:value="8.598734991">
            <office:annotation draw:style-name="gr1" draw:text-style-name="P1" svg:width="3.575cm" svg:height="1.954cm" svg:x="10.963cm" svg:y="8.279cm" draw:caption-point-x="-0.43cm" draw:caption-point-y="0.279cm">
              <dc:date>2010-09-28T00:00:00</dc:date>
              <text:p text:style-name="P1"><text:span text:style-name="T1">Based on IPCC Fuel Use emission factors</text:span></text:p>
            </office:annotation>
            <text:p>8.598734991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gasoline/petrol</text:p>
          </table:table-cell>
          <table:table-cell table:style-name="ce2" office:value-type="string">
            <text:p>uk</text:p>
          </table:table-cell>
          <table:table-cell office:value-type="float" office:value="8.81">
            <office:annotation draw:style-name="gr1" draw:text-style-name="P1" svg:width="3.575cm" svg:height="1.951cm" svg:x="10.963cm" svg:y="8.732cm" draw:caption-point-x="-0.43cm" draw:caption-point-y="0.276cm">
              <dc:date>2010-09-28T00:00:00</dc:date>
              <text:p text:style-name="P1"><text:span text:style-name="T1">Based on Table 1 (Fuel Use CO2 factors)</text:span></text:p>
            </office:annotation>
            <text:p>8.81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gasoline/petrol</text:p>
          </table:table-cell>
          <table:table-cell table:style-name="ce2" office:value-type="string">
            <text:p>us</text:p>
          </table:table-cell>
          <table:table-cell office:value-type="float" office:value="8.81">
            <office:annotation draw:style-name="gr1" draw:text-style-name="P1" svg:width="3.575cm" svg:height="1.952cm" svg:x="10.963cm" svg:y="9.181cm" draw:caption-point-x="-0.43cm" draw:caption-point-y="0.277cm">
              <dc:date>2010-09-28T00:00:00</dc:date>
              <text:p text:style-name="P1"><text:span text:style-name="T1">Based on Table 1 (Fuel Use CO2 factors)</text:span></text:p>
            </office:annotation>
            <text:p>8.81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jet fuel</text:p>
          </table:table-cell>
          <table:table-cell table:style-name="ce2" office:value-type="string">
            <text:p>other</text:p>
          </table:table-cell>
          <table:table-cell office:value-type="float" office:value="9.428">
            <office:annotation draw:style-name="gr1" draw:text-style-name="P1" svg:width="3.575cm" svg:height="1.952cm" svg:x="10.963cm" svg:y="9.631cm" draw:caption-point-x="-0.43cm" draw:caption-point-y="0.277cm">
              <dc:date>2010-09-28T00:00:00</dc:date>
              <text:p text:style-name="P1"><text:span text:style-name="T1">Based on IPCC Fuel Use emission factors</text:span></text:p>
            </office:annotation>
            <text:p>9.428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jet fuel</text:p>
          </table:table-cell>
          <table:table-cell table:style-name="ce2" office:value-type="string">
            <text:p>uk</text:p>
          </table:table-cell>
          <table:table-cell office:value-type="float" office:value="9.57">
            <office:annotation draw:style-name="gr1" draw:text-style-name="P1" svg:width="3.575cm" svg:height="1.953cm" svg:x="10.963cm" svg:y="10.079cm" draw:caption-point-x="-0.43cm" draw:caption-point-y="0.278cm">
              <dc:date>2010-09-28T00:00:00</dc:date>
              <text:p text:style-name="P1"><text:span text:style-name="T1">Based on Table 1 (Fuel Use CO2 factors)</text:span></text:p>
            </office:annotation>
            <text:p>9.57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jet fuel</text:p>
          </table:table-cell>
          <table:table-cell table:style-name="ce2" office:value-type="string">
            <text:p>us</text:p>
          </table:table-cell>
          <table:table-cell office:value-type="float" office:value="9.57">
            <office:annotation draw:style-name="gr1" draw:text-style-name="P1" svg:width="3.575cm" svg:height="1.951cm" svg:x="10.963cm" svg:y="10.53cm" draw:caption-point-x="-0.43cm" draw:caption-point-y="0.277cm">
              <dc:date>2010-09-28T00:00:00</dc:date>
              <text:p text:style-name="P1"><text:span text:style-name="T1">Based on Table 1 (Fuel Use CO2 factors)</text:span></text:p>
            </office:annotation>
            <text:p>9.57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lng</text:p>
          </table:table-cell>
          <table:table-cell table:style-name="ce2" office:value-type="string">
            <text:p>other</text:p>
          </table:table-cell>
          <table:table-cell office:value-type="float" office:value="4.46">
            <office:annotation draw:style-name="gr1" draw:text-style-name="P1" svg:width="3.575cm" svg:height="1.953cm" svg:x="10.963cm" svg:y="10.98cm" draw:caption-point-x="-0.43cm" draw:caption-point-y="0.277cm">
              <dc:date>2010-09-28T00:00:00</dc:date>
              <text:p text:style-name="P1"><text:span text:style-name="T1">Based on IPCC Fuel Use emission factors</text:span></text:p>
            </office:annotation>
            <text:p>4.46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lng</text:p>
          </table:table-cell>
          <table:table-cell table:style-name="ce2" office:value-type="string">
            <text:p>uk</text:p>
          </table:table-cell>
          <table:table-cell office:value-type="float" office:value="4.46">
            <office:annotation draw:style-name="gr1" draw:text-style-name="P1" svg:width="3.575cm" svg:height="1.952cm" svg:x="10.963cm" svg:y="11.43cm" draw:caption-point-x="-0.43cm" draw:caption-point-y="0.277cm">
              <dc:date>2010-09-28T00:00:00</dc:date>
              <text:p text:style-name="P1"><text:span text:style-name="T1">Based on Table 1 (Fuel Use CO2 factors)</text:span></text:p>
            </office:annotation>
            <text:p>4.46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lng</text:p>
          </table:table-cell>
          <table:table-cell table:style-name="ce2" office:value-type="string">
            <text:p>us</text:p>
          </table:table-cell>
          <table:table-cell office:value-type="float" office:value="4.46">
            <office:annotation draw:style-name="gr1" draw:text-style-name="P1" svg:width="3.575cm" svg:height="1.953cm" svg:x="10.963cm" svg:y="11.879cm" draw:caption-point-x="-0.43cm" draw:caption-point-y="0.278cm">
              <dc:date>2010-09-28T00:00:00</dc:date>
              <text:p text:style-name="P1"><text:span text:style-name="T1">Based on Table 1 (Fuel Use CO2 factors)</text:span></text:p>
            </office:annotation>
            <text:p>4.46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lpg</text:p>
          </table:table-cell>
          <table:table-cell table:style-name="ce2" office:value-type="string">
            <text:p>other</text:p>
          </table:table-cell>
          <table:table-cell office:value-type="float" office:value="6.1">
            <office:annotation draw:style-name="gr1" draw:text-style-name="P1" svg:width="3.575cm" svg:height="1.951cm" svg:x="10.963cm" svg:y="12.331cm" draw:caption-point-x="-0.43cm" draw:caption-point-y="0.276cm">
              <dc:date>2010-09-28T00:00:00</dc:date>
              <text:p text:style-name="P1"><text:span text:style-name="T1">Based on IPCC Fuel Use emission factors</text:span></text:p>
            </office:annotation>
            <text:p>6.1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lpg</text:p>
          </table:table-cell>
          <table:table-cell table:style-name="ce2" office:value-type="string">
            <text:p>uk</text:p>
          </table:table-cell>
          <table:table-cell office:value-type="float" office:value="5.79">
            <office:annotation draw:style-name="gr1" draw:text-style-name="P1" svg:width="3.575cm" svg:height="1.952cm" svg:x="10.963cm" svg:y="12.78cm" draw:caption-point-x="-0.43cm" draw:caption-point-y="0.277cm">
              <dc:date>2010-09-28T00:00:00</dc:date>
              <text:p text:style-name="P1"><text:span text:style-name="T1">Based on Table 1 (Fuel Use CO2 factors)</text:span></text:p>
            </office:annotation>
            <text:p>5.79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lpg</text:p>
          </table:table-cell>
          <table:table-cell table:style-name="ce2" office:value-type="string">
            <text:p>us</text:p>
          </table:table-cell>
          <table:table-cell office:value-type="float" office:value="5.79">
            <office:annotation draw:style-name="gr1" draw:text-style-name="P1" svg:width="3.575cm" svg:height="1.954cm" svg:x="10.963cm" svg:y="13.228cm" draw:caption-point-x="-0.43cm" draw:caption-point-y="0.279cm">
              <dc:date>2010-09-28T00:00:00</dc:date>
              <text:p text:style-name="P1"><text:span text:style-name="T1">Based on Table 1 (Fuel Use CO2 factors)</text:span></text:p>
            </office:annotation>
            <text:p>5.79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on-road diesel fuel</text:p>
          </table:table-cell>
          <table:table-cell table:style-name="ce2" office:value-type="string">
            <text:p>other</text:p>
          </table:table-cell>
          <table:table-cell office:value-type="float" office:value="10.131">
            <office:annotation draw:style-name="gr1" draw:text-style-name="P1" svg:width="3.575cm" svg:height="1.953cm" svg:x="10.963cm" svg:y="13.678cm" draw:caption-point-x="-0.43cm" draw:caption-point-y="0.278cm">
              <dc:date>2010-09-28T00:00:00</dc:date>
              <text:p text:style-name="P1"><text:span text:style-name="T1">Based on IPCC Fuel Use emission factors</text:span></text:p>
            </office:annotation>
            <text:p>10.131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on-road diesel fuel</text:p>
          </table:table-cell>
          <table:table-cell table:style-name="ce2" office:value-type="string">
            <text:p>uk</text:p>
          </table:table-cell>
          <table:table-cell office:value-type="float" office:value="10.15">
            <office:annotation draw:style-name="gr1" draw:text-style-name="P1" svg:width="3.575cm" svg:height="1.951cm" svg:x="10.963cm" svg:y="14.129cm" draw:caption-point-x="-0.43cm" draw:caption-point-y="0.277cm">
              <dc:date>2010-09-28T00:00:00</dc:date>
              <text:p text:style-name="P1"><text:span text:style-name="T1">Based on Table 1 (Fuel Use CO2 factors)</text:span></text:p>
            </office:annotation>
            <text:p>10.15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on-road diesel fuel</text:p>
          </table:table-cell>
          <table:table-cell table:style-name="ce2" office:value-type="string">
            <text:p>us</text:p>
          </table:table-cell>
          <table:table-cell office:value-type="float" office:value="10.15">
            <office:annotation draw:style-name="gr1" draw:text-style-name="P1" svg:width="3.575cm" svg:height="1.952cm" svg:x="10.963cm" svg:y="14.579cm" draw:caption-point-x="-0.43cm" draw:caption-point-y="0.277cm">
              <dc:date>2010-09-28T00:00:00</dc:date>
              <text:p text:style-name="P1"><text:span text:style-name="T1">Based on Table 1 (Fuel Use CO2 factors)</text:span></text:p>
            </office:annotation>
            <text:p>10.15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residual fuel oil (3s 5 and 6)</text:p>
          </table:table-cell>
          <table:table-cell table:style-name="ce2" office:value-type="string">
            <text:p>other</text:p>
          </table:table-cell>
          <table:table-cell office:value-type="float" office:value="11.125">
            <office:annotation draw:style-name="gr1" draw:text-style-name="P1" svg:width="3.575cm" svg:height="1.953cm" svg:x="10.963cm" svg:y="15.028cm" draw:caption-point-x="-0.43cm" draw:caption-point-y="0.278cm">
              <dc:date>2010-09-28T00:00:00</dc:date>
              <text:p text:style-name="P1"><text:span text:style-name="T1">Based on IPCC Fuel Use emission factors</text:span></text:p>
            </office:annotation>
            <text:p>11.125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ce2" office:value-type="string">
            <text:p>residual fuel oil (3s 5 and 6)</text:p>
          </table:table-cell>
          <table:table-cell table:style-name="ce2" office:value-type="string">
            <text:p>uk</text:p>
          </table:table-cell>
          <table:table-cell office:value-type="float" office:value="11.8">
            <office:annotation draw:style-name="gr1" draw:text-style-name="P1" svg:width="3.575cm" svg:height="1.953cm" svg:x="10.963cm" svg:y="15.479cm" draw:caption-point-x="-0.43cm" draw:caption-point-y="0.277cm">
              <dc:date>2010-09-28T00:00:00</dc:date>
              <text:p text:style-name="P1"><text:span text:style-name="T1">Based on Table 1 (Fuel Use CO2 factors)</text:span></text:p>
            </office:annotation>
            <text:p>11.8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1">
          <table:table-cell table:style-name="Default" office:value-type="string">
            <text:p>residual fuel oil (3s 5 and 6)</text:p>
          </table:table-cell>
          <table:table-cell table:style-name="ce2" office:value-type="string">
            <text:p>us</text:p>
          </table:table-cell>
          <table:table-cell office:value-type="float" office:value="11.8">
            <office:annotation draw:style-name="gr1" draw:text-style-name="P1" svg:width="3.575cm" svg:height="1.952cm" svg:x="10.963cm" svg:y="15.929cm" draw:caption-point-x="-0.43cm" draw:caption-point-y="0.277cm">
              <dc:date>2010-09-28T00:00:00</dc:date>
              <text:p text:style-name="P1"><text:span text:style-name="T1">Based on Table 1 (Fuel Use CO2 factors)</text:span></text:p>
            </office:annotation>
            <text:p>11.8</text:p>
          </table:table-cell>
          <table:table-cell/>
          <table:table-cell table:style-name="ce2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13"/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 table:number-rows-repeated="73"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 table:number-rows-repeated="2"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 table:number-rows-repeated="3"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 table:number-rows-repeated="4"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 table:number-rows-repeated="12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ext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>
            <text:p>fuel</text:p>
          </table:table-cell>
          <table:table-cell table:style-name="ce1" office:value-type="string">
            <text:p>useContext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massCH4PerVolume</text:p>
          </table:table-cell>
          <table:table-cell table:style-name="ce1" office:value-type="string">
            <text:p>massN2OPerVolume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source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diesel</text:p>
          </table:table-cell>
          <table:table-cell office:value-type="string">
            <text:p>train</text:p>
          </table:table-cell>
          <table:table-cell office:value-type="string">
            <text:p>uk</text:p>
          </table:table-cell>
          <table:table-cell office:value-type="float" office:value="0.8">
            <office:annotation draw:style-name="gr1" draw:text-style-name="P1" svg:width="3.575cm" svg:height="1.953cm" svg:x="12.241cm" svg:y="0.182cm" draw:caption-point-x="-0.43cm" draw:caption-point-y="0.278cm">
              <dc:date>2010-09-28T00:00:00</dc:date>
              <text:p text:style-name="P1"><text:span text:style-name="T1">Based on Table 2 (Fuel Use CH4/N2O factors)</text:span></text:p>
            </office:annotation>
            <text:p>0.8</text:p>
          </table:table-cell>
          <table:table-cell office:value-type="float" office:value="0.26">
            <office:annotation draw:style-name="gr1" draw:text-style-name="P1" svg:width="3.574cm" svg:height="1.953cm" svg:x="16.033cm" svg:y="0.182cm" draw:caption-point-x="-0.43cm" draw:caption-point-y="0.278cm">
              <dc:date>2010-09-28T00:00:00</dc:date>
              <text:p text:style-name="P1"><text:span text:style-name="T1">Based on Table 2 (Fuel Use CH4/N2O factors)</text:span></text:p>
            </office:annotation>
            <text:p>0.26</text:p>
          </table:table-cell>
          <table:table-cell table:style-name="ce2"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gasoline</text:p>
          </table:table-cell>
          <table:table-cell office:value-type="string">
            <text:p>agricultural equipment</text:p>
          </table:table-cell>
          <table:table-cell office:value-type="string">
            <text:p>uk</text:p>
          </table:table-cell>
          <table:table-cell office:value-type="float" office:value="1.26">
            <text:p>1.26</text:p>
          </table:table-cell>
          <table:table-cell office:value-type="float" office:value="0.22">
            <text:p>0.2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diesel</text:p>
          </table:table-cell>
          <table:table-cell office:value-type="string">
            <text:p>agricultural equipment</text:p>
          </table:table-cell>
          <table:table-cell office:value-type="string">
            <text:p>uk</text:p>
          </table:table-cell>
          <table:table-cell office:value-type="float" office:value="1.44">
            <office:annotation draw:style-name="gr1" draw:text-style-name="P1" svg:width="3.575cm" svg:height="1.952cm" svg:x="12.241cm" svg:y="1.083cm" draw:caption-point-x="-0.43cm" draw:caption-point-y="0.277cm">
              <dc:date>2010-09-28T00:00:00</dc:date>
              <text:p text:style-name="P1"><text:span text:style-name="T1">Based on Table 2 (Fuel Use CH4/N2O factors)</text:span></text:p>
            </office:annotation>
            <text:p>1.44</text:p>
          </table:table-cell>
          <table:table-cell office:value-type="float" office:value="0.26">
            <office:annotation draw:style-name="gr1" draw:text-style-name="P1" svg:width="3.574cm" svg:height="1.952cm" svg:x="16.033cm" svg:y="1.083cm" draw:caption-point-x="-0.43cm" draw:caption-point-y="0.277cm">
              <dc:date>2010-09-28T00:00:00</dc:date>
              <text:p text:style-name="P1"><text:span text:style-name="T1">Based on Table 2 (Fuel Use CH4/N2O factors)</text:span></text:p>
            </office:annotation>
            <text:p>0.2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gasoline</text:p>
          </table:table-cell>
          <table:table-cell office:value-type="string">
            <text:p>construction equipment</text:p>
          </table:table-cell>
          <table:table-cell office:value-type="string">
            <text:p>uk</text:p>
          </table:table-cell>
          <table:table-cell office:value-type="float" office:value="0.5">
            <text:p>0.5</text:p>
          </table:table-cell>
          <table:table-cell office:value-type="float" office:value="0.22">
            <text:p>0.2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diesel</text:p>
          </table:table-cell>
          <table:table-cell office:value-type="string">
            <text:p>construction equipment</text:p>
          </table:table-cell>
          <table:table-cell office:value-type="string">
            <text:p>uk</text:p>
          </table:table-cell>
          <table:table-cell office:value-type="float" office:value="0.58">
            <office:annotation draw:style-name="gr1" draw:text-style-name="P1" svg:width="3.575cm" svg:height="1.952cm" svg:x="12.241cm" svg:y="1.983cm" draw:caption-point-x="-0.43cm" draw:caption-point-y="0.277cm">
              <dc:date>2010-09-28T00:00:00</dc:date>
              <text:p text:style-name="P1"><text:span text:style-name="T1">Based on Table 2 (Fuel Use CH4/N2O factors)</text:span></text:p>
            </office:annotation>
            <text:p>0.58</text:p>
          </table:table-cell>
          <table:table-cell office:value-type="float" office:value="0.26">
            <office:annotation draw:style-name="gr1" draw:text-style-name="P1" svg:width="3.574cm" svg:height="1.952cm" svg:x="16.033cm" svg:y="1.983cm" draw:caption-point-x="-0.43cm" draw:caption-point-y="0.277cm">
              <dc:date>2010-09-28T00:00:00</dc:date>
              <text:p text:style-name="P1"><text:span text:style-name="T1">Based on Table 2 (Fuel Use CH4/N2O factors)</text:span></text:p>
            </office:annotation>
            <text:p>0.2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residual fuel oil</text:p>
          </table:table-cell>
          <table:table-cell office:value-type="string">
            <text:p>ship and boat</text:p>
          </table:table-cell>
          <table:table-cell office:value-type="string">
            <text:p>uk</text:p>
          </table:table-cell>
          <table:table-cell office:value-type="float" office:value="0.86">
            <text:p>0.86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diesel</text:p>
          </table:table-cell>
          <table:table-cell office:value-type="string">
            <text:p>ship and boat</text:p>
          </table:table-cell>
          <table:table-cell office:value-type="string">
            <text:p>uk</text:p>
          </table:table-cell>
          <table:table-cell office:value-type="float" office:value="0.74">
            <office:annotation draw:style-name="gr1" draw:text-style-name="P1" svg:width="3.575cm" svg:height="1.953cm" svg:x="12.241cm" svg:y="2.882cm" draw:caption-point-x="-0.43cm" draw:caption-point-y="0.278cm">
              <dc:date>2010-09-28T00:00:00</dc:date>
              <text:p text:style-name="P1"><text:span text:style-name="T1">Based on Table 2 (Fuel Use CH4/N2O factors)</text:span></text:p>
            </office:annotation>
            <text:p>0.74</text:p>
          </table:table-cell>
          <table:table-cell office:value-type="float" office:value="0.26">
            <office:annotation draw:style-name="gr1" draw:text-style-name="P1" svg:width="3.574cm" svg:height="1.953cm" svg:x="16.033cm" svg:y="2.882cm" draw:caption-point-x="-0.43cm" draw:caption-point-y="0.278cm">
              <dc:date>2010-09-28T00:00:00</dc:date>
              <text:p text:style-name="P1"><text:span text:style-name="T1">Based on Table 2 (Fuel Use CH4/N2O factors)</text:span></text:p>
            </office:annotation>
            <text:p>0.2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gasoline</text:p>
          </table:table-cell>
          <table:table-cell office:value-type="string">
            <text:p>ship and boat</text:p>
          </table:table-cell>
          <table:table-cell office:value-type="string">
            <text:p>uk</text:p>
          </table:table-cell>
          <table:table-cell office:value-type="float" office:value="0.64">
            <text:p>0.64</text:p>
          </table:table-cell>
          <table:table-cell office:value-type="float" office:value="0.22">
            <text:p>0.2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diesel</text:p>
          </table:table-cell>
          <table:table-cell office:value-type="string">
            <text:p>train</text:p>
          </table:table-cell>
          <table:table-cell office:value-type="string">
            <text:p>us</text:p>
          </table:table-cell>
          <table:table-cell office:value-type="float" office:value="0.8">
            <office:annotation draw:style-name="gr1" draw:text-style-name="P1" svg:width="3.575cm" svg:height="1.952cm" svg:x="12.241cm" svg:y="3.782cm" draw:caption-point-x="-0.43cm" draw:caption-point-y="0.277cm">
              <dc:date>2010-09-28T00:00:00</dc:date>
              <text:p text:style-name="P1"><text:span text:style-name="T1">Based on Table 2 (Fuel Use CH4/N2O factors)</text:span></text:p>
            </office:annotation>
            <text:p>0.8</text:p>
          </table:table-cell>
          <table:table-cell office:value-type="float" office:value="0.26">
            <office:annotation draw:style-name="gr1" draw:text-style-name="P1" svg:width="3.574cm" svg:height="1.952cm" svg:x="16.033cm" svg:y="3.782cm" draw:caption-point-x="-0.43cm" draw:caption-point-y="0.277cm">
              <dc:date>2010-09-28T00:00:00</dc:date>
              <text:p text:style-name="P1"><text:span text:style-name="T1">Based on Table 2 (Fuel Use CH4/N2O factors)</text:span></text:p>
            </office:annotation>
            <text:p>0.2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gasoline</text:p>
          </table:table-cell>
          <table:table-cell office:value-type="string">
            <text:p>agricultural equipment</text:p>
          </table:table-cell>
          <table:table-cell office:value-type="string">
            <text:p>us</text:p>
          </table:table-cell>
          <table:table-cell office:value-type="float" office:value="1.26">
            <text:p>1.26</text:p>
          </table:table-cell>
          <table:table-cell office:value-type="float" office:value="0.22">
            <text:p>0.2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diesel</text:p>
          </table:table-cell>
          <table:table-cell office:value-type="string">
            <text:p>agricultural equipment</text:p>
          </table:table-cell>
          <table:table-cell office:value-type="string">
            <text:p>us</text:p>
          </table:table-cell>
          <table:table-cell office:value-type="float" office:value="1.44">
            <office:annotation draw:style-name="gr1" draw:text-style-name="P1" svg:width="3.575cm" svg:height="1.952cm" svg:x="12.241cm" svg:y="4.682cm" draw:caption-point-x="-0.43cm" draw:caption-point-y="0.277cm">
              <dc:date>2010-09-28T00:00:00</dc:date>
              <text:p text:style-name="P1"><text:span text:style-name="T1">Based on Table 2 (Fuel Use CH4/N2O factors)</text:span></text:p>
            </office:annotation>
            <text:p>1.44</text:p>
          </table:table-cell>
          <table:table-cell office:value-type="float" office:value="0.26">
            <office:annotation draw:style-name="gr1" draw:text-style-name="P1" svg:width="3.574cm" svg:height="1.952cm" svg:x="16.033cm" svg:y="4.682cm" draw:caption-point-x="-0.43cm" draw:caption-point-y="0.277cm">
              <dc:date>2010-09-28T00:00:00</dc:date>
              <text:p text:style-name="P1"><text:span text:style-name="T1">Based on Table 2 (Fuel Use CH4/N2O factors)</text:span></text:p>
            </office:annotation>
            <text:p>0.2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gasoline</text:p>
          </table:table-cell>
          <table:table-cell office:value-type="string">
            <text:p>construction equipment</text:p>
          </table:table-cell>
          <table:table-cell office:value-type="string">
            <text:p>us</text:p>
          </table:table-cell>
          <table:table-cell office:value-type="float" office:value="0.5">
            <text:p>0.5</text:p>
          </table:table-cell>
          <table:table-cell office:value-type="float" office:value="0.22">
            <text:p>0.2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  <table:table-row table:style-name="ro1">
          <table:table-cell office:value-type="string">
            <text:p>diesel</text:p>
          </table:table-cell>
          <table:table-cell office:value-type="string">
            <text:p>construction equipment</text:p>
          </table:table-cell>
          <table:table-cell office:value-type="string">
            <text:p>us</text:p>
          </table:table-cell>
          <table:table-cell office:value-type="float" office:value="0.58">
            <office:annotation draw:style-name="gr1" draw:text-style-name="P1" svg:width="3.575cm" svg:height="1.954cm" svg:x="12.241cm" svg:y="5.58cm" draw:caption-point-x="-0.43cm" draw:caption-point-y="0.279cm">
              <dc:date>2010-09-28T00:00:00</dc:date>
              <text:p text:style-name="P1"><text:span text:style-name="T1">Based on Table 2 (Fuel Use CH4/N2O factors)</text:span></text:p>
            </office:annotation>
            <text:p>0.58</text:p>
          </table:table-cell>
          <table:table-cell office:value-type="float" office:value="0.26">
            <office:annotation draw:style-name="gr1" draw:text-style-name="P1" svg:width="3.574cm" svg:height="1.954cm" svg:x="16.033cm" svg:y="5.58cm" draw:caption-point-x="-0.43cm" draw:caption-point-y="0.279cm">
              <dc:date>2010-09-28T00:00:00</dc:date>
              <text:p text:style-name="P1"><text:span text:style-name="T1">Based on Table 2 (Fuel Use CH4/N2O factors)</text:span></text:p>
            </office:annotation>
            <text:p>0.2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1"/>
        </table:table-row>
      </table:table>
      <table:table table:name="other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5" table:default-cell-style-name="ce6"/>
        <table:table-column table:style-name="co18" table:default-cell-style-name="ce6"/>
        <table:table-column table:style-name="co19" table:default-cell-style-name="ce6"/>
        <table:table-column table:style-name="co6" table:number-columns-repeated="1000" table:default-cell-style-name="ce6"/>
        <table:table-column table:style-name="co6" table:number-columns-repeated="1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uel</text:p>
          </table:table-cell>
          <table:table-cell office:value-type="string">
            <text:p>emissionStandard</text:p>
          </table:table-cell>
          <table:table-cell table:style-name="ce1" office:value-type="string">
            <text:p>distancePerVolume</text:p>
          </table:table-cell>
          <table:table-cell table:style-name="ce1" office:value-type="string">
            <text:p>massCO2PerDistance</text:p>
          </table:table-cell>
          <table:table-cell table:style-name="ce1" office:value-type="string">
            <text:p>massBiogenicCO2PerDistance</text:p>
          </table:table-cell>
          <table:table-cell table:style-name="ce1" office:value-type="string">
            <text:p>units</text:p>
          </table:table-cell>
          <table:table-cell table:style-name="Default" office:value-type="string">
            <text:p>source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bus</text:p>
          </table:table-cell>
          <table:table-cell office:value-type="string">
            <text:p>ethanol</text:p>
          </table:table-cell>
          <table:table-cell/>
          <table:table-cell table:style-name="Default" office:value-type="float" office:value="5">
            <text:p>5</text:p>
          </table:table-cell>
          <table:table-cell table:style-name="ce7"/>
          <table:table-cell table:style-name="ce7" office:value-type="float" office:value="1.112">
            <office:annotation draw:style-name="gr1" draw:text-style-name="P1" svg:width="3.576cm" svg:height="1.952cm" svg:x="21.043cm" svg:y="0.183cm" draw:caption-point-x="-0.43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112</text:p>
          </table:table-cell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bus</text:p>
          </table:table-cell>
          <table:table-cell office:value-type="string">
            <text:p>diesel</text:p>
          </table:table-cell>
          <table:table-cell/>
          <table:table-cell table:style-name="Default" office:value-type="float" office:value="3.7">
            <office:annotation draw:style-name="gr1" draw:text-style-name="P1" svg:width="3.577cm" svg:height="1.954cm" svg:x="13.921cm" svg:y="0.631cm" draw:caption-point-x="-0.43cm" draw:caption-point-y="0.279cm">
              <dc:date>2010-09-28T00:00:00</dc:date>
              <text:p text:style-name="P1"><text:span text:style-name="T1">Based on MPG data from Table 5 (On Road Travel - US CH4/N2O factors)</text:span></text:p>
            </office:annotation>
            <text:p>3.7</text:p>
          </table:table-cell>
          <table:table-cell table:style-name="ce7" office:value-type="float" office:value="2.73810810810811">
            <office:annotation draw:style-name="gr1" draw:text-style-name="P1" svg:width="3.573cm" svg:height="1.954cm" svg:x="17.387cm" svg:y="0.631cm" draw:caption-point-x="-0.431cm" draw:caption-point-y="0.279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2.73810810810811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bus</text:p>
          </table:table-cell>
          <table:table-cell office:value-type="string">
            <text:p>gasoline</text:p>
          </table:table-cell>
          <table:table-cell/>
          <table:table-cell table:style-name="Default" office:value-type="float" office:value="5">
            <text:p>5</text:p>
          </table:table-cell>
          <table:table-cell table:style-name="ce7" office:value-type="float" office:value="1.7197469982">
            <office:annotation draw:style-name="gr1" draw:text-style-name="P1" svg:width="3.573cm" svg:height="1.953cm" svg:x="17.387cm" svg:y="1.082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7197469982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string">
            <text:p>1984-1993</text:p>
          </table:table-cell>
          <table:table-cell table:style-name="Default" office:value-type="float" office:value="22.5">
            <office:annotation draw:style-name="gr1" draw:text-style-name="P1" svg:width="3.577cm" svg:height="1.953cm" svg:x="13.921cm" svg:y="1.532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3cm" svg:x="17.387cm" svg:y="1.532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4">
            <text:p>1994</text:p>
          </table:table-cell>
          <table:table-cell table:style-name="Default" office:value-type="float" office:value="22.5"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1cm" svg:x="17.387cm" svg:y="1.984cm" draw:caption-point-x="-0.431cm" draw:caption-point-y="0.276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5">
            <text:p>1995</text:p>
          </table:table-cell>
          <table:table-cell table:style-name="Default" office:value-type="float" office:value="22.5">
            <office:annotation draw:style-name="gr1" draw:text-style-name="P1" svg:width="3.577cm" svg:height="1.951cm" svg:x="13.921cm" svg:y="2.433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1cm" svg:x="17.387cm" svg:y="2.433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6">
            <text:p>1996</text:p>
          </table:table-cell>
          <table:table-cell table:style-name="Default" office:value-type="float" office:value="22.5"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3cm" svg:x="17.387cm" svg:y="2.883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7">
            <text:p>1997</text:p>
          </table:table-cell>
          <table:table-cell table:style-name="Default" office:value-type="float" office:value="22.5">
            <office:annotation draw:style-name="gr1" draw:text-style-name="P1" svg:width="3.577cm" svg:height="1.952cm" svg:x="13.921cm" svg:y="3.332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2cm" svg:x="17.387cm" svg:y="3.332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8">
            <text:p>1998</text:p>
          </table:table-cell>
          <table:table-cell table:style-name="Default" office:value-type="float" office:value="22.5"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2cm" svg:x="17.387cm" svg:y="3.782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9">
            <text:p>1999</text:p>
          </table:table-cell>
          <table:table-cell table:style-name="Default" office:value-type="float" office:value="22.5">
            <office:annotation draw:style-name="gr1" draw:text-style-name="P1" svg:width="3.577cm" svg:height="1.952cm" svg:x="13.921cm" svg:y="4.232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2cm" svg:x="17.387cm" svg:y="4.232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0">
            <text:p>2000</text:p>
          </table:table-cell>
          <table:table-cell table:style-name="Default" office:value-type="float" office:value="22.5"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4cm" svg:x="17.387cm" svg:y="4.68cm" draw:caption-point-x="-0.431cm" draw:caption-point-y="0.279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1">
            <text:p>2001</text:p>
          </table:table-cell>
          <table:table-cell table:style-name="Default" office:value-type="float" office:value="22.5">
            <office:annotation draw:style-name="gr1" draw:text-style-name="P1" svg:width="3.577cm" svg:height="1.953cm" svg:x="13.921cm" svg:y="5.131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3cm" svg:x="17.387cm" svg:y="5.131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2">
            <text:p>2002</text:p>
          </table:table-cell>
          <table:table-cell table:style-name="Default" office:value-type="float" office:value="22.5"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3cm" svg:x="17.387cm" svg:y="5.581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3">
            <text:p>2003</text:p>
          </table:table-cell>
          <table:table-cell table:style-name="Default" office:value-type="float" office:value="22.5">
            <office:annotation draw:style-name="gr1" draw:text-style-name="P1" svg:width="3.577cm" svg:height="1.951cm" svg:x="13.921cm" svg:y="6.033cm" draw:caption-point-x="-0.43cm" draw:caption-point-y="0.276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1cm" svg:x="17.387cm" svg:y="6.033cm" draw:caption-point-x="-0.431cm" draw:caption-point-y="0.276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4">
            <text:p>2004</text:p>
          </table:table-cell>
          <table:table-cell table:style-name="Default" office:value-type="float" office:value="22.5"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1cm" svg:x="17.387cm" svg:y="6.482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string">
            <text:p>2005-present</text:p>
          </table:table-cell>
          <table:table-cell table:style-name="Default" office:value-type="float" office:value="22.5">
            <office:annotation draw:style-name="gr1" draw:text-style-name="P1" svg:width="3.577cm" svg:height="1.953cm" svg:x="13.921cm" svg:y="6.931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table:style-name="ce7" office:value-type="float" office:value="0.3821659996">
            <office:annotation draw:style-name="gr1" draw:text-style-name="P1" svg:width="3.573cm" svg:height="1.953cm" svg:x="17.387cm" svg:y="6.931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82165999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diesel</text:p>
          </table:table-cell>
          <table:table-cell office:value-type="string">
            <text:p>1960-1982</text:p>
          </table:table-cell>
          <table:table-cell table:style-name="Default" office:value-type="float" office:value="22.5">
            <text:p>22.5</text:p>
          </table:table-cell>
          <table:table-cell table:style-name="ce7" office:value-type="float" office:value="0.450266666666667">
            <office:annotation draw:style-name="gr1" draw:text-style-name="P1" svg:width="3.573cm" svg:height="1.952cm" svg:x="17.387cm" svg:y="7.381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450266666666667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diesel</text:p>
          </table:table-cell>
          <table:table-cell office:value-type="string">
            <text:p>1983-present</text:p>
          </table:table-cell>
          <table:table-cell table:style-name="Default" office:value-type="float" office:value="22.5">
            <office:annotation draw:style-name="gr1" draw:text-style-name="P1" svg:width="3.577cm" svg:height="1.952cm" svg:x="13.921cm" svg:y="7.831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table:style-name="ce7" office:value-type="float" office:value="0.450266666666667">
            <office:annotation draw:style-name="gr1" draw:text-style-name="P1" svg:width="3.573cm" svg:height="1.952cm" svg:x="17.387cm" svg:y="7.831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450266666666667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lpg</text:p>
          </table:table-cell>
          <table:table-cell/>
          <table:table-cell table:style-name="Default" office:value-type="float" office:value="16.2">
            <office:annotation draw:style-name="gr1" draw:text-style-name="P1" svg:width="3.577cm" svg:height="1.953cm" svg:x="13.921cm" svg:y="8.28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376543209876543">
            <office:annotation draw:style-name="gr1" draw:text-style-name="P1" svg:width="3.573cm" svg:height="1.953cm" svg:x="17.387cm" svg:y="8.28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76543209876543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ethanol</text:p>
          </table:table-cell>
          <table:table-cell/>
          <table:table-cell table:style-name="Default" office:value-type="float" office:value="16.2">
            <text:p>16.2</text:p>
          </table:table-cell>
          <table:table-cell table:style-name="ce7"/>
          <table:table-cell table:style-name="ce7" office:value-type="float" office:value="0.34320987654321">
            <office:annotation draw:style-name="gr1" draw:text-style-name="P1" svg:width="3.576cm" svg:height="1.953cm" svg:x="21.043cm" svg:y="8.73cm" draw:caption-point-x="-0.43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34320987654321</text:p>
          </table:table-cell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string">
            <text:p>1987-1993</text:p>
          </table:table-cell>
          <table:table-cell table:style-name="Default" office:value-type="float" office:value="16.2">
            <office:annotation draw:style-name="gr1" draw:text-style-name="P1" svg:width="3.577cm" svg:height="1.951cm" svg:x="13.921cm" svg:y="9.182cm" draw:caption-point-x="-0.43cm" draw:caption-point-y="0.276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1cm" svg:x="17.387cm" svg:y="9.182cm" draw:caption-point-x="-0.431cm" draw:caption-point-y="0.276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4">
            <text:p>1994</text:p>
          </table:table-cell>
          <table:table-cell table:style-name="Default" office:value-type="float" office:value="16.2"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1cm" svg:x="17.387cm" svg:y="9.631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5">
            <text:p>1995</text:p>
          </table:table-cell>
          <table:table-cell table:style-name="Default" office:value-type="float" office:value="16.2">
            <office:annotation draw:style-name="gr1" draw:text-style-name="P1" svg:width="3.577cm" svg:height="1.952cm" svg:x="13.921cm" svg:y="10.08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2cm" svg:x="17.387cm" svg:y="10.08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6">
            <text:p>1996</text:p>
          </table:table-cell>
          <table:table-cell table:style-name="Default" office:value-type="float" office:value="16.2"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2cm" svg:x="17.387cm" svg:y="10.53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7">
            <text:p>1997</text:p>
          </table:table-cell>
          <table:table-cell table:style-name="Default" office:value-type="float" office:value="16.2">
            <office:annotation draw:style-name="gr1" draw:text-style-name="P1" svg:width="3.577cm" svg:height="1.952cm" svg:x="13.921cm" svg:y="10.98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2cm" svg:x="17.387cm" svg:y="10.98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8">
            <text:p>1998</text:p>
          </table:table-cell>
          <table:table-cell table:style-name="Default" office:value-type="float" office:value="16.2"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2cm" svg:x="17.387cm" svg:y="11.43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9">
            <text:p>1999</text:p>
          </table:table-cell>
          <table:table-cell table:style-name="Default" office:value-type="float" office:value="16.2">
            <office:annotation draw:style-name="gr1" draw:text-style-name="P1" svg:width="3.577cm" svg:height="1.954cm" svg:x="13.921cm" svg:y="11.878cm" draw:caption-point-x="-0.43cm" draw:caption-point-y="0.279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4cm" svg:x="17.387cm" svg:y="11.878cm" draw:caption-point-x="-0.431cm" draw:caption-point-y="0.279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0">
            <text:p>2000</text:p>
          </table:table-cell>
          <table:table-cell table:style-name="Default" office:value-type="float" office:value="16.2"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3cm" svg:x="17.387cm" svg:y="12.329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1">
            <text:p>2001</text:p>
          </table:table-cell>
          <table:table-cell table:style-name="Default" office:value-type="float" office:value="16.2">
            <office:annotation draw:style-name="gr1" draw:text-style-name="P1" svg:width="3.577cm" svg:height="1.953cm" svg:x="13.921cm" svg:y="12.779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3cm" svg:x="17.387cm" svg:y="12.779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2">
            <text:p>2002</text:p>
          </table:table-cell>
          <table:table-cell table:style-name="Default" office:value-type="float" office:value="16.2"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1cm" svg:x="17.387cm" svg:y="13.231cm" draw:caption-point-x="-0.431cm" draw:caption-point-y="0.276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3">
            <text:p>2003</text:p>
          </table:table-cell>
          <table:table-cell table:style-name="Default" office:value-type="float" office:value="16.2">
            <office:annotation draw:style-name="gr1" draw:text-style-name="P1" svg:width="3.577cm" svg:height="1.951cm" svg:x="13.921cm" svg:y="13.679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1cm" svg:x="17.387cm" svg:y="13.679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4">
            <text:p>2004</text:p>
          </table:table-cell>
          <table:table-cell table:style-name="Default" office:value-type="float" office:value="16.2"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2cm" svg:x="17.387cm" svg:y="14.129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string">
            <text:p>2005-present</text:p>
          </table:table-cell>
          <table:table-cell table:style-name="Default" office:value-type="float" office:value="16.2">
            <office:annotation draw:style-name="gr1" draw:text-style-name="P1" svg:width="3.577cm" svg:height="1.952cm" svg:x="13.921cm" svg:y="14.579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530786110555556">
            <office:annotation draw:style-name="gr1" draw:text-style-name="P1" svg:width="3.573cm" svg:height="1.952cm" svg:x="17.387cm" svg:y="14.579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30786110555556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office:value-type="string">
            <text:p>1960-1982</text:p>
          </table:table-cell>
          <table:table-cell table:style-name="Default" office:value-type="float" office:value="16.2">
            <text:p>16.2</text:p>
          </table:table-cell>
          <table:table-cell table:style-name="ce7" office:value-type="float" office:value="0.62537037037037">
            <office:annotation draw:style-name="gr1" draw:text-style-name="P1" svg:width="3.573cm" svg:height="1.952cm" svg:x="17.387cm" svg:y="15.029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62537037037037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office:value-type="string">
            <text:p>1983-1995</text:p>
          </table:table-cell>
          <table:table-cell table:style-name="Default" office:value-type="float" office:value="16.2">
            <office:annotation draw:style-name="gr1" draw:text-style-name="P1" svg:width="3.577cm" svg:height="1.952cm" svg:x="13.921cm" svg:y="15.479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62537037037037">
            <office:annotation draw:style-name="gr1" draw:text-style-name="P1" svg:width="3.573cm" svg:height="1.952cm" svg:x="17.387cm" svg:y="15.479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62537037037037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office:value-type="string">
            <text:p>1996-present</text:p>
          </table:table-cell>
          <table:table-cell table:style-name="Default" office:value-type="float" office:value="16.2">
            <office:annotation draw:style-name="gr1" draw:text-style-name="P1" svg:width="3.577cm" svg:height="1.954cm" svg:x="13.921cm" svg:y="15.927cm" draw:caption-point-x="-0.43cm" draw:caption-point-y="0.279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table:style-name="ce7" office:value-type="float" office:value="0.62537037037037">
            <office:annotation draw:style-name="gr1" draw:text-style-name="P1" svg:width="3.573cm" svg:height="1.954cm" svg:x="17.387cm" svg:y="15.927cm" draw:caption-point-x="-0.431cm" draw:caption-point-y="0.279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62537037037037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string">
            <text:p>1985-1986</text:p>
          </table:table-cell>
          <table:table-cell table:style-name="Default" office:value-type="float" office:value="8.8">
            <text:p>8.8</text:p>
          </table:table-cell>
          <table:table-cell table:style-name="ce7" office:value-type="float" office:value="0.97712897625"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87">
            <text:p>1987</text:p>
          </table:table-cell>
          <table:table-cell table:style-name="Default" office:value-type="float" office:value="8.8">
            <office:annotation draw:style-name="gr1" draw:text-style-name="P1" svg:width="3.577cm" svg:height="1.951cm" svg:x="13.921cm" svg:y="16.83cm" draw:caption-point-x="-0.43cm" draw:caption-point-y="0.276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table:style-name="ce7" office:value-type="float" office:value="0.97712897625">
            <office:annotation draw:style-name="gr1" draw:text-style-name="P1" svg:width="3.573cm" svg:height="1.951cm" svg:x="17.387cm" svg:y="16.83cm" draw:caption-point-x="-0.431cm" draw:caption-point-y="0.276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string">
            <text:p>1988-1989</text:p>
          </table:table-cell>
          <table:table-cell table:style-name="Default" office:value-type="float" office:value="8.8">
            <text:p>8.8</text:p>
          </table:table-cell>
          <table:table-cell table:style-name="ce7" office:value-type="float" office:value="0.97712897625"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string">
            <text:p>1990-1995</text:p>
          </table:table-cell>
          <table:table-cell table:style-name="Default" office:value-type="float" office:value="8.8">
            <office:annotation draw:style-name="gr1" draw:text-style-name="P1" svg:width="3.577cm" svg:height="1.952cm" svg:x="13.921cm" svg:y="17.728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table:style-name="ce7" office:value-type="float" office:value="0.97712897625">
            <office:annotation draw:style-name="gr1" draw:text-style-name="P1" svg:width="3.573cm" svg:height="1.952cm" svg:x="17.387cm" svg:y="17.728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96">
            <text:p>1996</text:p>
          </table:table-cell>
          <table:table-cell table:style-name="Default" office:value-type="float" office:value="8.8">
            <text:p>8.8</text:p>
          </table:table-cell>
          <table:table-cell table:style-name="ce7" office:value-type="float" office:value="0.97712897625"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97">
            <text:p>1997</text:p>
          </table:table-cell>
          <table:table-cell table:style-name="Default" office:value-type="float" office:value="8.8">
            <office:annotation draw:style-name="gr1" draw:text-style-name="P1" svg:width="3.577cm" svg:height="1.952cm" svg:x="13.921cm" svg:y="18.628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table:style-name="ce7" office:value-type="float" office:value="0.97712897625">
            <office:annotation draw:style-name="gr1" draw:text-style-name="P1" svg:width="3.573cm" svg:height="1.952cm" svg:x="17.387cm" svg:y="18.628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98">
            <text:p>1998</text:p>
          </table:table-cell>
          <table:table-cell table:style-name="Default" office:value-type="float" office:value="8.8">
            <text:p>8.8</text:p>
          </table:table-cell>
          <table:table-cell table:style-name="ce7" office:value-type="float" office:value="0.97712897625"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99">
            <text:p>1999</text:p>
          </table:table-cell>
          <table:table-cell table:style-name="Default" office:value-type="float" office:value="8.8">
            <office:annotation draw:style-name="gr1" draw:text-style-name="P1" svg:width="3.577cm" svg:height="1.954cm" svg:x="13.921cm" svg:y="19.526cm" draw:caption-point-x="-0.43cm" draw:caption-point-y="0.279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table:style-name="ce7" office:value-type="float" office:value="0.97712897625">
            <office:annotation draw:style-name="gr1" draw:text-style-name="P1" svg:width="3.573cm" svg:height="1.954cm" svg:x="17.387cm" svg:y="19.526cm" draw:caption-point-x="-0.431cm" draw:caption-point-y="0.279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0">
            <text:p>2000</text:p>
          </table:table-cell>
          <table:table-cell table:style-name="Default" office:value-type="float" office:value="8.8">
            <text:p>8.8</text:p>
          </table:table-cell>
          <table:table-cell table:style-name="ce7" office:value-type="float" office:value="0.97712897625"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1">
            <text:p>2001</text:p>
          </table:table-cell>
          <table:table-cell table:style-name="Default" office:value-type="float" office:value="8.8">
            <office:annotation draw:style-name="gr1" draw:text-style-name="P1" svg:width="3.577cm" svg:height="1.953cm" svg:x="13.921cm" svg:y="20.426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table:style-name="ce7" office:value-type="float" office:value="0.97712897625">
            <office:annotation draw:style-name="gr1" draw:text-style-name="P1" svg:width="3.573cm" svg:height="1.953cm" svg:x="17.387cm" svg:y="20.426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2">
            <text:p>2002</text:p>
          </table:table-cell>
          <table:table-cell table:style-name="Default" office:value-type="float" office:value="8.8">
            <text:p>8.8</text:p>
          </table:table-cell>
          <table:table-cell table:style-name="ce7" office:value-type="float" office:value="0.97712897625"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3">
            <text:p>2003</text:p>
          </table:table-cell>
          <table:table-cell table:style-name="Default" office:value-type="float" office:value="8.8">
            <office:annotation draw:style-name="gr1" draw:text-style-name="P1" svg:width="3.577cm" svg:height="1.951cm" svg:x="13.921cm" svg:y="21.327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table:style-name="ce7" office:value-type="float" office:value="0.97712897625">
            <office:annotation draw:style-name="gr1" draw:text-style-name="P1" svg:width="3.573cm" svg:height="1.951cm" svg:x="17.387cm" svg:y="21.327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4">
            <text:p>2004</text:p>
          </table:table-cell>
          <table:table-cell table:style-name="Default" office:value-type="float" office:value="8.8">
            <text:p>8.8</text:p>
          </table:table-cell>
          <table:table-cell table:style-name="ce7" office:value-type="float" office:value="0.97712897625"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string">
            <text:p>2005-present</text:p>
          </table:table-cell>
          <table:table-cell table:style-name="Default" office:value-type="float" office:value="8.8">
            <office:annotation draw:style-name="gr1" draw:text-style-name="P1" svg:width="3.577cm" svg:height="1.952cm" svg:x="13.921cm" svg:y="22.227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table:style-name="ce7" office:value-type="float" office:value="0.97712897625">
            <office:annotation draw:style-name="gr1" draw:text-style-name="P1" svg:width="3.573cm" svg:height="1.952cm" svg:x="17.387cm" svg:y="22.227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977128976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diesel</text:p>
          </table:table-cell>
          <table:table-cell office:value-type="string">
            <text:p>1960-present</text:p>
          </table:table-cell>
          <table:table-cell table:style-name="Default" office:value-type="float" office:value="8.8">
            <text:p>8.8</text:p>
          </table:table-cell>
          <table:table-cell table:style-name="ce7" office:value-type="float" office:value="1.15125">
            <office:annotation draw:style-name="gr1" draw:text-style-name="P1" svg:width="3.573cm" svg:height="1.952cm" svg:x="17.387cm" svg:y="22.677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1512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lng</text:p>
          </table:table-cell>
          <table:table-cell/>
          <table:table-cell table:style-name="Default" office:value-type="float" office:value="8.8">
            <office:annotation draw:style-name="gr1" draw:text-style-name="P1" svg:width="3.577cm" svg:height="1.954cm" svg:x="13.921cm" svg:y="23.125cm" draw:caption-point-x="-0.43cm" draw:caption-point-y="0.279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table:style-name="ce7" office:value-type="float" office:value="0.506818181818182">
            <office:annotation draw:style-name="gr1" draw:text-style-name="P1" svg:width="3.573cm" svg:height="1.954cm" svg:x="17.387cm" svg:y="23.125cm" draw:caption-point-x="-0.431cm" draw:caption-point-y="0.279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506818181818182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lpg</text:p>
          </table:table-cell>
          <table:table-cell/>
          <table:table-cell table:style-name="Default" office:value-type="float" office:value="8.8">
            <office:annotation draw:style-name="gr1" draw:text-style-name="P1" svg:width="3.577cm" svg:height="1.953cm" svg:x="13.921cm" svg:y="23.576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table:style-name="ce7" office:value-type="float" office:value="0.693181818181818">
            <office:annotation draw:style-name="gr1" draw:text-style-name="P1" svg:width="3.573cm" svg:height="1.953cm" svg:x="17.387cm" svg:y="23.576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69318181818181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ethanol</text:p>
          </table:table-cell>
          <table:table-cell/>
          <table:table-cell table:style-name="Default" office:value-type="float" office:value="8.8">
            <text:p>8.8</text:p>
          </table:table-cell>
          <table:table-cell table:style-name="ce7"/>
          <table:table-cell table:style-name="ce7" office:value-type="float" office:value="0.631818181818182">
            <office:annotation draw:style-name="gr1" draw:text-style-name="P1" svg:width="3.576cm" svg:height="1.953cm" svg:x="21.043cm" svg:y="24.025cm" draw:caption-point-x="-0.43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631818181818182</text:p>
          </table:table-cell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string">
            <text:p>1985-1986</text:p>
          </table:table-cell>
          <table:table-cell table:style-name="Default" office:value-type="float" office:value="5.9">
            <office:annotation draw:style-name="gr1" draw:text-style-name="P1" svg:width="3.577cm" svg:height="1.951cm" svg:x="13.921cm" svg:y="24.476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1.45741271033898">
            <office:annotation draw:style-name="gr1" draw:text-style-name="P1" svg:width="3.573cm" svg:height="1.951cm" svg:x="17.387cm" svg:y="24.476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87">
            <text:p>1987</text:p>
          </table:table-cell>
          <table:table-cell table:style-name="Default" office:value-type="float" office:value="5.9">
            <office:annotation draw:style-name="gr1" draw:text-style-name="P1" svg:width="3.577cm" svg:height="1.952cm" svg:x="13.921cm" svg:y="24.926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1.45741271033898">
            <office:annotation draw:style-name="gr1" draw:text-style-name="P1" svg:width="3.573cm" svg:height="1.952cm" svg:x="17.387cm" svg:y="24.926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string">
            <text:p>1988-1989</text:p>
          </table:table-cell>
          <table:table-cell table:style-name="Default" office:value-type="float" office:value="5.9">
            <text:p>5.9</text:p>
          </table:table-cell>
          <table:table-cell table:style-name="ce7" office:value-type="float" office:value="1.45741271033898"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string">
            <text:p>1990-1995</text:p>
          </table:table-cell>
          <table:table-cell table:style-name="Default" office:value-type="float" office:value="5.9">
            <office:annotation draw:style-name="gr1" draw:text-style-name="P1" svg:width="3.577cm" svg:height="1.952cm" svg:x="13.921cm" svg:y="25.826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1.45741271033898">
            <office:annotation draw:style-name="gr1" draw:text-style-name="P1" svg:width="3.573cm" svg:height="1.952cm" svg:x="17.387cm" svg:y="25.826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96">
            <text:p>1996</text:p>
          </table:table-cell>
          <table:table-cell table:style-name="Default" office:value-type="float" office:value="5.9">
            <text:p>5.9</text:p>
          </table:table-cell>
          <table:table-cell table:style-name="ce7" office:value-type="float" office:value="1.45741271033898"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97">
            <text:p>1997</text:p>
          </table:table-cell>
          <table:table-cell table:style-name="Default" office:value-type="float" office:value="5.9">
            <office:annotation draw:style-name="gr1" draw:text-style-name="P1" svg:width="3.577cm" svg:height="1.954cm" svg:x="13.921cm" svg:y="26.724cm" draw:caption-point-x="-0.43cm" draw:caption-point-y="0.279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1.45741271033898">
            <office:annotation draw:style-name="gr1" draw:text-style-name="P1" svg:width="3.573cm" svg:height="1.954cm" svg:x="17.387cm" svg:y="26.724cm" draw:caption-point-x="-0.431cm" draw:caption-point-y="0.279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98">
            <text:p>1998</text:p>
          </table:table-cell>
          <table:table-cell table:style-name="Default" office:value-type="float" office:value="5.9">
            <text:p>5.9</text:p>
          </table:table-cell>
          <table:table-cell table:style-name="ce7" office:value-type="float" office:value="1.45741271033898"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99">
            <text:p>1999</text:p>
          </table:table-cell>
          <table:table-cell table:style-name="Default" office:value-type="float" office:value="5.9">
            <office:annotation draw:style-name="gr1" draw:text-style-name="P1" svg:width="3.577cm" svg:height="1.953cm" svg:x="13.921cm" svg:y="27.624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1.45741271033898">
            <office:annotation draw:style-name="gr1" draw:text-style-name="P1" svg:width="3.573cm" svg:height="1.953cm" svg:x="17.387cm" svg:y="27.624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0">
            <text:p>2000</text:p>
          </table:table-cell>
          <table:table-cell table:style-name="Default" office:value-type="float" office:value="5.9">
            <text:p>5.9</text:p>
          </table:table-cell>
          <table:table-cell table:style-name="ce7" office:value-type="float" office:value="1.45741271033898"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1">
            <text:p>2001</text:p>
          </table:table-cell>
          <table:table-cell table:style-name="Default" office:value-type="float" office:value="5.9">
            <office:annotation draw:style-name="gr1" draw:text-style-name="P1" svg:width="3.577cm" svg:height="1.951cm" svg:x="13.921cm" svg:y="28.525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1.45741271033898">
            <office:annotation draw:style-name="gr1" draw:text-style-name="P1" svg:width="3.573cm" svg:height="1.951cm" svg:x="17.387cm" svg:y="28.525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2">
            <text:p>2002</text:p>
          </table:table-cell>
          <table:table-cell table:style-name="Default" office:value-type="float" office:value="5.9">
            <text:p>5.9</text:p>
          </table:table-cell>
          <table:table-cell table:style-name="ce7" office:value-type="float" office:value="1.45741271033898"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3">
            <text:p>2003</text:p>
          </table:table-cell>
          <table:table-cell table:style-name="Default" office:value-type="float" office:value="5.9">
            <office:annotation draw:style-name="gr1" draw:text-style-name="P1" svg:width="3.577cm" svg:height="1.952cm" svg:x="13.921cm" svg:y="29.425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1.45741271033898">
            <office:annotation draw:style-name="gr1" draw:text-style-name="P1" svg:width="3.573cm" svg:height="1.952cm" svg:x="17.387cm" svg:y="29.425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4">
            <text:p>2004</text:p>
          </table:table-cell>
          <table:table-cell table:style-name="Default" office:value-type="float" office:value="5.9">
            <text:p>5.9</text:p>
          </table:table-cell>
          <table:table-cell table:style-name="ce7" office:value-type="float" office:value="1.45741271033898"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string">
            <text:p>2005-present</text:p>
          </table:table-cell>
          <table:table-cell table:style-name="Default" office:value-type="float" office:value="5.9">
            <office:annotation draw:style-name="gr1" draw:text-style-name="P1" svg:width="3.577cm" svg:height="1.952cm" svg:x="13.921cm" svg:y="30.325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1.45741271033898">
            <office:annotation draw:style-name="gr1" draw:text-style-name="P1" svg:width="3.573cm" svg:height="1.952cm" svg:x="17.387cm" svg:y="30.325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4574127103389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diesel</text:p>
          </table:table-cell>
          <table:table-cell office:value-type="string">
            <text:p>1960-present</text:p>
          </table:table-cell>
          <table:table-cell table:style-name="Default" office:value-type="float" office:value="5.9">
            <text:p>5.9</text:p>
          </table:table-cell>
          <table:table-cell table:style-name="ce7" office:value-type="float" office:value="1.7171186440678">
            <office:annotation draw:style-name="gr1" draw:text-style-name="P1" svg:width="3.573cm" svg:height="1.953cm" svg:x="17.387cm" svg:y="30.773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7171186440678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lng</text:p>
          </table:table-cell>
          <table:table-cell/>
          <table:table-cell table:style-name="Default" office:value-type="float" office:value="5.9">
            <office:annotation draw:style-name="gr1" draw:text-style-name="P1" svg:width="3.577cm" svg:height="1.953cm" svg:x="13.921cm" svg:y="31.223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0.75593220338983">
            <office:annotation draw:style-name="gr1" draw:text-style-name="P1" svg:width="3.573cm" svg:height="1.953cm" svg:x="17.387cm" svg:y="31.223cm" draw:caption-point-x="-0.431cm" draw:caption-point-y="0.278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75593220338983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lpg</text:p>
          </table:table-cell>
          <table:table-cell/>
          <table:table-cell table:style-name="Default" office:value-type="float" office:value="5.9">
            <office:annotation draw:style-name="gr1" draw:text-style-name="P1" svg:width="3.577cm" svg:height="1.951cm" svg:x="13.921cm" svg:y="31.675cm" draw:caption-point-x="-0.43cm" draw:caption-point-y="0.276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table:style-name="ce7" office:value-type="float" office:value="1.03389830508475">
            <office:annotation draw:style-name="gr1" draw:text-style-name="P1" svg:width="3.573cm" svg:height="1.951cm" svg:x="17.387cm" svg:y="31.675cm" draw:caption-point-x="-0.431cm" draw:caption-point-y="0.276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1.03389830508475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ethanol</text:p>
          </table:table-cell>
          <table:table-cell/>
          <table:table-cell table:style-name="Default" office:value-type="float" office:value="5.9">
            <text:p>5.9</text:p>
          </table:table-cell>
          <table:table-cell table:style-name="ce7"/>
          <table:table-cell table:style-name="ce7" office:value-type="float" office:value="0.942372881355932">
            <office:annotation draw:style-name="gr1" draw:text-style-name="P1" svg:width="3.576cm" svg:height="1.951cm" svg:x="21.043cm" svg:y="32.124cm" draw:caption-point-x="-0.43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942372881355932</text:p>
          </table:table-cell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motorbike</text:p>
          </table:table-cell>
          <table:table-cell office:value-type="string">
            <text:p>diesel</text:p>
          </table:table-cell>
          <table:table-cell office:value-type="string">
            <text:p>non-catalyst control</text:p>
          </table:table-cell>
          <table:table-cell table:style-name="Default" office:value-type="float" office:value="50">
            <office:annotation draw:style-name="gr1" draw:text-style-name="P1" svg:width="3.577cm" svg:height="1.952cm" svg:x="13.921cm" svg:y="32.574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0</text:p>
          </table:table-cell>
          <table:table-cell table:style-name="ce7" office:value-type="float" office:value="0.20262">
            <office:annotation draw:style-name="gr1" draw:text-style-name="P1" svg:width="3.573cm" svg:height="1.952cm" svg:x="17.387cm" svg:y="32.574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20262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motorbike</text:p>
          </table:table-cell>
          <table:table-cell office:value-type="string">
            <text:p>diesel</text:p>
          </table:table-cell>
          <table:table-cell office:value-type="string">
            <text:p>uncontrolled</text:p>
          </table:table-cell>
          <table:table-cell table:style-name="Default" office:value-type="float" office:value="50">
            <text:p>50</text:p>
          </table:table-cell>
          <table:table-cell table:style-name="ce7" office:value-type="float" office:value="0.20262">
            <office:annotation draw:style-name="gr1" draw:text-style-name="P1" svg:width="3.573cm" svg:height="1.952cm" svg:x="17.387cm" svg:y="33.024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20262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1">
          <table:table-cell office:value-type="string">
            <text:p>motorbike</text:p>
          </table:table-cell>
          <table:table-cell office:value-type="string">
            <text:p>diesel</text:p>
          </table:table-cell>
          <table:table-cell office:value-type="string">
            <text:p>control unknown</text:p>
          </table:table-cell>
          <table:table-cell table:style-name="Default" office:value-type="float" office:value="50">
            <office:annotation draw:style-name="gr1" draw:text-style-name="P1" svg:width="3.577cm" svg:height="1.952cm" svg:x="13.921cm" svg:y="33.474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0</text:p>
          </table:table-cell>
          <table:table-cell table:style-name="ce7" office:value-type="float" office:value="0.20262">
            <office:annotation draw:style-name="gr1" draw:text-style-name="P1" svg:width="3.573cm" svg:height="1.952cm" svg:x="17.387cm" svg:y="33.474cm" draw:caption-point-x="-0.431cm" draw:caption-point-y="0.277cm">
              <dc:date>2010-09-28T00:00:00</dc:date>
              <text:p text:style-name="P1"><text:span text:style-name="T1">Derived by dividing the Fuel Use emission factors (from IPCC) by the MPG (from Table 5)</text:span></text:p>
            </office:annotation>
            <text:p>0.20262</text:p>
          </table:table-cell>
          <table:table-cell table:style-name="ce7"/>
          <table:table-cell table:style-name="Default"/>
          <table:table-cell table:style-name="Default" office:value-type="string">
            <text:p>http://www.ghgprotocol.org/calculation-tools/all-tools</text:p>
          </table:table-cell>
          <table:table-cell table:style-name="Default" table:number-columns-repeated="1001"/>
          <table:table-cell table:number-columns-repeated="15"/>
        </table:table-row>
        <table:table-row table:style-name="ro2" table:number-rows-repeated="67">
          <table:table-cell table:number-columns-repeated="3"/>
          <table:table-cell table:style-name="ce4" table:number-columns-repeated="5"/>
          <table:table-cell table:style-name="ce8"/>
          <table:table-cell table:style-name="ce4" table:number-columns-repeated="2"/>
          <table:table-cell table:style-name="ce8"/>
          <table:table-cell table:style-name="ce4" table:number-columns-repeated="2"/>
          <table:table-cell table:number-columns-repeated="1010"/>
        </table:table-row>
        <table:table-row table:style-name="ro2" table:number-rows-repeated="45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4" table:number-columns-repeated="6"/>
          <table:table-cell table:number-columns-repeated="1015"/>
        </table:table-row>
        <table:table-row table:style-name="ro2" table:number-rows-repeated="1048362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11" table:number-columns-repeated="4" table:default-cell-style-name="ce7"/>
        <table:table-column table:style-name="co11" table:number-columns-repeated="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uel</text:p>
          </table:table-cell>
          <table:table-cell office:value-type="string">
            <text:p>emissionStandard</text:p>
          </table:table-cell>
          <table:table-cell table:style-name="ce1" office:value-type="string">
            <text:p>massCH4PerDistance</text:p>
          </table:table-cell>
          <table:table-cell table:style-name="ce1" office:value-type="string">
            <text:p>massN2OPerDistance</text:p>
          </table:table-cell>
          <table:table-cell table:style-name="ce1" office:value-type="string">
            <text:p>distancePerVolume</text:p>
          </table:table-cell>
          <table:table-cell table:style-name="ce1" office:value-type="string">
            <text:p>massCO2PerDistance</text:p>
          </table:table-cell>
          <table:table-cell table:style-name="ce1" office:value-type="string">
            <text:p>massBiogenicCO2PerDistance</text:p>
          </table:table-cell>
          <table:table-cell table:style-name="ce1" office:value-type="string">
            <text:p>massCH4PerVolume</text:p>
          </table:table-cell>
          <table:table-cell table:style-name="ce1" office:value-type="string">
            <text:p>massN2OPerVolume</text:p>
          </table:table-cell>
          <table:table-cell table:style-name="ce1" office:value-type="string">
            <text:p>units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bus</text:p>
          </table:table-cell>
          <table:table-cell office:value-type="string">
            <text:p>ethanol</text:p>
          </table:table-cell>
          <table:table-cell/>
          <table:table-cell office:value-type="float" office:value="0.197">
            <text:p>0.197</text:p>
          </table:table-cell>
          <table:table-cell office:value-type="float" office:value="0.175">
            <text:p>0.175</text:p>
          </table:table-cell>
          <table:table-cell office:value-type="float" office:value="5">
            <text:p>5</text:p>
          </table:table-cell>
          <table:table-cell/>
          <table:table-cell office:value-type="float" office:value="1.112">
            <office:annotation draw:style-name="gr1" draw:text-style-name="P1" svg:width="3.576cm" svg:height="1.953cm" svg:x="23.614cm" svg:y="0.182cm" draw:caption-point-x="-0.43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112</text:p>
          </table:table-cell>
          <table:table-cell office:value-type="float" office:value="0.985">
            <text:p>0.985</text:p>
          </table:table-cell>
          <table:table-cell office:value-type="float" office:value="0.875">
            <text:p>0.87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bus</text:p>
          </table:table-cell>
          <table:table-cell office:value-type="string">
            <text:p>diesel</text:p>
          </table:table-cell>
          <table:table-cell/>
          <table:table-cell office:value-type="float" office:value="0.0051">
            <office:annotation draw:style-name="gr1" draw:text-style-name="P1" svg:width="3.575cm" svg:height="1.953cm" svg:x="14.582cm" svg:y="0.632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051</text:p>
          </table:table-cell>
          <table:table-cell office:value-type="float" office:value="0.0048">
            <office:annotation draw:style-name="gr1" draw:text-style-name="P1" svg:width="3.572cm" svg:height="1.953cm" svg:x="16.839cm" svg:y="0.632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048</text:p>
          </table:table-cell>
          <table:table-cell office:value-type="float" office:value="3.7">
            <office:annotation draw:style-name="gr1" draw:text-style-name="P1" svg:width="3.577cm" svg:height="1.953cm" svg:x="19.098cm" svg:y="0.632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3.7</text:p>
          </table:table-cell>
          <table:table-cell office:value-type="float" office:value="2.74324324324324">
            <text:p>2.74324324324324</text:p>
          </table:table-cell>
          <table:table-cell/>
          <table:table-cell office:value-type="float" office:value="0.01887">
            <office:annotation draw:style-name="gr1" draw:text-style-name="P1" svg:width="3.575cm" svg:height="1.951cm" svg:x="25.872cm" svg:y="0.634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01887</text:p>
          </table:table-cell>
          <table:table-cell office:value-type="float" office:value="0.01776">
            <office:annotation draw:style-name="gr1" draw:text-style-name="P1" svg:width="3.574cm" svg:height="1.951cm" svg:x="28.13cm" svg:y="0.634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0177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bus</text:p>
          </table:table-cell>
          <table:table-cell office:value-type="string">
            <text:p>gasoline</text:p>
          </table:table-cell>
          <table:table-cell/>
          <table:table-cell office:value-type="float" office:value="0.021">
            <text:p>0.021</text:p>
          </table:table-cell>
          <table:table-cell office:value-type="float" office:value="0.017">
            <text:p>0.017</text:p>
          </table:table-cell>
          <table:table-cell office:value-type="float" office:value="5">
            <text:p>5</text:p>
          </table:table-cell>
          <table:table-cell office:value-type="float" office:value="1.762">
            <office:annotation draw:style-name="gr1" draw:text-style-name="P1" svg:width="3.573cm" svg:height="1.951cm" svg:x="21.357cm" svg:y="1.084cm" draw:caption-point-x="-0.431cm" draw:caption-point-y="0.276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762</text:p>
          </table:table-cell>
          <table:table-cell/>
          <table:table-cell office:value-type="float" office:value="0.105">
            <text:p>0.105</text:p>
          </table:table-cell>
          <table:table-cell office:value-type="float" office:value="0.085">
            <text:p>0.08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string">
            <text:p>1984-1993</text:p>
          </table:table-cell>
          <table:table-cell office:value-type="float" office:value="0.0704">
            <office:annotation draw:style-name="gr1" draw:text-style-name="P1" svg:width="3.575cm" svg:height="1.951cm" svg:x="14.582cm" svg:y="1.533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704</text:p>
          </table:table-cell>
          <table:table-cell office:value-type="float" office:value="0.0647">
            <office:annotation draw:style-name="gr1" draw:text-style-name="P1" svg:width="3.572cm" svg:height="1.951cm" svg:x="16.839cm" svg:y="1.533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647</text:p>
          </table:table-cell>
          <table:table-cell office:value-type="float" office:value="22.5">
            <office:annotation draw:style-name="gr1" draw:text-style-name="P1" svg:width="3.577cm" svg:height="1.951cm" svg:x="19.098cm" svg:y="1.533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office:value-type="float" office:value="0.391555555555556">
            <text:p>0.391555555555556</text:p>
          </table:table-cell>
          <table:table-cell/>
          <table:table-cell office:value-type="float" office:value="1.584">
            <office:annotation draw:style-name="gr1" draw:text-style-name="P1" svg:width="3.575cm" svg:height="1.952cm" svg:x="25.872cm" svg:y="1.533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584</text:p>
          </table:table-cell>
          <table:table-cell office:value-type="float" office:value="1.45575">
            <office:annotation draw:style-name="gr1" draw:text-style-name="P1" svg:width="3.574cm" svg:height="1.952cm" svg:x="28.13cm" svg:y="1.533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4557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4">
            <text:p>1994</text:p>
          </table:table-cell>
          <table:table-cell office:value-type="float" office:value="0.0531">
            <text:p>0.0531</text:p>
          </table:table-cell>
          <table:table-cell office:value-type="float" office:value="0.056">
            <text:p>0.056</text:p>
          </table:table-cell>
          <table:table-cell office:value-type="float" office:value="22.5">
            <text:p>22.5</text:p>
          </table:table-cell>
          <table:table-cell office:value-type="float" office:value="0.391555555555556">
            <office:annotation draw:style-name="gr1" draw:text-style-name="P1" svg:width="3.573cm" svg:height="1.952cm" svg:x="21.357cm" svg:y="1.983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391555555555556</text:p>
          </table:table-cell>
          <table:table-cell/>
          <table:table-cell office:value-type="float" office:value="1.19475">
            <text:p>1.19475</text:p>
          </table:table-cell>
          <table:table-cell office:value-type="float" office:value="1.26">
            <text:p>1.2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5">
            <text:p>1995</text:p>
          </table:table-cell>
          <table:table-cell office:value-type="float" office:value="0.0358">
            <office:annotation draw:style-name="gr1" draw:text-style-name="P1" svg:width="3.575cm" svg:height="1.952cm" svg:x="14.582cm" svg:y="2.433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358</text:p>
          </table:table-cell>
          <table:table-cell office:value-type="float" office:value="0.0473">
            <office:annotation draw:style-name="gr1" draw:text-style-name="P1" svg:width="3.572cm" svg:height="1.952cm" svg:x="16.839cm" svg:y="2.433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473</text:p>
          </table:table-cell>
          <table:table-cell office:value-type="float" office:value="22.5">
            <office:annotation draw:style-name="gr1" draw:text-style-name="P1" svg:width="3.577cm" svg:height="1.952cm" svg:x="19.098cm" svg:y="2.433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office:value-type="float" office:value="0.391555555555556">
            <text:p>0.391555555555556</text:p>
          </table:table-cell>
          <table:table-cell/>
          <table:table-cell office:value-type="float" office:value="0.8055">
            <office:annotation draw:style-name="gr1" draw:text-style-name="P1" svg:width="3.575cm" svg:height="1.952cm" svg:x="25.872cm" svg:y="2.433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8055</text:p>
          </table:table-cell>
          <table:table-cell office:value-type="float" office:value="1.06425">
            <office:annotation draw:style-name="gr1" draw:text-style-name="P1" svg:width="3.574cm" svg:height="1.952cm" svg:x="28.13cm" svg:y="2.433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0642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6">
            <text:p>1996</text:p>
          </table:table-cell>
          <table:table-cell office:value-type="float" office:value="0.0272">
            <text:p>0.0272</text:p>
          </table:table-cell>
          <table:table-cell office:value-type="float" office:value="0.0426">
            <text:p>0.0426</text:p>
          </table:table-cell>
          <table:table-cell office:value-type="float" office:value="22.5">
            <text:p>22.5</text:p>
          </table:table-cell>
          <table:table-cell office:value-type="float" office:value="0.391555555555556">
            <office:annotation draw:style-name="gr1" draw:text-style-name="P1" svg:width="3.573cm" svg:height="1.952cm" svg:x="21.357cm" svg:y="2.883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391555555555556</text:p>
          </table:table-cell>
          <table:table-cell/>
          <table:table-cell office:value-type="float" office:value="0.612">
            <text:p>0.612</text:p>
          </table:table-cell>
          <table:table-cell office:value-type="float" office:value="0.9585">
            <text:p>0.958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7">
            <text:p>1997</text:p>
          </table:table-cell>
          <table:table-cell office:value-type="float" office:value="0.0268">
            <office:annotation draw:style-name="gr1" draw:text-style-name="P1" svg:width="3.575cm" svg:height="1.952cm" svg:x="14.582cm" svg:y="3.332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268</text:p>
          </table:table-cell>
          <table:table-cell office:value-type="float" office:value="0.0422">
            <office:annotation draw:style-name="gr1" draw:text-style-name="P1" svg:width="3.572cm" svg:height="1.952cm" svg:x="16.839cm" svg:y="3.332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422</text:p>
          </table:table-cell>
          <table:table-cell office:value-type="float" office:value="22.5">
            <office:annotation draw:style-name="gr1" draw:text-style-name="P1" svg:width="3.577cm" svg:height="1.952cm" svg:x="19.098cm" svg:y="3.332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office:value-type="float" office:value="0.391555555555556">
            <text:p>0.391555555555556</text:p>
          </table:table-cell>
          <table:table-cell/>
          <table:table-cell office:value-type="float" office:value="0.603">
            <office:annotation draw:style-name="gr1" draw:text-style-name="P1" svg:width="3.575cm" svg:height="1.954cm" svg:x="25.872cm" svg:y="3.33cm" draw:caption-point-x="-0.43cm" draw:caption-point-y="0.279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603</text:p>
          </table:table-cell>
          <table:table-cell office:value-type="float" office:value="0.9495">
            <office:annotation draw:style-name="gr1" draw:text-style-name="P1" svg:width="3.574cm" svg:height="1.954cm" svg:x="28.13cm" svg:y="3.33cm" draw:caption-point-x="-0.43cm" draw:caption-point-y="0.279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949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8">
            <text:p>1998</text:p>
          </table:table-cell>
          <table:table-cell office:value-type="float" office:value="0.0249">
            <text:p>0.0249</text:p>
          </table:table-cell>
          <table:table-cell office:value-type="float" office:value="0.0393">
            <text:p>0.0393</text:p>
          </table:table-cell>
          <table:table-cell office:value-type="float" office:value="22.5">
            <text:p>22.5</text:p>
          </table:table-cell>
          <table:table-cell office:value-type="float" office:value="0.391555555555556">
            <office:annotation draw:style-name="gr1" draw:text-style-name="P1" svg:width="3.573cm" svg:height="1.953cm" svg:x="21.357cm" svg:y="3.781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391555555555556</text:p>
          </table:table-cell>
          <table:table-cell/>
          <table:table-cell office:value-type="float" office:value="0.56025">
            <text:p>0.56025</text:p>
          </table:table-cell>
          <table:table-cell office:value-type="float" office:value="0.88425">
            <text:p>0.8842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1999">
            <text:p>1999</text:p>
          </table:table-cell>
          <table:table-cell office:value-type="float" office:value="0.0216">
            <office:annotation draw:style-name="gr1" draw:text-style-name="P1" svg:width="3.575cm" svg:height="1.953cm" svg:x="14.582cm" svg:y="4.231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216</text:p>
          </table:table-cell>
          <table:table-cell office:value-type="float" office:value="0.0337">
            <office:annotation draw:style-name="gr1" draw:text-style-name="P1" svg:width="3.572cm" svg:height="1.953cm" svg:x="16.839cm" svg:y="4.231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337</text:p>
          </table:table-cell>
          <table:table-cell office:value-type="float" office:value="22.5">
            <office:annotation draw:style-name="gr1" draw:text-style-name="P1" svg:width="3.577cm" svg:height="1.953cm" svg:x="19.098cm" svg:y="4.231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office:value-type="float" office:value="0.391555555555556">
            <text:p>0.391555555555556</text:p>
          </table:table-cell>
          <table:table-cell/>
          <table:table-cell office:value-type="float" office:value="0.486">
            <office:annotation draw:style-name="gr1" draw:text-style-name="P1" svg:width="3.575cm" svg:height="1.953cm" svg:x="25.872cm" svg:y="4.231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486</text:p>
          </table:table-cell>
          <table:table-cell office:value-type="float" office:value="0.75825">
            <office:annotation draw:style-name="gr1" draw:text-style-name="P1" svg:width="3.574cm" svg:height="1.953cm" svg:x="28.13cm" svg:y="4.231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7582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0">
            <text:p>2000</text:p>
          </table:table-cell>
          <table:table-cell office:value-type="float" office:value="0.0178">
            <text:p>0.0178</text:p>
          </table:table-cell>
          <table:table-cell office:value-type="float" office:value="0.0273">
            <text:p>0.0273</text:p>
          </table:table-cell>
          <table:table-cell office:value-type="float" office:value="22.5">
            <text:p>22.5</text:p>
          </table:table-cell>
          <table:table-cell office:value-type="float" office:value="0.391555555555556">
            <office:annotation draw:style-name="gr1" draw:text-style-name="P1" svg:width="3.573cm" svg:height="1.953cm" svg:x="21.357cm" svg:y="4.681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391555555555556</text:p>
          </table:table-cell>
          <table:table-cell/>
          <table:table-cell office:value-type="float" office:value="0.4005">
            <text:p>0.4005</text:p>
          </table:table-cell>
          <table:table-cell office:value-type="float" office:value="0.61425">
            <text:p>0.6142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1">
            <text:p>2001</text:p>
          </table:table-cell>
          <table:table-cell office:value-type="float" office:value="0.011">
            <office:annotation draw:style-name="gr1" draw:text-style-name="P1" svg:width="3.575cm" svg:height="1.951cm" svg:x="14.582cm" svg:y="5.133cm" draw:caption-point-x="-0.43cm" draw:caption-point-y="0.276cm">
              <dc:date>2010-09-28T00:00:00</dc:date>
              <text:p text:style-name="P1"><text:span text:style-name="T1">Based on Table 5 (On Road Travel - US CH4/N2O factors)</text:span></text:p>
            </office:annotation>
            <text:p>0.011</text:p>
          </table:table-cell>
          <table:table-cell office:value-type="float" office:value="0.0158">
            <office:annotation draw:style-name="gr1" draw:text-style-name="P1" svg:width="3.572cm" svg:height="1.951cm" svg:x="16.839cm" svg:y="5.133cm" draw:caption-point-x="-0.429cm" draw:caption-point-y="0.276cm">
              <dc:date>2010-09-28T00:00:00</dc:date>
              <text:p text:style-name="P1"><text:span text:style-name="T1">Based on Table 5 (On Road Travel - US CH4/N2O factors)</text:span></text:p>
            </office:annotation>
            <text:p>0.0158</text:p>
          </table:table-cell>
          <table:table-cell office:value-type="float" office:value="22.5">
            <office:annotation draw:style-name="gr1" draw:text-style-name="P1" svg:width="3.577cm" svg:height="1.951cm" svg:x="19.098cm" svg:y="5.133cm" draw:caption-point-x="-0.43cm" draw:caption-point-y="0.276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office:value-type="float" office:value="0.391555555555556">
            <text:p>0.391555555555556</text:p>
          </table:table-cell>
          <table:table-cell/>
          <table:table-cell office:value-type="float" office:value="0.2475">
            <office:annotation draw:style-name="gr1" draw:text-style-name="P1" svg:width="3.575cm" svg:height="1.951cm" svg:x="25.872cm" svg:y="5.132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2475</text:p>
          </table:table-cell>
          <table:table-cell office:value-type="float" office:value="0.3555">
            <office:annotation draw:style-name="gr1" draw:text-style-name="P1" svg:width="3.574cm" svg:height="1.951cm" svg:x="28.13cm" svg:y="5.132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355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2">
            <text:p>2002</text:p>
          </table:table-cell>
          <table:table-cell office:value-type="float" office:value="0.0107">
            <text:p>0.0107</text:p>
          </table:table-cell>
          <table:table-cell office:value-type="float" office:value="0.0153">
            <text:p>0.0153</text:p>
          </table:table-cell>
          <table:table-cell office:value-type="float" office:value="22.5">
            <text:p>22.5</text:p>
          </table:table-cell>
          <table:table-cell office:value-type="float" office:value="0.391555555555556">
            <office:annotation draw:style-name="gr1" draw:text-style-name="P1" svg:width="3.573cm" svg:height="1.951cm" svg:x="21.357cm" svg:y="5.582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391555555555556</text:p>
          </table:table-cell>
          <table:table-cell/>
          <table:table-cell office:value-type="float" office:value="0.24075">
            <text:p>0.24075</text:p>
          </table:table-cell>
          <table:table-cell office:value-type="float" office:value="0.34425">
            <text:p>0.3442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3">
            <text:p>2003</text:p>
          </table:table-cell>
          <table:table-cell office:value-type="float" office:value="0.0114">
            <office:annotation draw:style-name="gr1" draw:text-style-name="P1" svg:width="3.575cm" svg:height="1.952cm" svg:x="14.582cm" svg:y="6.032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14</text:p>
          </table:table-cell>
          <table:table-cell office:value-type="float" office:value="0.0135">
            <office:annotation draw:style-name="gr1" draw:text-style-name="P1" svg:width="3.572cm" svg:height="1.952cm" svg:x="16.839cm" svg:y="6.032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35</text:p>
          </table:table-cell>
          <table:table-cell office:value-type="float" office:value="22.5">
            <office:annotation draw:style-name="gr1" draw:text-style-name="P1" svg:width="3.577cm" svg:height="1.952cm" svg:x="19.098cm" svg:y="6.032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office:value-type="float" office:value="0.391555555555556">
            <text:p>0.391555555555556</text:p>
          </table:table-cell>
          <table:table-cell/>
          <table:table-cell office:value-type="float" office:value="0.2565">
            <office:annotation draw:style-name="gr1" draw:text-style-name="P1" svg:width="3.575cm" svg:height="1.952cm" svg:x="25.872cm" svg:y="6.032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2565</text:p>
          </table:table-cell>
          <table:table-cell office:value-type="float" office:value="0.30375">
            <office:annotation draw:style-name="gr1" draw:text-style-name="P1" svg:width="3.574cm" svg:height="1.952cm" svg:x="28.13cm" svg:y="6.032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3037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float" office:value="2004">
            <text:p>2004</text:p>
          </table:table-cell>
          <table:table-cell office:value-type="float" office:value="0.0145">
            <text:p>0.0145</text:p>
          </table:table-cell>
          <table:table-cell office:value-type="float" office:value="0.0083">
            <text:p>0.0083</text:p>
          </table:table-cell>
          <table:table-cell office:value-type="float" office:value="22.5">
            <text:p>22.5</text:p>
          </table:table-cell>
          <table:table-cell office:value-type="float" office:value="0.391555555555556">
            <office:annotation draw:style-name="gr1" draw:text-style-name="P1" svg:width="3.573cm" svg:height="1.952cm" svg:x="21.357cm" svg:y="6.482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391555555555556</text:p>
          </table:table-cell>
          <table:table-cell/>
          <table:table-cell office:value-type="float" office:value="0.32625">
            <text:p>0.32625</text:p>
          </table:table-cell>
          <table:table-cell office:value-type="float" office:value="0.18675">
            <text:p>0.1867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gasoline</text:p>
          </table:table-cell>
          <table:table-cell office:value-type="string">
            <text:p>2005-present</text:p>
          </table:table-cell>
          <table:table-cell office:value-type="float" office:value="0.0147">
            <office:annotation draw:style-name="gr1" draw:text-style-name="P1" svg:width="3.575cm" svg:height="1.952cm" svg:x="14.582cm" svg:y="6.931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47</text:p>
          </table:table-cell>
          <table:table-cell office:value-type="float" office:value="0.0079">
            <office:annotation draw:style-name="gr1" draw:text-style-name="P1" svg:width="3.572cm" svg:height="1.952cm" svg:x="16.839cm" svg:y="6.931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079</text:p>
          </table:table-cell>
          <table:table-cell office:value-type="float" office:value="22.5">
            <office:annotation draw:style-name="gr1" draw:text-style-name="P1" svg:width="3.577cm" svg:height="1.952cm" svg:x="19.098cm" svg:y="6.931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office:value-type="float" office:value="0.391555555555556">
            <text:p>0.391555555555556</text:p>
          </table:table-cell>
          <table:table-cell/>
          <table:table-cell office:value-type="float" office:value="0.33075">
            <office:annotation draw:style-name="gr1" draw:text-style-name="P1" svg:width="3.575cm" svg:height="1.952cm" svg:x="25.872cm" svg:y="6.931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33075</text:p>
          </table:table-cell>
          <table:table-cell office:value-type="float" office:value="0.17775">
            <office:annotation draw:style-name="gr1" draw:text-style-name="P1" svg:width="3.574cm" svg:height="1.952cm" svg:x="28.13cm" svg:y="6.931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1777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diesel</text:p>
          </table:table-cell>
          <table:table-cell office:value-type="string">
            <text:p>1960-1982</text:p>
          </table:table-cell>
          <table:table-cell office:value-type="float" office:value="0.0006">
            <text:p>0.0006</text:p>
          </table:table-cell>
          <table:table-cell office:value-type="float" office:value="0.0012">
            <text:p>0.0012</text:p>
          </table:table-cell>
          <table:table-cell office:value-type="float" office:value="22.5">
            <text:p>22.5</text:p>
          </table:table-cell>
          <table:table-cell office:value-type="float" office:value="0.451111111111111">
            <office:annotation draw:style-name="gr1" draw:text-style-name="P1" svg:width="3.573cm" svg:height="1.952cm" svg:x="21.357cm" svg:y="7.381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451111111111111</text:p>
          </table:table-cell>
          <table:table-cell/>
          <table:table-cell office:value-type="float" office:value="0.0135">
            <text:p>0.0135</text:p>
          </table:table-cell>
          <table:table-cell office:value-type="float" office:value="0.027">
            <text:p>0.027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diesel</text:p>
          </table:table-cell>
          <table:table-cell office:value-type="string">
            <text:p>1983-present</text:p>
          </table:table-cell>
          <table:table-cell office:value-type="float" office:value="0.0005">
            <office:annotation draw:style-name="gr1" draw:text-style-name="P1" svg:width="3.575cm" svg:height="1.953cm" svg:x="14.582cm" svg:y="7.83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005</text:p>
          </table:table-cell>
          <table:table-cell office:value-type="float" office:value="0.001">
            <office:annotation draw:style-name="gr1" draw:text-style-name="P1" svg:width="3.572cm" svg:height="1.953cm" svg:x="16.839cm" svg:y="7.83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01</text:p>
          </table:table-cell>
          <table:table-cell office:value-type="float" office:value="22.5">
            <office:annotation draw:style-name="gr1" draw:text-style-name="P1" svg:width="3.577cm" svg:height="1.953cm" svg:x="19.098cm" svg:y="7.83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22.5</text:p>
          </table:table-cell>
          <table:table-cell office:value-type="float" office:value="0.451111111111111">
            <text:p>0.451111111111111</text:p>
          </table:table-cell>
          <table:table-cell/>
          <table:table-cell office:value-type="float" office:value="0.01125">
            <office:annotation draw:style-name="gr1" draw:text-style-name="P1" svg:width="3.575cm" svg:height="1.953cm" svg:x="25.872cm" svg:y="7.83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01125</text:p>
          </table:table-cell>
          <table:table-cell office:value-type="float" office:value="0.0225">
            <office:annotation draw:style-name="gr1" draw:text-style-name="P1" svg:width="3.574cm" svg:height="1.953cm" svg:x="28.13cm" svg:y="7.83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022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lpg</text:p>
          </table:table-cell>
          <table:table-cell/>
          <table:table-cell office:value-type="float" office:value="0.037">
            <office:annotation draw:style-name="gr1" draw:text-style-name="P1" svg:width="3.575cm" svg:height="1.951cm" svg:x="14.582cm" svg:y="8.282cm" draw:caption-point-x="-0.43cm" draw:caption-point-y="0.276cm">
              <dc:date>2010-09-28T00:00:00</dc:date>
              <text:p text:style-name="P1"><text:span text:style-name="T1">Based on Table 5 (On Road Travel - US CH4/N2O factors)</text:span></text:p>
            </office:annotation>
            <text:p>0.037</text:p>
          </table:table-cell>
          <table:table-cell office:value-type="float" office:value="0.067">
            <office:annotation draw:style-name="gr1" draw:text-style-name="P1" svg:width="3.572cm" svg:height="1.951cm" svg:x="16.839cm" svg:y="8.282cm" draw:caption-point-x="-0.429cm" draw:caption-point-y="0.276cm">
              <dc:date>2010-09-28T00:00:00</dc:date>
              <text:p text:style-name="P1"><text:span text:style-name="T1">Based on Table 5 (On Road Travel - US CH4/N2O factors)</text:span></text:p>
            </office:annotation>
            <text:p>0.067</text:p>
          </table:table-cell>
          <table:table-cell office:value-type="float" office:value="16.2">
            <office:annotation draw:style-name="gr1" draw:text-style-name="P1" svg:width="3.577cm" svg:height="1.951cm" svg:x="19.098cm" svg:y="8.282cm" draw:caption-point-x="-0.43cm" draw:caption-point-y="0.276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office:value-type="float" office:value="0.357407407407407">
            <office:annotation draw:style-name="gr1" draw:text-style-name="P1" svg:width="3.573cm" svg:height="1.951cm" svg:x="21.357cm" svg:y="8.282cm" draw:caption-point-x="-0.431cm" draw:caption-point-y="0.276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357407407407407</text:p>
          </table:table-cell>
          <table:table-cell/>
          <table:table-cell office:value-type="float" office:value="0.5994">
            <text:p>0.5994</text:p>
          </table:table-cell>
          <table:table-cell office:value-type="float" office:value="1.0854">
            <office:annotation draw:style-name="gr1" draw:text-style-name="P1" svg:width="3.574cm" svg:height="1.951cm" svg:x="28.13cm" svg:y="8.281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085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ethanol</text:p>
          </table:table-cell>
          <table:table-cell/>
          <table:table-cell office:value-type="float" office:value="0.055">
            <text:p>0.055</text:p>
          </table:table-cell>
          <table:table-cell office:value-type="float" office:value="0.067">
            <text:p>0.067</text:p>
          </table:table-cell>
          <table:table-cell office:value-type="float" office:value="16.2">
            <text:p>16.2</text:p>
          </table:table-cell>
          <table:table-cell/>
          <table:table-cell office:value-type="float" office:value="0.34320987654321">
            <office:annotation draw:style-name="gr1" draw:text-style-name="P1" svg:width="3.576cm" svg:height="1.951cm" svg:x="23.614cm" svg:y="8.731cm" draw:caption-point-x="-0.43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34320987654321</text:p>
          </table:table-cell>
          <table:table-cell office:value-type="float" office:value="0.891">
            <text:p>0.891</text:p>
          </table:table-cell>
          <table:table-cell office:value-type="float" office:value="1.0854">
            <text:p>1.085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string">
            <text:p>1987-1993</text:p>
          </table:table-cell>
          <table:table-cell office:value-type="float" office:value="0.0813">
            <office:annotation draw:style-name="gr1" draw:text-style-name="P1" svg:width="3.575cm" svg:height="1.952cm" svg:x="14.582cm" svg:y="9.181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813</text:p>
          </table:table-cell>
          <table:table-cell office:value-type="float" office:value="0.1035">
            <office:annotation draw:style-name="gr1" draw:text-style-name="P1" svg:width="3.572cm" svg:height="1.952cm" svg:x="16.839cm" svg:y="9.181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1035</text:p>
          </table:table-cell>
          <table:table-cell office:value-type="float" office:value="16.2">
            <office:annotation draw:style-name="gr1" draw:text-style-name="P1" svg:width="3.577cm" svg:height="1.952cm" svg:x="19.098cm" svg:y="9.181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office:value-type="float" office:value="0.543827160493827">
            <text:p>0.543827160493827</text:p>
          </table:table-cell>
          <table:table-cell/>
          <table:table-cell office:value-type="float" office:value="1.31706">
            <office:annotation draw:style-name="gr1" draw:text-style-name="P1" svg:width="3.575cm" svg:height="1.952cm" svg:x="25.872cm" svg:y="9.181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31706</text:p>
          </table:table-cell>
          <table:table-cell office:value-type="float" office:value="1.6767">
            <office:annotation draw:style-name="gr1" draw:text-style-name="P1" svg:width="3.574cm" svg:height="1.952cm" svg:x="28.13cm" svg:y="9.181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6767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4">
            <text:p>1994</text:p>
          </table:table-cell>
          <table:table-cell office:value-type="float" office:value="0.0646">
            <text:p>0.0646</text:p>
          </table:table-cell>
          <table:table-cell office:value-type="float" office:value="0.0982">
            <text:p>0.0982</text:p>
          </table:table-cell>
          <table:table-cell office:value-type="float" office:value="16.2">
            <text:p>16.2</text:p>
          </table:table-cell>
          <table:table-cell office:value-type="float" office:value="0.543827160493827">
            <office:annotation draw:style-name="gr1" draw:text-style-name="P1" svg:width="3.573cm" svg:height="1.952cm" svg:x="21.357cm" svg:y="9.631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543827160493827</text:p>
          </table:table-cell>
          <table:table-cell/>
          <table:table-cell office:value-type="float" office:value="1.04652">
            <text:p>1.04652</text:p>
          </table:table-cell>
          <table:table-cell office:value-type="float" office:value="1.59084">
            <text:p>1.5908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5">
            <text:p>1995</text:p>
          </table:table-cell>
          <table:table-cell office:value-type="float" office:value="0.0517">
            <office:annotation draw:style-name="gr1" draw:text-style-name="P1" svg:width="3.575cm" svg:height="1.952cm" svg:x="14.582cm" svg:y="10.08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517</text:p>
          </table:table-cell>
          <table:table-cell office:value-type="float" office:value="0.0908">
            <office:annotation draw:style-name="gr1" draw:text-style-name="P1" svg:width="3.572cm" svg:height="1.952cm" svg:x="16.839cm" svg:y="10.08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908</text:p>
          </table:table-cell>
          <table:table-cell office:value-type="float" office:value="16.2">
            <office:annotation draw:style-name="gr1" draw:text-style-name="P1" svg:width="3.577cm" svg:height="1.952cm" svg:x="19.098cm" svg:y="10.08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office:value-type="float" office:value="0.543827160493827">
            <text:p>0.543827160493827</text:p>
          </table:table-cell>
          <table:table-cell/>
          <table:table-cell office:value-type="float" office:value="0.83754">
            <office:annotation draw:style-name="gr1" draw:text-style-name="P1" svg:width="3.575cm" svg:height="1.952cm" svg:x="25.872cm" svg:y="10.08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83754</text:p>
          </table:table-cell>
          <table:table-cell office:value-type="float" office:value="1.47096">
            <office:annotation draw:style-name="gr1" draw:text-style-name="P1" svg:width="3.574cm" svg:height="1.952cm" svg:x="28.13cm" svg:y="10.08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4709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6">
            <text:p>1996</text:p>
          </table:table-cell>
          <table:table-cell office:value-type="float" office:value="0.0452">
            <text:p>0.0452</text:p>
          </table:table-cell>
          <table:table-cell office:value-type="float" office:value="0.0871">
            <text:p>0.0871</text:p>
          </table:table-cell>
          <table:table-cell office:value-type="float" office:value="16.2">
            <text:p>16.2</text:p>
          </table:table-cell>
          <table:table-cell office:value-type="float" office:value="0.543827160493827">
            <office:annotation draw:style-name="gr1" draw:text-style-name="P1" svg:width="3.573cm" svg:height="1.952cm" svg:x="21.357cm" svg:y="10.53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543827160493827</text:p>
          </table:table-cell>
          <table:table-cell/>
          <table:table-cell office:value-type="float" office:value="0.73224">
            <text:p>0.73224</text:p>
          </table:table-cell>
          <table:table-cell office:value-type="float" office:value="1.41102">
            <text:p>1.41102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7">
            <text:p>1997</text:p>
          </table:table-cell>
          <table:table-cell office:value-type="float" office:value="0.0452">
            <office:annotation draw:style-name="gr1" draw:text-style-name="P1" svg:width="3.575cm" svg:height="1.953cm" svg:x="14.582cm" svg:y="10.979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452</text:p>
          </table:table-cell>
          <table:table-cell office:value-type="float" office:value="0.0871">
            <office:annotation draw:style-name="gr1" draw:text-style-name="P1" svg:width="3.572cm" svg:height="1.953cm" svg:x="16.839cm" svg:y="10.979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871</text:p>
          </table:table-cell>
          <table:table-cell office:value-type="float" office:value="16.2">
            <office:annotation draw:style-name="gr1" draw:text-style-name="P1" svg:width="3.577cm" svg:height="1.953cm" svg:x="19.098cm" svg:y="10.979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office:value-type="float" office:value="0.543827160493827">
            <text:p>0.543827160493827</text:p>
          </table:table-cell>
          <table:table-cell/>
          <table:table-cell office:value-type="float" office:value="0.73224">
            <office:annotation draw:style-name="gr1" draw:text-style-name="P1" svg:width="3.575cm" svg:height="1.953cm" svg:x="25.872cm" svg:y="10.979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73224</text:p>
          </table:table-cell>
          <table:table-cell office:value-type="float" office:value="1.41102">
            <office:annotation draw:style-name="gr1" draw:text-style-name="P1" svg:width="3.574cm" svg:height="1.953cm" svg:x="28.13cm" svg:y="10.979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41102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8">
            <text:p>1998</text:p>
          </table:table-cell>
          <table:table-cell office:value-type="float" office:value="0.0391">
            <text:p>0.0391</text:p>
          </table:table-cell>
          <table:table-cell office:value-type="float" office:value="0.0728">
            <text:p>0.0728</text:p>
          </table:table-cell>
          <table:table-cell office:value-type="float" office:value="16.2">
            <text:p>16.2</text:p>
          </table:table-cell>
          <table:table-cell office:value-type="float" office:value="0.543827160493827">
            <office:annotation draw:style-name="gr1" draw:text-style-name="P1" svg:width="3.573cm" svg:height="1.953cm" svg:x="21.357cm" svg:y="11.429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543827160493827</text:p>
          </table:table-cell>
          <table:table-cell/>
          <table:table-cell office:value-type="float" office:value="0.63342">
            <text:p>0.63342</text:p>
          </table:table-cell>
          <table:table-cell office:value-type="float" office:value="1.17936">
            <text:p>1.1793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1999">
            <text:p>1999</text:p>
          </table:table-cell>
          <table:table-cell office:value-type="float" office:value="0.0321">
            <office:annotation draw:style-name="gr1" draw:text-style-name="P1" svg:width="3.575cm" svg:height="1.953cm" svg:x="14.582cm" svg:y="11.879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321</text:p>
          </table:table-cell>
          <table:table-cell office:value-type="float" office:value="0.0564">
            <office:annotation draw:style-name="gr1" draw:text-style-name="P1" svg:width="3.572cm" svg:height="1.953cm" svg:x="16.839cm" svg:y="11.879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564</text:p>
          </table:table-cell>
          <table:table-cell office:value-type="float" office:value="16.2">
            <office:annotation draw:style-name="gr1" draw:text-style-name="P1" svg:width="3.577cm" svg:height="1.953cm" svg:x="19.098cm" svg:y="11.879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office:value-type="float" office:value="0.543827160493827">
            <text:p>0.543827160493827</text:p>
          </table:table-cell>
          <table:table-cell/>
          <table:table-cell office:value-type="float" office:value="0.52002">
            <office:annotation draw:style-name="gr1" draw:text-style-name="P1" svg:width="3.575cm" svg:height="1.951cm" svg:x="25.872cm" svg:y="11.881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52002</text:p>
          </table:table-cell>
          <table:table-cell office:value-type="float" office:value="0.91368">
            <office:annotation draw:style-name="gr1" draw:text-style-name="P1" svg:width="3.574cm" svg:height="1.951cm" svg:x="28.13cm" svg:y="11.881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9136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0">
            <text:p>2000</text:p>
          </table:table-cell>
          <table:table-cell office:value-type="float" office:value="0.0346">
            <text:p>0.0346</text:p>
          </table:table-cell>
          <table:table-cell office:value-type="float" office:value="0.0621">
            <text:p>0.0621</text:p>
          </table:table-cell>
          <table:table-cell office:value-type="float" office:value="16.2">
            <text:p>16.2</text:p>
          </table:table-cell>
          <table:table-cell office:value-type="float" office:value="0.543827160493827">
            <office:annotation draw:style-name="gr1" draw:text-style-name="P1" svg:width="3.573cm" svg:height="1.951cm" svg:x="21.357cm" svg:y="12.331cm" draw:caption-point-x="-0.431cm" draw:caption-point-y="0.276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543827160493827</text:p>
          </table:table-cell>
          <table:table-cell/>
          <table:table-cell office:value-type="float" office:value="0.56052">
            <text:p>0.56052</text:p>
          </table:table-cell>
          <table:table-cell office:value-type="float" office:value="1.00602">
            <text:p>1.00602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1">
            <text:p>2001</text:p>
          </table:table-cell>
          <table:table-cell office:value-type="float" office:value="0.0151">
            <office:annotation draw:style-name="gr1" draw:text-style-name="P1" svg:width="3.575cm" svg:height="1.951cm" svg:x="14.582cm" svg:y="12.78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51</text:p>
          </table:table-cell>
          <table:table-cell office:value-type="float" office:value="0.0164">
            <office:annotation draw:style-name="gr1" draw:text-style-name="P1" svg:width="3.572cm" svg:height="1.951cm" svg:x="16.839cm" svg:y="12.78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64</text:p>
          </table:table-cell>
          <table:table-cell office:value-type="float" office:value="16.2">
            <office:annotation draw:style-name="gr1" draw:text-style-name="P1" svg:width="3.577cm" svg:height="1.951cm" svg:x="19.098cm" svg:y="12.78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office:value-type="float" office:value="0.543827160493827">
            <text:p>0.543827160493827</text:p>
          </table:table-cell>
          <table:table-cell/>
          <table:table-cell office:value-type="float" office:value="0.24462">
            <office:annotation draw:style-name="gr1" draw:text-style-name="P1" svg:width="3.575cm" svg:height="1.952cm" svg:x="25.872cm" svg:y="12.78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24462</text:p>
          </table:table-cell>
          <table:table-cell office:value-type="float" office:value="0.26568">
            <office:annotation draw:style-name="gr1" draw:text-style-name="P1" svg:width="3.574cm" svg:height="1.952cm" svg:x="28.13cm" svg:y="12.78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2656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2">
            <text:p>2002</text:p>
          </table:table-cell>
          <table:table-cell office:value-type="float" office:value="0.0178">
            <text:p>0.0178</text:p>
          </table:table-cell>
          <table:table-cell office:value-type="float" office:value="0.0228">
            <text:p>0.0228</text:p>
          </table:table-cell>
          <table:table-cell office:value-type="float" office:value="16.2">
            <text:p>16.2</text:p>
          </table:table-cell>
          <table:table-cell office:value-type="float" office:value="0.543827160493827">
            <office:annotation draw:style-name="gr1" draw:text-style-name="P1" svg:width="3.573cm" svg:height="1.952cm" svg:x="21.357cm" svg:y="13.23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543827160493827</text:p>
          </table:table-cell>
          <table:table-cell/>
          <table:table-cell office:value-type="float" office:value="0.28836">
            <text:p>0.28836</text:p>
          </table:table-cell>
          <table:table-cell office:value-type="float" office:value="0.36936">
            <text:p>0.3693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3">
            <text:p>2003</text:p>
          </table:table-cell>
          <table:table-cell office:value-type="float" office:value="0.0155">
            <office:annotation draw:style-name="gr1" draw:text-style-name="P1" svg:width="3.575cm" svg:height="1.952cm" svg:x="14.582cm" svg:y="13.679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55</text:p>
          </table:table-cell>
          <table:table-cell office:value-type="float" office:value="0.0114">
            <office:annotation draw:style-name="gr1" draw:text-style-name="P1" svg:width="3.572cm" svg:height="1.952cm" svg:x="16.839cm" svg:y="13.679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14</text:p>
          </table:table-cell>
          <table:table-cell office:value-type="float" office:value="16.2">
            <office:annotation draw:style-name="gr1" draw:text-style-name="P1" svg:width="3.577cm" svg:height="1.952cm" svg:x="19.098cm" svg:y="13.679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office:value-type="float" office:value="0.543827160493827">
            <text:p>0.543827160493827</text:p>
          </table:table-cell>
          <table:table-cell/>
          <table:table-cell office:value-type="float" office:value="0.2511">
            <office:annotation draw:style-name="gr1" draw:text-style-name="P1" svg:width="3.575cm" svg:height="1.952cm" svg:x="25.872cm" svg:y="13.679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2511</text:p>
          </table:table-cell>
          <table:table-cell office:value-type="float" office:value="0.18468">
            <office:annotation draw:style-name="gr1" draw:text-style-name="P1" svg:width="3.574cm" svg:height="1.952cm" svg:x="28.13cm" svg:y="13.679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1846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float" office:value="2004">
            <text:p>2004</text:p>
          </table:table-cell>
          <table:table-cell office:value-type="float" office:value="0.0152">
            <text:p>0.0152</text:p>
          </table:table-cell>
          <table:table-cell office:value-type="float" office:value="0.0132">
            <text:p>0.0132</text:p>
          </table:table-cell>
          <table:table-cell office:value-type="float" office:value="16.2">
            <text:p>16.2</text:p>
          </table:table-cell>
          <table:table-cell office:value-type="float" office:value="0.543827160493827">
            <office:annotation draw:style-name="gr1" draw:text-style-name="P1" svg:width="3.573cm" svg:height="1.952cm" svg:x="21.357cm" svg:y="14.129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543827160493827</text:p>
          </table:table-cell>
          <table:table-cell/>
          <table:table-cell office:value-type="float" office:value="0.24624">
            <text:p>0.24624</text:p>
          </table:table-cell>
          <table:table-cell office:value-type="float" office:value="0.21384">
            <text:p>0.2138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gasoline</text:p>
          </table:table-cell>
          <table:table-cell office:value-type="string">
            <text:p>2005-present</text:p>
          </table:table-cell>
          <table:table-cell office:value-type="float" office:value="0.0157">
            <office:annotation draw:style-name="gr1" draw:text-style-name="P1" svg:width="3.575cm" svg:height="1.952cm" svg:x="14.582cm" svg:y="14.579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57</text:p>
          </table:table-cell>
          <table:table-cell office:value-type="float" office:value="0.0101">
            <office:annotation draw:style-name="gr1" draw:text-style-name="P1" svg:width="3.572cm" svg:height="1.952cm" svg:x="16.839cm" svg:y="14.579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01</text:p>
          </table:table-cell>
          <table:table-cell office:value-type="float" office:value="16.2">
            <office:annotation draw:style-name="gr1" draw:text-style-name="P1" svg:width="3.577cm" svg:height="1.952cm" svg:x="19.098cm" svg:y="14.579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office:value-type="float" office:value="0.543827160493827">
            <text:p>0.543827160493827</text:p>
          </table:table-cell>
          <table:table-cell/>
          <table:table-cell office:value-type="float" office:value="0.25434">
            <office:annotation draw:style-name="gr1" draw:text-style-name="P1" svg:width="3.575cm" svg:height="1.953cm" svg:x="25.872cm" svg:y="14.578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25434</text:p>
          </table:table-cell>
          <table:table-cell office:value-type="float" office:value="0.16362">
            <office:annotation draw:style-name="gr1" draw:text-style-name="P1" svg:width="3.574cm" svg:height="1.953cm" svg:x="28.13cm" svg:y="14.578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16362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office:value-type="string">
            <text:p>1960-1982</text:p>
          </table:table-cell>
          <table:table-cell office:value-type="float" office:value="0.0011">
            <text:p>0.0011</text:p>
          </table:table-cell>
          <table:table-cell office:value-type="float" office:value="0.0017">
            <text:p>0.0017</text:p>
          </table:table-cell>
          <table:table-cell office:value-type="float" office:value="16.2">
            <text:p>16.2</text:p>
          </table:table-cell>
          <table:table-cell office:value-type="float" office:value="0.626543209876543">
            <office:annotation draw:style-name="gr1" draw:text-style-name="P1" svg:width="3.573cm" svg:height="1.953cm" svg:x="21.357cm" svg:y="15.028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626543209876543</text:p>
          </table:table-cell>
          <table:table-cell/>
          <table:table-cell office:value-type="float" office:value="0.01782">
            <text:p>0.01782</text:p>
          </table:table-cell>
          <table:table-cell office:value-type="float" office:value="0.02754">
            <text:p>0.0275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office:value-type="string">
            <text:p>1983-1995</text:p>
          </table:table-cell>
          <table:table-cell office:value-type="float" office:value="0.0009">
            <office:annotation draw:style-name="gr1" draw:text-style-name="P1" svg:width="3.575cm" svg:height="1.953cm" svg:x="14.582cm" svg:y="15.478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009</text:p>
          </table:table-cell>
          <table:table-cell office:value-type="float" office:value="0.0014">
            <office:annotation draw:style-name="gr1" draw:text-style-name="P1" svg:width="3.572cm" svg:height="1.953cm" svg:x="16.839cm" svg:y="15.478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014</text:p>
          </table:table-cell>
          <table:table-cell office:value-type="float" office:value="16.2">
            <office:annotation draw:style-name="gr1" draw:text-style-name="P1" svg:width="3.577cm" svg:height="1.953cm" svg:x="19.098cm" svg:y="15.478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16.2</text:p>
          </table:table-cell>
          <table:table-cell office:value-type="float" office:value="0.626543209876543">
            <text:p>0.626543209876543</text:p>
          </table:table-cell>
          <table:table-cell/>
          <table:table-cell office:value-type="float" office:value="0.01458">
            <office:annotation draw:style-name="gr1" draw:text-style-name="P1" svg:width="3.575cm" svg:height="1.953cm" svg:x="25.872cm" svg:y="15.478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01458</text:p>
          </table:table-cell>
          <table:table-cell office:value-type="float" office:value="0.02268">
            <office:annotation draw:style-name="gr1" draw:text-style-name="P1" svg:width="3.574cm" svg:height="1.953cm" svg:x="28.13cm" svg:y="15.478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0226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office:value-type="string">
            <text:p>1996-present</text:p>
          </table:table-cell>
          <table:table-cell office:value-type="float" office:value="0.001">
            <text:p>0.001</text:p>
          </table:table-cell>
          <table:table-cell office:value-type="float" office:value="0.0015">
            <text:p>0.0015</text:p>
          </table:table-cell>
          <table:table-cell office:value-type="float" office:value="16.2">
            <text:p>16.2</text:p>
          </table:table-cell>
          <table:table-cell office:value-type="float" office:value="0.626543209876543">
            <office:annotation draw:style-name="gr1" draw:text-style-name="P1" svg:width="3.573cm" svg:height="1.953cm" svg:x="21.357cm" svg:y="15.928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626543209876543</text:p>
          </table:table-cell>
          <table:table-cell/>
          <table:table-cell office:value-type="float" office:value="0.0162">
            <text:p>0.0162</text:p>
          </table:table-cell>
          <table:table-cell office:value-type="float" office:value="0.0243">
            <text:p>0.0243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string">
            <text:p>1985-1986</text:p>
          </table:table-cell>
          <table:table-cell office:value-type="float" office:value="0.409">
            <office:annotation draw:style-name="gr1" draw:text-style-name="P1" svg:width="3.575cm" svg:height="1.951cm" svg:x="14.582cm" svg:y="16.379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409</text:p>
          </table:table-cell>
          <table:table-cell office:value-type="float" office:value="0.0515">
            <office:annotation draw:style-name="gr1" draw:text-style-name="P1" svg:width="3.572cm" svg:height="1.951cm" svg:x="16.839cm" svg:y="16.379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515</text:p>
          </table:table-cell>
          <table:table-cell office:value-type="float" office:value="8.8">
            <office:annotation draw:style-name="gr1" draw:text-style-name="P1" svg:width="3.577cm" svg:height="1.951cm" svg:x="19.098cm" svg:y="16.379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1.00113636363636">
            <text:p>1.00113636363636</text:p>
          </table:table-cell>
          <table:table-cell/>
          <table:table-cell office:value-type="float" office:value="3.5992">
            <office:annotation draw:style-name="gr1" draw:text-style-name="P1" svg:width="3.575cm" svg:height="1.952cm" svg:x="25.872cm" svg:y="16.379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3.5992</text:p>
          </table:table-cell>
          <table:table-cell office:value-type="float" office:value="0.4532">
            <office:annotation draw:style-name="gr1" draw:text-style-name="P1" svg:width="3.574cm" svg:height="1.952cm" svg:x="28.13cm" svg:y="16.379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4532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87">
            <text:p>1987</text:p>
          </table:table-cell>
          <table:table-cell office:value-type="float" office:value="0.3675">
            <office:annotation draw:style-name="gr1" draw:text-style-name="P1" svg:width="3.575cm" svg:height="1.952cm" svg:x="14.582cm" svg:y="16.829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3675</text:p>
          </table:table-cell>
          <table:table-cell office:value-type="float" office:value="0.0849">
            <office:annotation draw:style-name="gr1" draw:text-style-name="P1" svg:width="3.572cm" svg:height="1.952cm" svg:x="16.839cm" svg:y="16.829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849</text:p>
          </table:table-cell>
          <table:table-cell office:value-type="float" office:value="8.8">
            <office:annotation draw:style-name="gr1" draw:text-style-name="P1" svg:width="3.577cm" svg:height="1.952cm" svg:x="19.098cm" svg:y="16.829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1.00113636363636">
            <office:annotation draw:style-name="gr1" draw:text-style-name="P1" svg:width="3.573cm" svg:height="1.952cm" svg:x="21.357cm" svg:y="16.829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00113636363636</text:p>
          </table:table-cell>
          <table:table-cell/>
          <table:table-cell office:value-type="float" office:value="3.234">
            <text:p>3.234</text:p>
          </table:table-cell>
          <table:table-cell office:value-type="float" office:value="0.74712">
            <office:annotation draw:style-name="gr1" draw:text-style-name="P1" svg:width="3.574cm" svg:height="1.952cm" svg:x="28.13cm" svg:y="16.829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74712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string">
            <text:p>1988-1989</text:p>
          </table:table-cell>
          <table:table-cell office:value-type="float" office:value="0.3492">
            <text:p>0.3492</text:p>
          </table:table-cell>
          <table:table-cell office:value-type="float" office:value="0.0933">
            <text:p>0.0933</text:p>
          </table:table-cell>
          <table:table-cell office:value-type="float" office:value="8.8">
            <text:p>8.8</text:p>
          </table:table-cell>
          <table:table-cell office:value-type="float" office:value="1.00113636363636">
            <text:p>1.00113636363636</text:p>
          </table:table-cell>
          <table:table-cell/>
          <table:table-cell office:value-type="float" office:value="3.07296">
            <text:p>3.07296</text:p>
          </table:table-cell>
          <table:table-cell office:value-type="float" office:value="0.82104">
            <text:p>0.8210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string">
            <text:p>1990-1995</text:p>
          </table:table-cell>
          <table:table-cell office:value-type="float" office:value="0.3246">
            <office:annotation draw:style-name="gr1" draw:text-style-name="P1" svg:width="3.575cm" svg:height="1.952cm" svg:x="14.582cm" svg:y="17.728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3246</text:p>
          </table:table-cell>
          <table:table-cell office:value-type="float" office:value="0.1142">
            <office:annotation draw:style-name="gr1" draw:text-style-name="P1" svg:width="3.572cm" svg:height="1.952cm" svg:x="16.839cm" svg:y="17.728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1142</text:p>
          </table:table-cell>
          <table:table-cell office:value-type="float" office:value="8.8">
            <office:annotation draw:style-name="gr1" draw:text-style-name="P1" svg:width="3.577cm" svg:height="1.952cm" svg:x="19.098cm" svg:y="17.728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1.00113636363636">
            <office:annotation draw:style-name="gr1" draw:text-style-name="P1" svg:width="3.573cm" svg:height="1.952cm" svg:x="21.357cm" svg:y="17.728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00113636363636</text:p>
          </table:table-cell>
          <table:table-cell/>
          <table:table-cell office:value-type="float" office:value="2.85648">
            <office:annotation draw:style-name="gr1" draw:text-style-name="P1" svg:width="3.575cm" svg:height="1.952cm" svg:x="25.872cm" svg:y="17.728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2.85648</text:p>
          </table:table-cell>
          <table:table-cell office:value-type="float" office:value="1.00496">
            <office:annotation draw:style-name="gr1" draw:text-style-name="P1" svg:width="3.574cm" svg:height="1.952cm" svg:x="28.13cm" svg:y="17.728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0049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96">
            <text:p>1996</text:p>
          </table:table-cell>
          <table:table-cell office:value-type="float" office:value="0.1278">
            <text:p>0.1278</text:p>
          </table:table-cell>
          <table:table-cell office:value-type="float" office:value="0.168">
            <text:p>0.168</text:p>
          </table:table-cell>
          <table:table-cell office:value-type="float" office:value="8.8">
            <text:p>8.8</text:p>
          </table:table-cell>
          <table:table-cell office:value-type="float" office:value="1.00113636363636">
            <text:p>1.00113636363636</text:p>
          </table:table-cell>
          <table:table-cell/>
          <table:table-cell office:value-type="float" office:value="1.12464">
            <text:p>1.12464</text:p>
          </table:table-cell>
          <table:table-cell office:value-type="float" office:value="1.4784">
            <text:p>1.478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97">
            <text:p>1997</text:p>
          </table:table-cell>
          <table:table-cell office:value-type="float" office:value="0.0924">
            <office:annotation draw:style-name="gr1" draw:text-style-name="P1" svg:width="3.575cm" svg:height="1.953cm" svg:x="14.582cm" svg:y="18.627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924</text:p>
          </table:table-cell>
          <table:table-cell office:value-type="float" office:value="0.1726">
            <office:annotation draw:style-name="gr1" draw:text-style-name="P1" svg:width="3.572cm" svg:height="1.953cm" svg:x="16.839cm" svg:y="18.627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1726</text:p>
          </table:table-cell>
          <table:table-cell office:value-type="float" office:value="8.8">
            <office:annotation draw:style-name="gr1" draw:text-style-name="P1" svg:width="3.577cm" svg:height="1.953cm" svg:x="19.098cm" svg:y="18.627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1.00113636363636">
            <office:annotation draw:style-name="gr1" draw:text-style-name="P1" svg:width="3.573cm" svg:height="1.953cm" svg:x="21.357cm" svg:y="18.627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00113636363636</text:p>
          </table:table-cell>
          <table:table-cell/>
          <table:table-cell office:value-type="float" office:value="0.81312">
            <office:annotation draw:style-name="gr1" draw:text-style-name="P1" svg:width="3.575cm" svg:height="1.953cm" svg:x="25.872cm" svg:y="18.627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81312</text:p>
          </table:table-cell>
          <table:table-cell office:value-type="float" office:value="1.51888">
            <office:annotation draw:style-name="gr1" draw:text-style-name="P1" svg:width="3.574cm" svg:height="1.953cm" svg:x="28.13cm" svg:y="18.627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5188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98">
            <text:p>1998</text:p>
          </table:table-cell>
          <table:table-cell office:value-type="float" office:value="0.0641">
            <text:p>0.0641</text:p>
          </table:table-cell>
          <table:table-cell office:value-type="float" office:value="0.1693">
            <text:p>0.1693</text:p>
          </table:table-cell>
          <table:table-cell office:value-type="float" office:value="8.8">
            <text:p>8.8</text:p>
          </table:table-cell>
          <table:table-cell office:value-type="float" office:value="1.00113636363636">
            <text:p>1.00113636363636</text:p>
          </table:table-cell>
          <table:table-cell/>
          <table:table-cell office:value-type="float" office:value="0.56408">
            <text:p>0.56408</text:p>
          </table:table-cell>
          <table:table-cell office:value-type="float" office:value="1.48984">
            <text:p>1.4898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1999">
            <text:p>1999</text:p>
          </table:table-cell>
          <table:table-cell office:value-type="float" office:value="0.0578">
            <office:annotation draw:style-name="gr1" draw:text-style-name="P1" svg:width="3.575cm" svg:height="1.953cm" svg:x="14.582cm" svg:y="19.527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578</text:p>
          </table:table-cell>
          <table:table-cell office:value-type="float" office:value="0.1435">
            <office:annotation draw:style-name="gr1" draw:text-style-name="P1" svg:width="3.572cm" svg:height="1.953cm" svg:x="16.839cm" svg:y="19.527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1435</text:p>
          </table:table-cell>
          <table:table-cell office:value-type="float" office:value="8.8">
            <office:annotation draw:style-name="gr1" draw:text-style-name="P1" svg:width="3.577cm" svg:height="1.953cm" svg:x="19.098cm" svg:y="19.527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1.00113636363636">
            <office:annotation draw:style-name="gr1" draw:text-style-name="P1" svg:width="3.573cm" svg:height="1.953cm" svg:x="21.357cm" svg:y="19.527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00113636363636</text:p>
          </table:table-cell>
          <table:table-cell/>
          <table:table-cell office:value-type="float" office:value="0.50864">
            <office:annotation draw:style-name="gr1" draw:text-style-name="P1" svg:width="3.575cm" svg:height="1.951cm" svg:x="25.872cm" svg:y="19.529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50864</text:p>
          </table:table-cell>
          <table:table-cell office:value-type="float" office:value="1.2628">
            <office:annotation draw:style-name="gr1" draw:text-style-name="P1" svg:width="3.574cm" svg:height="1.951cm" svg:x="28.13cm" svg:y="19.529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262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0">
            <text:p>2000</text:p>
          </table:table-cell>
          <table:table-cell office:value-type="float" office:value="0.0493">
            <text:p>0.0493</text:p>
          </table:table-cell>
          <table:table-cell office:value-type="float" office:value="0.1092">
            <text:p>0.1092</text:p>
          </table:table-cell>
          <table:table-cell office:value-type="float" office:value="8.8">
            <text:p>8.8</text:p>
          </table:table-cell>
          <table:table-cell office:value-type="float" office:value="1.00113636363636">
            <text:p>1.00113636363636</text:p>
          </table:table-cell>
          <table:table-cell/>
          <table:table-cell office:value-type="float" office:value="0.43384">
            <text:p>0.43384</text:p>
          </table:table-cell>
          <table:table-cell office:value-type="float" office:value="0.96096">
            <text:p>0.9609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1">
            <text:p>2001</text:p>
          </table:table-cell>
          <table:table-cell office:value-type="float" office:value="0.0528">
            <office:annotation draw:style-name="gr1" draw:text-style-name="P1" svg:width="3.575cm" svg:height="1.951cm" svg:x="14.582cm" svg:y="20.427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528</text:p>
          </table:table-cell>
          <table:table-cell office:value-type="float" office:value="0.1235">
            <office:annotation draw:style-name="gr1" draw:text-style-name="P1" svg:width="3.572cm" svg:height="1.951cm" svg:x="16.839cm" svg:y="20.427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1235</text:p>
          </table:table-cell>
          <table:table-cell office:value-type="float" office:value="8.8">
            <office:annotation draw:style-name="gr1" draw:text-style-name="P1" svg:width="3.577cm" svg:height="1.951cm" svg:x="19.098cm" svg:y="20.427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1.00113636363636">
            <office:annotation draw:style-name="gr1" draw:text-style-name="P1" svg:width="3.573cm" svg:height="1.951cm" svg:x="21.357cm" svg:y="20.427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00113636363636</text:p>
          </table:table-cell>
          <table:table-cell/>
          <table:table-cell office:value-type="float" office:value="0.46464">
            <office:annotation draw:style-name="gr1" draw:text-style-name="P1" svg:width="3.575cm" svg:height="1.952cm" svg:x="25.872cm" svg:y="20.427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46464</text:p>
          </table:table-cell>
          <table:table-cell office:value-type="float" office:value="1.0868">
            <office:annotation draw:style-name="gr1" draw:text-style-name="P1" svg:width="3.574cm" svg:height="1.952cm" svg:x="28.13cm" svg:y="20.427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086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2">
            <text:p>2002</text:p>
          </table:table-cell>
          <table:table-cell office:value-type="float" office:value="0.0546">
            <text:p>0.0546</text:p>
          </table:table-cell>
          <table:table-cell office:value-type="float" office:value="0.1307">
            <text:p>0.1307</text:p>
          </table:table-cell>
          <table:table-cell office:value-type="float" office:value="8.8">
            <text:p>8.8</text:p>
          </table:table-cell>
          <table:table-cell office:value-type="float" office:value="1.00113636363636">
            <text:p>1.00113636363636</text:p>
          </table:table-cell>
          <table:table-cell/>
          <table:table-cell office:value-type="float" office:value="0.48048">
            <text:p>0.48048</text:p>
          </table:table-cell>
          <table:table-cell office:value-type="float" office:value="1.15016">
            <text:p>1.1501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3">
            <text:p>2003</text:p>
          </table:table-cell>
          <table:table-cell office:value-type="float" office:value="0.0533">
            <office:annotation draw:style-name="gr1" draw:text-style-name="P1" svg:width="3.575cm" svg:height="1.952cm" svg:x="14.582cm" svg:y="21.327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533</text:p>
          </table:table-cell>
          <table:table-cell office:value-type="float" office:value="0.124">
            <office:annotation draw:style-name="gr1" draw:text-style-name="P1" svg:width="3.572cm" svg:height="1.952cm" svg:x="16.839cm" svg:y="21.327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124</text:p>
          </table:table-cell>
          <table:table-cell office:value-type="float" office:value="8.8">
            <office:annotation draw:style-name="gr1" draw:text-style-name="P1" svg:width="3.577cm" svg:height="1.952cm" svg:x="19.098cm" svg:y="21.327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1.00113636363636">
            <office:annotation draw:style-name="gr1" draw:text-style-name="P1" svg:width="3.573cm" svg:height="1.952cm" svg:x="21.357cm" svg:y="21.327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00113636363636</text:p>
          </table:table-cell>
          <table:table-cell/>
          <table:table-cell office:value-type="float" office:value="0.46904">
            <office:annotation draw:style-name="gr1" draw:text-style-name="P1" svg:width="3.575cm" svg:height="1.952cm" svg:x="25.872cm" svg:y="21.327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46904</text:p>
          </table:table-cell>
          <table:table-cell office:value-type="float" office:value="1.0912">
            <office:annotation draw:style-name="gr1" draw:text-style-name="P1" svg:width="3.574cm" svg:height="1.952cm" svg:x="28.13cm" svg:y="21.327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0912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float" office:value="2004">
            <text:p>2004</text:p>
          </table:table-cell>
          <table:table-cell office:value-type="float" office:value="0.0341">
            <text:p>0.0341</text:p>
          </table:table-cell>
          <table:table-cell office:value-type="float" office:value="0.0285">
            <text:p>0.0285</text:p>
          </table:table-cell>
          <table:table-cell office:value-type="float" office:value="8.8">
            <text:p>8.8</text:p>
          </table:table-cell>
          <table:table-cell office:value-type="float" office:value="1.00113636363636">
            <text:p>1.00113636363636</text:p>
          </table:table-cell>
          <table:table-cell/>
          <table:table-cell office:value-type="float" office:value="0.30008">
            <text:p>0.30008</text:p>
          </table:table-cell>
          <table:table-cell office:value-type="float" office:value="0.2508">
            <text:p>0.250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gasoline</text:p>
          </table:table-cell>
          <table:table-cell office:value-type="string">
            <text:p>2005-present</text:p>
          </table:table-cell>
          <table:table-cell office:value-type="float" office:value="0.0326">
            <office:annotation draw:style-name="gr1" draw:text-style-name="P1" svg:width="3.575cm" svg:height="1.952cm" svg:x="14.582cm" svg:y="22.227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326</text:p>
          </table:table-cell>
          <table:table-cell office:value-type="float" office:value="0.0177">
            <office:annotation draw:style-name="gr1" draw:text-style-name="P1" svg:width="3.572cm" svg:height="1.952cm" svg:x="16.839cm" svg:y="22.227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177</text:p>
          </table:table-cell>
          <table:table-cell office:value-type="float" office:value="8.8">
            <office:annotation draw:style-name="gr1" draw:text-style-name="P1" svg:width="3.577cm" svg:height="1.952cm" svg:x="19.098cm" svg:y="22.227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1.00113636363636">
            <office:annotation draw:style-name="gr1" draw:text-style-name="P1" svg:width="3.573cm" svg:height="1.952cm" svg:x="21.357cm" svg:y="22.227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00113636363636</text:p>
          </table:table-cell>
          <table:table-cell/>
          <table:table-cell office:value-type="float" office:value="0.28688">
            <office:annotation draw:style-name="gr1" draw:text-style-name="P1" svg:width="3.575cm" svg:height="1.953cm" svg:x="25.872cm" svg:y="22.226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28688</text:p>
          </table:table-cell>
          <table:table-cell office:value-type="float" office:value="0.15576">
            <office:annotation draw:style-name="gr1" draw:text-style-name="P1" svg:width="3.574cm" svg:height="1.953cm" svg:x="28.13cm" svg:y="22.226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1557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diesel</text:p>
          </table:table-cell>
          <table:table-cell office:value-type="string">
            <text:p>1960-present</text:p>
          </table:table-cell>
          <table:table-cell office:value-type="float" office:value="0.0051">
            <text:p>0.0051</text:p>
          </table:table-cell>
          <table:table-cell office:value-type="float" office:value="0.0048">
            <text:p>0.0048</text:p>
          </table:table-cell>
          <table:table-cell office:value-type="float" office:value="8.8">
            <text:p>8.8</text:p>
          </table:table-cell>
          <table:table-cell office:value-type="float" office:value="1.15340909090909">
            <office:annotation draw:style-name="gr1" draw:text-style-name="P1" svg:width="3.573cm" svg:height="1.953cm" svg:x="21.357cm" svg:y="22.676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15340909090909</text:p>
          </table:table-cell>
          <table:table-cell/>
          <table:table-cell office:value-type="float" office:value="0.04488">
            <text:p>0.04488</text:p>
          </table:table-cell>
          <table:table-cell office:value-type="float" office:value="0.04224">
            <text:p>0.0422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lng</text:p>
          </table:table-cell>
          <table:table-cell/>
          <table:table-cell office:value-type="float" office:value="1.966">
            <office:annotation draw:style-name="gr1" draw:text-style-name="P1" svg:width="3.575cm" svg:height="1.953cm" svg:x="14.582cm" svg:y="23.126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1.966</text:p>
          </table:table-cell>
          <table:table-cell office:value-type="float" office:value="0.175">
            <office:annotation draw:style-name="gr1" draw:text-style-name="P1" svg:width="3.572cm" svg:height="1.953cm" svg:x="16.839cm" svg:y="23.126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175</text:p>
          </table:table-cell>
          <table:table-cell office:value-type="float" office:value="8.8">
            <office:annotation draw:style-name="gr1" draw:text-style-name="P1" svg:width="3.577cm" svg:height="1.953cm" svg:x="19.098cm" svg:y="23.126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0.506818181818182">
            <text:p>0.506818181818182</text:p>
          </table:table-cell>
          <table:table-cell/>
          <table:table-cell office:value-type="float" office:value="17.3008">
            <office:annotation draw:style-name="gr1" draw:text-style-name="P1" svg:width="3.575cm" svg:height="1.951cm" svg:x="25.872cm" svg:y="23.128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7.3008</text:p>
          </table:table-cell>
          <table:table-cell office:value-type="float" office:value="1.54">
            <office:annotation draw:style-name="gr1" draw:text-style-name="P1" svg:width="3.574cm" svg:height="1.951cm" svg:x="28.13cm" svg:y="23.128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5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lpg</text:p>
          </table:table-cell>
          <table:table-cell/>
          <table:table-cell office:value-type="float" office:value="0.066">
            <office:annotation draw:style-name="gr1" draw:text-style-name="P1" svg:width="3.575cm" svg:height="1.951cm" svg:x="14.582cm" svg:y="23.578cm" draw:caption-point-x="-0.43cm" draw:caption-point-y="0.276cm">
              <dc:date>2010-09-28T00:00:00</dc:date>
              <text:p text:style-name="P1"><text:span text:style-name="T1">Based on Table 5 (On Road Travel - US CH4/N2O factors)</text:span></text:p>
            </office:annotation>
            <text:p>0.066</text:p>
          </table:table-cell>
          <table:table-cell office:value-type="float" office:value="0.175">
            <office:annotation draw:style-name="gr1" draw:text-style-name="P1" svg:width="3.572cm" svg:height="1.951cm" svg:x="16.839cm" svg:y="23.578cm" draw:caption-point-x="-0.429cm" draw:caption-point-y="0.276cm">
              <dc:date>2010-09-28T00:00:00</dc:date>
              <text:p text:style-name="P1"><text:span text:style-name="T1">Based on Table 5 (On Road Travel - US CH4/N2O factors)</text:span></text:p>
            </office:annotation>
            <text:p>0.175</text:p>
          </table:table-cell>
          <table:table-cell office:value-type="float" office:value="8.8">
            <office:annotation draw:style-name="gr1" draw:text-style-name="P1" svg:width="3.577cm" svg:height="1.951cm" svg:x="19.098cm" svg:y="23.578cm" draw:caption-point-x="-0.43cm" draw:caption-point-y="0.276cm">
              <dc:date>2010-09-28T00:00:00</dc:date>
              <text:p text:style-name="P1"><text:span text:style-name="T1">Based on MPG data from Table 5 (On Road Travel - US CH4/N2O factors)</text:span></text:p>
            </office:annotation>
            <text:p>8.8</text:p>
          </table:table-cell>
          <table:table-cell office:value-type="float" office:value="0.657954545454545">
            <office:annotation draw:style-name="gr1" draw:text-style-name="P1" svg:width="3.573cm" svg:height="1.951cm" svg:x="21.357cm" svg:y="23.578cm" draw:caption-point-x="-0.431cm" draw:caption-point-y="0.276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657954545454545</text:p>
          </table:table-cell>
          <table:table-cell/>
          <table:table-cell office:value-type="float" office:value="0.5808">
            <text:p>0.5808</text:p>
          </table:table-cell>
          <table:table-cell office:value-type="float" office:value="1.54">
            <office:annotation draw:style-name="gr1" draw:text-style-name="P1" svg:width="3.574cm" svg:height="1.951cm" svg:x="28.13cm" svg:y="23.577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5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rigid)</text:p>
          </table:table-cell>
          <table:table-cell office:value-type="string">
            <text:p>ethanol</text:p>
          </table:table-cell>
          <table:table-cell/>
          <table:table-cell office:value-type="float" office:value="0.197">
            <text:p>0.197</text:p>
          </table:table-cell>
          <table:table-cell office:value-type="float" office:value="0.175">
            <text:p>0.175</text:p>
          </table:table-cell>
          <table:table-cell office:value-type="float" office:value="8.8">
            <text:p>8.8</text:p>
          </table:table-cell>
          <table:table-cell/>
          <table:table-cell office:value-type="float" office:value="0.631818181818182">
            <office:annotation draw:style-name="gr1" draw:text-style-name="P1" svg:width="3.576cm" svg:height="1.951cm" svg:x="23.614cm" svg:y="24.026cm" draw:caption-point-x="-0.43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631818181818182</text:p>
          </table:table-cell>
          <table:table-cell office:value-type="float" office:value="1.7336">
            <text:p>1.7336</text:p>
          </table:table-cell>
          <table:table-cell office:value-type="float" office:value="1.54">
            <text:p>1.5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string">
            <text:p>1985-1986</text:p>
          </table:table-cell>
          <table:table-cell office:value-type="float" office:value="0.409">
            <office:annotation draw:style-name="gr1" draw:text-style-name="P1" svg:width="3.575cm" svg:height="1.952cm" svg:x="14.582cm" svg:y="24.476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409</text:p>
          </table:table-cell>
          <table:table-cell office:value-type="float" office:value="0.0515">
            <office:annotation draw:style-name="gr1" draw:text-style-name="P1" svg:width="3.572cm" svg:height="1.952cm" svg:x="16.839cm" svg:y="24.476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515</text:p>
          </table:table-cell>
          <table:table-cell office:value-type="float" office:value="5.9">
            <office:annotation draw:style-name="gr1" draw:text-style-name="P1" svg:width="3.577cm" svg:height="1.952cm" svg:x="19.098cm" svg:y="24.476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1.49322033898305">
            <text:p>1.49322033898305</text:p>
          </table:table-cell>
          <table:table-cell/>
          <table:table-cell office:value-type="float" office:value="2.4131">
            <office:annotation draw:style-name="gr1" draw:text-style-name="P1" svg:width="3.575cm" svg:height="1.952cm" svg:x="25.872cm" svg:y="24.476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2.4131</text:p>
          </table:table-cell>
          <table:table-cell office:value-type="float" office:value="0.30385">
            <office:annotation draw:style-name="gr1" draw:text-style-name="P1" svg:width="3.574cm" svg:height="1.952cm" svg:x="28.13cm" svg:y="24.476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3038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87">
            <text:p>1987</text:p>
          </table:table-cell>
          <table:table-cell office:value-type="float" office:value="0.3675">
            <office:annotation draw:style-name="gr1" draw:text-style-name="P1" svg:width="3.575cm" svg:height="1.952cm" svg:x="14.582cm" svg:y="24.926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3675</text:p>
          </table:table-cell>
          <table:table-cell office:value-type="float" office:value="0.0849">
            <office:annotation draw:style-name="gr1" draw:text-style-name="P1" svg:width="3.572cm" svg:height="1.952cm" svg:x="16.839cm" svg:y="24.926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849</text:p>
          </table:table-cell>
          <table:table-cell office:value-type="float" office:value="5.9">
            <office:annotation draw:style-name="gr1" draw:text-style-name="P1" svg:width="3.577cm" svg:height="1.952cm" svg:x="19.098cm" svg:y="24.926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1.49322033898305">
            <office:annotation draw:style-name="gr1" draw:text-style-name="P1" svg:width="3.573cm" svg:height="1.952cm" svg:x="21.357cm" svg:y="24.926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49322033898305</text:p>
          </table:table-cell>
          <table:table-cell/>
          <table:table-cell office:value-type="float" office:value="2.16825">
            <text:p>2.16825</text:p>
          </table:table-cell>
          <table:table-cell office:value-type="float" office:value="0.50091">
            <office:annotation draw:style-name="gr1" draw:text-style-name="P1" svg:width="3.574cm" svg:height="1.952cm" svg:x="28.13cm" svg:y="24.926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50091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string">
            <text:p>1988-1989</text:p>
          </table:table-cell>
          <table:table-cell office:value-type="float" office:value="0.3492">
            <text:p>0.3492</text:p>
          </table:table-cell>
          <table:table-cell office:value-type="float" office:value="0.0933">
            <text:p>0.0933</text:p>
          </table:table-cell>
          <table:table-cell office:value-type="float" office:value="5.9">
            <text:p>5.9</text:p>
          </table:table-cell>
          <table:table-cell office:value-type="float" office:value="1.49322033898305">
            <text:p>1.49322033898305</text:p>
          </table:table-cell>
          <table:table-cell/>
          <table:table-cell office:value-type="float" office:value="2.06028">
            <text:p>2.06028</text:p>
          </table:table-cell>
          <table:table-cell office:value-type="float" office:value="0.55047">
            <text:p>0.55047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string">
            <text:p>1990-1995</text:p>
          </table:table-cell>
          <table:table-cell office:value-type="float" office:value="0.3246">
            <office:annotation draw:style-name="gr1" draw:text-style-name="P1" svg:width="3.575cm" svg:height="1.953cm" svg:x="14.582cm" svg:y="25.825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3246</text:p>
          </table:table-cell>
          <table:table-cell office:value-type="float" office:value="0.1142">
            <office:annotation draw:style-name="gr1" draw:text-style-name="P1" svg:width="3.572cm" svg:height="1.953cm" svg:x="16.839cm" svg:y="25.825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1142</text:p>
          </table:table-cell>
          <table:table-cell office:value-type="float" office:value="5.9">
            <office:annotation draw:style-name="gr1" draw:text-style-name="P1" svg:width="3.577cm" svg:height="1.953cm" svg:x="19.098cm" svg:y="25.825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1.49322033898305">
            <office:annotation draw:style-name="gr1" draw:text-style-name="P1" svg:width="3.573cm" svg:height="1.953cm" svg:x="21.357cm" svg:y="25.825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49322033898305</text:p>
          </table:table-cell>
          <table:table-cell/>
          <table:table-cell office:value-type="float" office:value="1.91514">
            <office:annotation draw:style-name="gr1" draw:text-style-name="P1" svg:width="3.575cm" svg:height="1.953cm" svg:x="25.872cm" svg:y="25.825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91514</text:p>
          </table:table-cell>
          <table:table-cell office:value-type="float" office:value="0.67378">
            <office:annotation draw:style-name="gr1" draw:text-style-name="P1" svg:width="3.574cm" svg:height="1.953cm" svg:x="28.13cm" svg:y="25.825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6737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96">
            <text:p>1996</text:p>
          </table:table-cell>
          <table:table-cell office:value-type="float" office:value="0.1278">
            <text:p>0.1278</text:p>
          </table:table-cell>
          <table:table-cell office:value-type="float" office:value="0.168">
            <text:p>0.168</text:p>
          </table:table-cell>
          <table:table-cell office:value-type="float" office:value="5.9">
            <text:p>5.9</text:p>
          </table:table-cell>
          <table:table-cell office:value-type="float" office:value="1.49322033898305">
            <text:p>1.49322033898305</text:p>
          </table:table-cell>
          <table:table-cell/>
          <table:table-cell office:value-type="float" office:value="0.75402">
            <text:p>0.75402</text:p>
          </table:table-cell>
          <table:table-cell office:value-type="float" office:value="0.9912">
            <text:p>0.9912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97">
            <text:p>1997</text:p>
          </table:table-cell>
          <table:table-cell office:value-type="float" office:value="0.0924">
            <office:annotation draw:style-name="gr1" draw:text-style-name="P1" svg:width="3.575cm" svg:height="1.953cm" svg:x="14.582cm" svg:y="26.725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924</text:p>
          </table:table-cell>
          <table:table-cell office:value-type="float" office:value="0.1726">
            <office:annotation draw:style-name="gr1" draw:text-style-name="P1" svg:width="3.572cm" svg:height="1.953cm" svg:x="16.839cm" svg:y="26.725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1726</text:p>
          </table:table-cell>
          <table:table-cell office:value-type="float" office:value="5.9">
            <office:annotation draw:style-name="gr1" draw:text-style-name="P1" svg:width="3.577cm" svg:height="1.953cm" svg:x="19.098cm" svg:y="26.725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1.49322033898305">
            <office:annotation draw:style-name="gr1" draw:text-style-name="P1" svg:width="3.573cm" svg:height="1.953cm" svg:x="21.357cm" svg:y="26.725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49322033898305</text:p>
          </table:table-cell>
          <table:table-cell/>
          <table:table-cell office:value-type="float" office:value="0.54516">
            <office:annotation draw:style-name="gr1" draw:text-style-name="P1" svg:width="3.575cm" svg:height="1.951cm" svg:x="25.872cm" svg:y="26.727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54516</text:p>
          </table:table-cell>
          <table:table-cell office:value-type="float" office:value="1.01834">
            <office:annotation draw:style-name="gr1" draw:text-style-name="P1" svg:width="3.574cm" svg:height="1.951cm" svg:x="28.13cm" svg:y="26.727cm" draw:caption-point-x="-0.43cm" draw:caption-point-y="0.276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01834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98">
            <text:p>1998</text:p>
          </table:table-cell>
          <table:table-cell office:value-type="float" office:value="0.0641">
            <text:p>0.0641</text:p>
          </table:table-cell>
          <table:table-cell office:value-type="float" office:value="0.1693">
            <text:p>0.1693</text:p>
          </table:table-cell>
          <table:table-cell office:value-type="float" office:value="5.9">
            <text:p>5.9</text:p>
          </table:table-cell>
          <table:table-cell office:value-type="float" office:value="1.49322033898305">
            <text:p>1.49322033898305</text:p>
          </table:table-cell>
          <table:table-cell/>
          <table:table-cell office:value-type="float" office:value="0.37819">
            <text:p>0.37819</text:p>
          </table:table-cell>
          <table:table-cell office:value-type="float" office:value="0.99887">
            <text:p>0.99887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1999">
            <text:p>1999</text:p>
          </table:table-cell>
          <table:table-cell office:value-type="float" office:value="0.0578">
            <office:annotation draw:style-name="gr1" draw:text-style-name="P1" svg:width="3.575cm" svg:height="1.951cm" svg:x="14.582cm" svg:y="27.625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578</text:p>
          </table:table-cell>
          <table:table-cell office:value-type="float" office:value="0.1435">
            <office:annotation draw:style-name="gr1" draw:text-style-name="P1" svg:width="3.572cm" svg:height="1.951cm" svg:x="16.839cm" svg:y="27.625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1435</text:p>
          </table:table-cell>
          <table:table-cell office:value-type="float" office:value="5.9">
            <office:annotation draw:style-name="gr1" draw:text-style-name="P1" svg:width="3.577cm" svg:height="1.951cm" svg:x="19.098cm" svg:y="27.625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1.49322033898305">
            <office:annotation draw:style-name="gr1" draw:text-style-name="P1" svg:width="3.573cm" svg:height="1.951cm" svg:x="21.357cm" svg:y="27.625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49322033898305</text:p>
          </table:table-cell>
          <table:table-cell/>
          <table:table-cell office:value-type="float" office:value="0.34102">
            <office:annotation draw:style-name="gr1" draw:text-style-name="P1" svg:width="3.575cm" svg:height="1.952cm" svg:x="25.872cm" svg:y="27.625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34102</text:p>
          </table:table-cell>
          <table:table-cell office:value-type="float" office:value="0.84665">
            <office:annotation draw:style-name="gr1" draw:text-style-name="P1" svg:width="3.574cm" svg:height="1.952cm" svg:x="28.13cm" svg:y="27.625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8466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0">
            <text:p>2000</text:p>
          </table:table-cell>
          <table:table-cell office:value-type="float" office:value="0.0493">
            <text:p>0.0493</text:p>
          </table:table-cell>
          <table:table-cell office:value-type="float" office:value="0.1092">
            <text:p>0.1092</text:p>
          </table:table-cell>
          <table:table-cell office:value-type="float" office:value="5.9">
            <text:p>5.9</text:p>
          </table:table-cell>
          <table:table-cell office:value-type="float" office:value="1.49322033898305">
            <text:p>1.49322033898305</text:p>
          </table:table-cell>
          <table:table-cell/>
          <table:table-cell office:value-type="float" office:value="0.29087">
            <text:p>0.29087</text:p>
          </table:table-cell>
          <table:table-cell office:value-type="float" office:value="0.64428">
            <text:p>0.64428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1">
            <text:p>2001</text:p>
          </table:table-cell>
          <table:table-cell office:value-type="float" office:value="0.0528">
            <office:annotation draw:style-name="gr1" draw:text-style-name="P1" svg:width="3.575cm" svg:height="1.952cm" svg:x="14.582cm" svg:y="28.525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528</text:p>
          </table:table-cell>
          <table:table-cell office:value-type="float" office:value="0.1235">
            <office:annotation draw:style-name="gr1" draw:text-style-name="P1" svg:width="3.572cm" svg:height="1.952cm" svg:x="16.839cm" svg:y="28.525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1235</text:p>
          </table:table-cell>
          <table:table-cell office:value-type="float" office:value="5.9">
            <office:annotation draw:style-name="gr1" draw:text-style-name="P1" svg:width="3.577cm" svg:height="1.952cm" svg:x="19.098cm" svg:y="28.525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1.49322033898305">
            <office:annotation draw:style-name="gr1" draw:text-style-name="P1" svg:width="3.573cm" svg:height="1.952cm" svg:x="21.357cm" svg:y="28.525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49322033898305</text:p>
          </table:table-cell>
          <table:table-cell/>
          <table:table-cell office:value-type="float" office:value="0.31152">
            <office:annotation draw:style-name="gr1" draw:text-style-name="P1" svg:width="3.575cm" svg:height="1.952cm" svg:x="25.872cm" svg:y="28.525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31152</text:p>
          </table:table-cell>
          <table:table-cell office:value-type="float" office:value="0.72865">
            <office:annotation draw:style-name="gr1" draw:text-style-name="P1" svg:width="3.574cm" svg:height="1.952cm" svg:x="28.13cm" svg:y="28.525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7286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2">
            <text:p>2002</text:p>
          </table:table-cell>
          <table:table-cell office:value-type="float" office:value="0.0546">
            <text:p>0.0546</text:p>
          </table:table-cell>
          <table:table-cell office:value-type="float" office:value="0.1307">
            <text:p>0.1307</text:p>
          </table:table-cell>
          <table:table-cell office:value-type="float" office:value="5.9">
            <text:p>5.9</text:p>
          </table:table-cell>
          <table:table-cell office:value-type="float" office:value="1.49322033898305">
            <text:p>1.49322033898305</text:p>
          </table:table-cell>
          <table:table-cell/>
          <table:table-cell office:value-type="float" office:value="0.32214">
            <text:p>0.32214</text:p>
          </table:table-cell>
          <table:table-cell office:value-type="float" office:value="0.77113">
            <text:p>0.77113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3">
            <text:p>2003</text:p>
          </table:table-cell>
          <table:table-cell office:value-type="float" office:value="0.0533">
            <office:annotation draw:style-name="gr1" draw:text-style-name="P1" svg:width="3.575cm" svg:height="1.952cm" svg:x="14.582cm" svg:y="29.425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533</text:p>
          </table:table-cell>
          <table:table-cell office:value-type="float" office:value="0.124">
            <office:annotation draw:style-name="gr1" draw:text-style-name="P1" svg:width="3.572cm" svg:height="1.952cm" svg:x="16.839cm" svg:y="29.425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124</text:p>
          </table:table-cell>
          <table:table-cell office:value-type="float" office:value="5.9">
            <office:annotation draw:style-name="gr1" draw:text-style-name="P1" svg:width="3.577cm" svg:height="1.952cm" svg:x="19.098cm" svg:y="29.425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1.49322033898305">
            <office:annotation draw:style-name="gr1" draw:text-style-name="P1" svg:width="3.573cm" svg:height="1.952cm" svg:x="21.357cm" svg:y="29.425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49322033898305</text:p>
          </table:table-cell>
          <table:table-cell/>
          <table:table-cell office:value-type="float" office:value="0.31447">
            <office:annotation draw:style-name="gr1" draw:text-style-name="P1" svg:width="3.575cm" svg:height="1.953cm" svg:x="25.872cm" svg:y="29.424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31447</text:p>
          </table:table-cell>
          <table:table-cell office:value-type="float" office:value="0.7316">
            <office:annotation draw:style-name="gr1" draw:text-style-name="P1" svg:width="3.574cm" svg:height="1.953cm" svg:x="28.13cm" svg:y="29.424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7316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float" office:value="2004">
            <text:p>2004</text:p>
          </table:table-cell>
          <table:table-cell office:value-type="float" office:value="0.0341">
            <text:p>0.0341</text:p>
          </table:table-cell>
          <table:table-cell office:value-type="float" office:value="0.0285">
            <text:p>0.0285</text:p>
          </table:table-cell>
          <table:table-cell office:value-type="float" office:value="5.9">
            <text:p>5.9</text:p>
          </table:table-cell>
          <table:table-cell office:value-type="float" office:value="1.49322033898305">
            <text:p>1.49322033898305</text:p>
          </table:table-cell>
          <table:table-cell/>
          <table:table-cell office:value-type="float" office:value="0.20119">
            <text:p>0.20119</text:p>
          </table:table-cell>
          <table:table-cell office:value-type="float" office:value="0.16815">
            <text:p>0.1681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gasoline</text:p>
          </table:table-cell>
          <table:table-cell office:value-type="string">
            <text:p>2005-present</text:p>
          </table:table-cell>
          <table:table-cell office:value-type="float" office:value="0.0326">
            <office:annotation draw:style-name="gr1" draw:text-style-name="P1" svg:width="3.575cm" svg:height="1.953cm" svg:x="14.582cm" svg:y="30.324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326</text:p>
          </table:table-cell>
          <table:table-cell office:value-type="float" office:value="0.0177">
            <office:annotation draw:style-name="gr1" draw:text-style-name="P1" svg:width="3.572cm" svg:height="1.953cm" svg:x="16.839cm" svg:y="30.324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177</text:p>
          </table:table-cell>
          <table:table-cell office:value-type="float" office:value="5.9">
            <office:annotation draw:style-name="gr1" draw:text-style-name="P1" svg:width="3.577cm" svg:height="1.953cm" svg:x="19.098cm" svg:y="30.324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1.49322033898305">
            <office:annotation draw:style-name="gr1" draw:text-style-name="P1" svg:width="3.573cm" svg:height="1.953cm" svg:x="21.357cm" svg:y="30.324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49322033898305</text:p>
          </table:table-cell>
          <table:table-cell/>
          <table:table-cell office:value-type="float" office:value="0.19234">
            <office:annotation draw:style-name="gr1" draw:text-style-name="P1" svg:width="3.575cm" svg:height="1.953cm" svg:x="25.872cm" svg:y="30.324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19234</text:p>
          </table:table-cell>
          <table:table-cell office:value-type="float" office:value="0.10443">
            <office:annotation draw:style-name="gr1" draw:text-style-name="P1" svg:width="3.574cm" svg:height="1.953cm" svg:x="28.13cm" svg:y="30.324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10443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diesel</text:p>
          </table:table-cell>
          <table:table-cell office:value-type="string">
            <text:p>1960-present</text:p>
          </table:table-cell>
          <table:table-cell office:value-type="float" office:value="0.0051">
            <text:p>0.0051</text:p>
          </table:table-cell>
          <table:table-cell office:value-type="float" office:value="0.0048">
            <text:p>0.0048</text:p>
          </table:table-cell>
          <table:table-cell office:value-type="float" office:value="5.9">
            <text:p>5.9</text:p>
          </table:table-cell>
          <table:table-cell office:value-type="float" office:value="1.72033898305085">
            <office:annotation draw:style-name="gr1" draw:text-style-name="P1" svg:width="3.573cm" svg:height="1.953cm" svg:x="21.357cm" svg:y="30.773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1.72033898305085</text:p>
          </table:table-cell>
          <table:table-cell/>
          <table:table-cell office:value-type="float" office:value="0.03009">
            <text:p>0.03009</text:p>
          </table:table-cell>
          <table:table-cell office:value-type="float" office:value="0.02832">
            <text:p>0.02832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lng</text:p>
          </table:table-cell>
          <table:table-cell/>
          <table:table-cell office:value-type="float" office:value="1.966">
            <office:annotation draw:style-name="gr1" draw:text-style-name="P1" svg:width="3.575cm" svg:height="1.951cm" svg:x="14.582cm" svg:y="31.224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1.966</text:p>
          </table:table-cell>
          <table:table-cell office:value-type="float" office:value="0.175">
            <office:annotation draw:style-name="gr1" draw:text-style-name="P1" svg:width="3.572cm" svg:height="1.951cm" svg:x="16.839cm" svg:y="31.224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175</text:p>
          </table:table-cell>
          <table:table-cell office:value-type="float" office:value="5.9">
            <office:annotation draw:style-name="gr1" draw:text-style-name="P1" svg:width="3.577cm" svg:height="1.951cm" svg:x="19.098cm" svg:y="31.224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0.75593220338983">
            <text:p>0.75593220338983</text:p>
          </table:table-cell>
          <table:table-cell/>
          <table:table-cell office:value-type="float" office:value="11.5994">
            <office:annotation draw:style-name="gr1" draw:text-style-name="P1" svg:width="3.575cm" svg:height="1.952cm" svg:x="25.872cm" svg:y="31.224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1.5994</text:p>
          </table:table-cell>
          <table:table-cell office:value-type="float" office:value="1.0325">
            <office:annotation draw:style-name="gr1" draw:text-style-name="P1" svg:width="3.574cm" svg:height="1.952cm" svg:x="28.13cm" svg:y="31.224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032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lpg</text:p>
          </table:table-cell>
          <table:table-cell/>
          <table:table-cell office:value-type="float" office:value="0.066">
            <office:annotation draw:style-name="gr1" draw:text-style-name="P1" svg:width="3.575cm" svg:height="1.952cm" svg:x="14.582cm" svg:y="31.674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66</text:p>
          </table:table-cell>
          <table:table-cell office:value-type="float" office:value="0.175">
            <office:annotation draw:style-name="gr1" draw:text-style-name="P1" svg:width="3.572cm" svg:height="1.952cm" svg:x="16.839cm" svg:y="31.674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175</text:p>
          </table:table-cell>
          <table:table-cell office:value-type="float" office:value="5.9">
            <office:annotation draw:style-name="gr1" draw:text-style-name="P1" svg:width="3.577cm" svg:height="1.952cm" svg:x="19.098cm" svg:y="31.674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.9</text:p>
          </table:table-cell>
          <table:table-cell office:value-type="float" office:value="0.98135593220339">
            <office:annotation draw:style-name="gr1" draw:text-style-name="P1" svg:width="3.573cm" svg:height="1.952cm" svg:x="21.357cm" svg:y="31.674cm" draw:caption-point-x="-0.431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98135593220339</text:p>
          </table:table-cell>
          <table:table-cell/>
          <table:table-cell office:value-type="float" office:value="0.3894">
            <text:p>0.3894</text:p>
          </table:table-cell>
          <table:table-cell office:value-type="float" office:value="1.0325">
            <office:annotation draw:style-name="gr1" draw:text-style-name="P1" svg:width="3.574cm" svg:height="1.952cm" svg:x="28.13cm" svg:y="31.674cm" draw:caption-point-x="-0.43cm" draw:caption-point-y="0.277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1.032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heavy duty vehicle (articulated)</text:p>
          </table:table-cell>
          <table:table-cell office:value-type="string">
            <text:p>ethanol</text:p>
          </table:table-cell>
          <table:table-cell/>
          <table:table-cell office:value-type="float" office:value="0.197">
            <text:p>0.197</text:p>
          </table:table-cell>
          <table:table-cell office:value-type="float" office:value="0.175">
            <text:p>0.175</text:p>
          </table:table-cell>
          <table:table-cell office:value-type="float" office:value="5.9">
            <text:p>5.9</text:p>
          </table:table-cell>
          <table:table-cell/>
          <table:table-cell office:value-type="float" office:value="0.942372881355932">
            <office:annotation draw:style-name="gr1" draw:text-style-name="P1" svg:width="3.576cm" svg:height="1.952cm" svg:x="23.614cm" svg:y="32.124cm" draw:caption-point-x="-0.43cm" draw:caption-point-y="0.277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942372881355932</text:p>
          </table:table-cell>
          <table:table-cell office:value-type="float" office:value="1.1623">
            <text:p>1.1623</text:p>
          </table:table-cell>
          <table:table-cell office:value-type="float" office:value="1.0325">
            <text:p>1.032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motorbike</text:p>
          </table:table-cell>
          <table:table-cell office:value-type="string">
            <text:p>diesel</text:p>
          </table:table-cell>
          <table:table-cell office:value-type="string">
            <text:p>non-catalyst control</text:p>
          </table:table-cell>
          <table:table-cell office:value-type="float" office:value="0.0672">
            <office:annotation draw:style-name="gr1" draw:text-style-name="P1" svg:width="3.575cm" svg:height="1.952cm" svg:x="14.582cm" svg:y="32.574cm" draw:caption-point-x="-0.43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672</text:p>
          </table:table-cell>
          <table:table-cell office:value-type="float" office:value="0.0069">
            <office:annotation draw:style-name="gr1" draw:text-style-name="P1" svg:width="3.572cm" svg:height="1.952cm" svg:x="16.839cm" svg:y="32.574cm" draw:caption-point-x="-0.429cm" draw:caption-point-y="0.277cm">
              <dc:date>2010-09-28T00:00:00</dc:date>
              <text:p text:style-name="P1"><text:span text:style-name="T1">Based on Table 5 (On Road Travel - US CH4/N2O factors)</text:span></text:p>
            </office:annotation>
            <text:p>0.0069</text:p>
          </table:table-cell>
          <table:table-cell office:value-type="float" office:value="50">
            <office:annotation draw:style-name="gr1" draw:text-style-name="P1" svg:width="3.577cm" svg:height="1.952cm" svg:x="19.098cm" svg:y="32.574cm" draw:caption-point-x="-0.43cm" draw:caption-point-y="0.277cm">
              <dc:date>2010-09-28T00:00:00</dc:date>
              <text:p text:style-name="P1"><text:span text:style-name="T1">Based on MPG data from Table 5 (On Road Travel - US CH4/N2O factors)</text:span></text:p>
            </office:annotation>
            <text:p>50</text:p>
          </table:table-cell>
          <table:table-cell office:value-type="float" office:value="0.203">
            <text:p>0.203</text:p>
          </table:table-cell>
          <table:table-cell/>
          <table:table-cell office:value-type="float" office:value="3.36">
            <office:annotation draw:style-name="gr1" draw:text-style-name="P1" svg:width="3.575cm" svg:height="1.953cm" svg:x="25.872cm" svg:y="32.573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3.36</text:p>
          </table:table-cell>
          <table:table-cell office:value-type="float" office:value="0.345">
            <office:annotation draw:style-name="gr1" draw:text-style-name="P1" svg:width="3.574cm" svg:height="1.953cm" svg:x="28.13cm" svg:y="32.573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34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motorbike</text:p>
          </table:table-cell>
          <table:table-cell office:value-type="string">
            <text:p>diesel</text:p>
          </table:table-cell>
          <table:table-cell office:value-type="string">
            <text:p>uncontrolled</text:p>
          </table:table-cell>
          <table:table-cell office:value-type="float" office:value="0.0899">
            <text:p>0.0899</text:p>
          </table:table-cell>
          <table:table-cell office:value-type="float" office:value="0.0087">
            <text:p>0.0087</text:p>
          </table:table-cell>
          <table:table-cell office:value-type="float" office:value="50">
            <text:p>50</text:p>
          </table:table-cell>
          <table:table-cell office:value-type="float" office:value="0.203">
            <office:annotation draw:style-name="gr1" draw:text-style-name="P1" svg:width="3.573cm" svg:height="1.953cm" svg:x="21.357cm" svg:y="33.023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203</text:p>
          </table:table-cell>
          <table:table-cell/>
          <table:table-cell office:value-type="float" office:value="4.495">
            <text:p>4.495</text:p>
          </table:table-cell>
          <table:table-cell office:value-type="float" office:value="0.435">
            <text:p>0.435</text:p>
          </table:table-cell>
          <table:table-cell/>
          <table:table-cell office:value-type="string">
            <text:p>http://www.ghgprotocol.org/calculation-tools/all-tools</text:p>
          </table:table-cell>
        </table:table-row>
        <table:table-row table:style-name="ro1">
          <table:table-cell office:value-type="string">
            <text:p>motorbike</text:p>
          </table:table-cell>
          <table:table-cell office:value-type="string">
            <text:p>diesel</text:p>
          </table:table-cell>
          <table:table-cell office:value-type="string">
            <text:p>control unknown</text:p>
          </table:table-cell>
          <table:table-cell office:value-type="float" office:value="0.07">
            <office:annotation draw:style-name="gr1" draw:text-style-name="P1" svg:width="3.575cm" svg:height="1.953cm" svg:x="14.582cm" svg:y="33.473cm" draw:caption-point-x="-0.43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7</text:p>
          </table:table-cell>
          <table:table-cell office:value-type="float" office:value="0.007">
            <office:annotation draw:style-name="gr1" draw:text-style-name="P1" svg:width="3.572cm" svg:height="1.953cm" svg:x="16.839cm" svg:y="33.473cm" draw:caption-point-x="-0.429cm" draw:caption-point-y="0.278cm">
              <dc:date>2010-09-28T00:00:00</dc:date>
              <text:p text:style-name="P1"><text:span text:style-name="T1">Based on Table 5 (On Road Travel - US CH4/N2O factors)</text:span></text:p>
            </office:annotation>
            <text:p>0.007</text:p>
          </table:table-cell>
          <table:table-cell office:value-type="float" office:value="50">
            <office:annotation draw:style-name="gr1" draw:text-style-name="P1" svg:width="3.577cm" svg:height="1.953cm" svg:x="19.098cm" svg:y="33.473cm" draw:caption-point-x="-0.43cm" draw:caption-point-y="0.278cm">
              <dc:date>2010-09-28T00:00:00</dc:date>
              <text:p text:style-name="P1"><text:span text:style-name="T1">Based on MPG data from Table 5 (On Road Travel - US CH4/N2O factors)</text:span></text:p>
            </office:annotation>
            <text:p>50</text:p>
          </table:table-cell>
          <table:table-cell office:value-type="float" office:value="0.203">
            <office:annotation draw:style-name="gr1" draw:text-style-name="P1" svg:width="3.573cm" svg:height="1.953cm" svg:x="21.357cm" svg:y="33.473cm" draw:caption-point-x="-0.431cm" draw:caption-point-y="0.278cm">
              <dc:date>2010-09-28T00:00:00</dc:date>
              <text:p text:style-name="P1"><text:span text:style-name="T1">Derived by dividing the Fuel Use emission factors (from Table 1) by the MPG (from Table 5)</text:span></text:p>
            </office:annotation>
            <text:p>0.203</text:p>
          </table:table-cell>
          <table:table-cell/>
          <table:table-cell office:value-type="float" office:value="3.5">
            <office:annotation draw:style-name="gr1" draw:text-style-name="P1" svg:width="3.575cm" svg:height="1.953cm" svg:x="25.872cm" svg:y="33.473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3.5</text:p>
          </table:table-cell>
          <table:table-cell office:value-type="float" office:value="0.35">
            <office:annotation draw:style-name="gr1" draw:text-style-name="P1" svg:width="3.574cm" svg:height="1.953cm" svg:x="28.13cm" svg:y="33.473cm" draw:caption-point-x="-0.43cm" draw:caption-point-y="0.278cm">
              <dc:date>2010-09-28T00:00:00</dc:date>
              <text:p text:style-name="P1"><text:span text:style-name="T1">Derived by multiplying the CH4/N2O emission factors with the MPG (both from Table 5)</text:span></text:p>
            </office:annotation>
            <text:p>0.35</text:p>
          </table:table-cell>
          <table:table-cell/>
          <table:table-cell office:value-type="string">
            <text:p>http://www.ghgprotocol.org/calculation-tools/all-tools</text:p>
          </table:table-cell>
        </table:table-row>
      </table:table>
      <table:table table:name="uk" table:style-name="ta1" table:print="false">
        <table:table-column table:style-name="co21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1" table:number-columns-repeated="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uel</text:p>
          </table:table-cell>
          <table:table-cell office:value-type="string">
            <text:p>size</text:p>
          </table:table-cell>
          <table:table-cell table:style-name="ce1" office:value-type="string">
            <text:p>massCO2PerDistance</text:p>
          </table:table-cell>
          <table:table-cell table:style-name="ce1" office:value-type="string">
            <text:p>units</text:p>
          </table:table-cell>
          <table:table-cell office:value-type="string">
            <text:p>source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petrol</text:p>
          </table:table-cell>
          <table:table-cell office:value-type="string">
            <text:p>less than 1.4 litres</text:p>
          </table:table-cell>
          <table:table-cell office:value-type="float" office:value="0.1809">
            <office:annotation draw:style-name="gr1" draw:text-style-name="P1" svg:width="3.575cm" svg:height="1.952cm" svg:x="13.32cm" svg:y="0.183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180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petrol</text:p>
          </table:table-cell>
          <table:table-cell office:value-type="string">
            <text:p>1.4-2.0 litres</text:p>
          </table:table-cell>
          <table:table-cell office:value-type="float" office:value="0.2139">
            <office:annotation draw:style-name="gr1" draw:text-style-name="P1" svg:width="3.575cm" svg:height="1.952cm" svg:x="13.32cm" svg:y="0.633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213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petrol</text:p>
          </table:table-cell>
          <table:table-cell office:value-type="string">
            <text:p>greater than 2.0 litres</text:p>
          </table:table-cell>
          <table:table-cell office:value-type="float" office:value="0.2958">
            <office:annotation draw:style-name="gr1" draw:text-style-name="P1" svg:width="3.575cm" svg:height="1.952cm" svg:x="13.32cm" svg:y="1.083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2958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petrol</text:p>
          </table:table-cell>
          <table:table-cell office:value-type="string">
            <text:p>unknown</text:p>
          </table:table-cell>
          <table:table-cell office:value-type="float" office:value="0.207">
            <office:annotation draw:style-name="gr1" draw:text-style-name="P1" svg:width="3.575cm" svg:height="1.953cm" svg:x="13.32cm" svg:y="1.532cm" draw:caption-point-x="-0.43cm" draw:caption-point-y="0.278cm">
              <dc:date>2010-09-28T00:00:00</dc:date>
              <text:p text:style-name="P1"><text:span text:style-name="T1">Based on Table 3 (On Road Travel - UK factors)</text:span></text:p>
            </office:annotation>
            <text:p>0.20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diesel</text:p>
          </table:table-cell>
          <table:table-cell office:value-type="string">
            <text:p>less than 1.4 litres</text:p>
          </table:table-cell>
          <table:table-cell office:value-type="float" office:value="0.1513">
            <office:annotation draw:style-name="gr1" draw:text-style-name="P1" svg:width="3.575cm" svg:height="1.953cm" svg:x="13.32cm" svg:y="1.982cm" draw:caption-point-x="-0.43cm" draw:caption-point-y="0.278cm">
              <dc:date>2010-09-28T00:00:00</dc:date>
              <text:p text:style-name="P1"><text:span text:style-name="T1">Based on Table 3 (On Road Travel - UK factors)</text:span></text:p>
            </office:annotation>
            <text:p>0.1513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diesel</text:p>
          </table:table-cell>
          <table:table-cell office:value-type="string">
            <text:p>1.4-2.0 litres</text:p>
          </table:table-cell>
          <table:table-cell office:value-type="float" office:value="0.1881">
            <office:annotation draw:style-name="gr1" draw:text-style-name="P1" svg:width="3.575cm" svg:height="1.953cm" svg:x="13.32cm" svg:y="2.432cm" draw:caption-point-x="-0.43cm" draw:caption-point-y="0.278cm">
              <dc:date>2010-09-28T00:00:00</dc:date>
              <text:p text:style-name="P1"><text:span text:style-name="T1">Based on Table 3 (On Road Travel - UK factors)</text:span></text:p>
            </office:annotation>
            <text:p>0.188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diesel</text:p>
          </table:table-cell>
          <table:table-cell office:value-type="string">
            <text:p>greater than 2.0 litres</text:p>
          </table:table-cell>
          <table:table-cell office:value-type="float" office:value="0.258">
            <office:annotation draw:style-name="gr1" draw:text-style-name="P1" svg:width="3.575cm" svg:height="1.951cm" svg:x="13.32cm" svg:y="2.884cm" draw:caption-point-x="-0.43cm" draw:caption-point-y="0.276cm">
              <dc:date>2010-09-28T00:00:00</dc:date>
              <text:p text:style-name="P1"><text:span text:style-name="T1">Based on Table 3 (On Road Travel - UK factors)</text:span></text:p>
            </office:annotation>
            <text:p>0.258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diesel</text:p>
          </table:table-cell>
          <table:table-cell office:value-type="string">
            <text:p>unknown</text:p>
          </table:table-cell>
          <table:table-cell office:value-type="float" office:value="0.1979">
            <office:annotation draw:style-name="gr1" draw:text-style-name="P1" svg:width="3.575cm" svg:height="1.951cm" svg:x="13.32cm" svg:y="3.332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197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hybrid</text:p>
          </table:table-cell>
          <table:table-cell office:value-type="string">
            <text:p>1.4-2.0 litres</text:p>
          </table:table-cell>
          <table:table-cell office:value-type="float" office:value="0.1262">
            <office:annotation draw:style-name="gr1" draw:text-style-name="P1" svg:width="3.575cm" svg:height="1.952cm" svg:x="13.32cm" svg:y="3.782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126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hybrid</text:p>
          </table:table-cell>
          <table:table-cell office:value-type="string">
            <text:p>greater than 2.0 litres</text:p>
          </table:table-cell>
          <table:table-cell office:value-type="float" office:value="0.224">
            <office:annotation draw:style-name="gr1" draw:text-style-name="P1" svg:width="3.575cm" svg:height="1.952cm" svg:x="13.32cm" svg:y="4.232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224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hybrid</text:p>
          </table:table-cell>
          <table:table-cell office:value-type="string">
            <text:p>unknown</text:p>
          </table:table-cell>
          <table:table-cell office:value-type="float" office:value="0.2042">
            <office:annotation draw:style-name="gr1" draw:text-style-name="P1" svg:width="3.575cm" svg:height="1.952cm" svg:x="13.32cm" svg:y="4.682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204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lpg/cng</text:p>
          </table:table-cell>
          <table:table-cell office:value-type="string">
            <text:p>1.4-2.0 litres</text:p>
          </table:table-cell>
          <table:table-cell office:value-type="float" office:value="0.1892">
            <office:annotation draw:style-name="gr1" draw:text-style-name="P1" svg:width="3.575cm" svg:height="1.952cm" svg:x="13.32cm" svg:y="5.132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189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lpg/cng</text:p>
          </table:table-cell>
          <table:table-cell office:value-type="string">
            <text:p>greater than 2.0 litres</text:p>
          </table:table-cell>
          <table:table-cell office:value-type="float" office:value="0.2594">
            <office:annotation draw:style-name="gr1" draw:text-style-name="P1" svg:width="3.575cm" svg:height="1.953cm" svg:x="13.32cm" svg:y="5.581cm" draw:caption-point-x="-0.43cm" draw:caption-point-y="0.278cm">
              <dc:date>2010-09-28T00:00:00</dc:date>
              <text:p text:style-name="P1"><text:span text:style-name="T1">Based on Table 3 (On Road Travel - UK factors)</text:span></text:p>
            </office:annotation>
            <text:p>0.2594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passenger car</text:p>
          </table:table-cell>
          <table:table-cell office:value-type="string">
            <text:p>lpg/cng</text:p>
          </table:table-cell>
          <table:table-cell office:value-type="string">
            <text:p>unknown</text:p>
          </table:table-cell>
          <table:table-cell office:value-type="float" office:value="0.2243">
            <office:annotation draw:style-name="gr1" draw:text-style-name="P1" svg:width="3.575cm" svg:height="1.953cm" svg:x="13.32cm" svg:y="6.031cm" draw:caption-point-x="-0.43cm" draw:caption-point-y="0.278cm">
              <dc:date>2010-09-28T00:00:00</dc:date>
              <text:p text:style-name="P1"><text:span text:style-name="T1">Based on Table 3 (On Road Travel - UK factors)</text:span></text:p>
            </office:annotation>
            <text:p>0.2243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petrol</text:p>
          </table:table-cell>
          <table:table-cell office:value-type="string">
            <text:p>less than 1.25 tonnes</text:p>
          </table:table-cell>
          <table:table-cell office:value-type="float" office:value="0.2244">
            <office:annotation draw:style-name="gr1" draw:text-style-name="P1" svg:width="3.575cm" svg:height="1.953cm" svg:x="13.32cm" svg:y="6.481cm" draw:caption-point-x="-0.43cm" draw:caption-point-y="0.278cm">
              <dc:date>2010-09-28T00:00:00</dc:date>
              <text:p text:style-name="P1"><text:span text:style-name="T1">Based on Table 3 (On Road Travel - UK factors)</text:span></text:p>
            </office:annotation>
            <text:p>0.2244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office:value-type="string">
            <text:p>less than 3.5 tonnes</text:p>
          </table:table-cell>
          <table:table-cell office:value-type="float" office:value="0.2718">
            <office:annotation draw:style-name="gr1" draw:text-style-name="P1" svg:width="3.575cm" svg:height="1.951cm" svg:x="13.32cm" svg:y="6.932cm" draw:caption-point-x="-0.43cm" draw:caption-point-y="0.276cm">
              <dc:date>2010-09-28T00:00:00</dc:date>
              <text:p text:style-name="P1"><text:span text:style-name="T1">Based on Table 3 (On Road Travel - UK factors)</text:span></text:p>
            </office:annotation>
            <text:p>0.2718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lpg/cng</text:p>
          </table:table-cell>
          <table:table-cell office:value-type="string">
            <text:p>less than 3.5 tonnes</text:p>
          </table:table-cell>
          <table:table-cell office:value-type="float" office:value="0.2718">
            <office:annotation draw:style-name="gr1" draw:text-style-name="P1" svg:width="3.575cm" svg:height="1.951cm" svg:x="13.32cm" svg:y="7.381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2718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unknown</text:p>
          </table:table-cell>
          <table:table-cell/>
          <table:table-cell office:value-type="float" office:value="0.2661">
            <office:annotation draw:style-name="gr1" draw:text-style-name="P1" svg:width="3.575cm" svg:height="1.952cm" svg:x="13.32cm" svg:y="7.831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266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motorbike</text:p>
          </table:table-cell>
          <table:table-cell office:value-type="string">
            <text:p>petrol</text:p>
          </table:table-cell>
          <table:table-cell office:value-type="string">
            <text:p>less than 125 cc</text:p>
          </table:table-cell>
          <table:table-cell office:value-type="float" office:value="0.0729">
            <office:annotation draw:style-name="gr1" draw:text-style-name="P1" svg:width="3.575cm" svg:height="1.952cm" svg:x="13.32cm" svg:y="8.281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072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motorbike</text:p>
          </table:table-cell>
          <table:table-cell office:value-type="string">
            <text:p>petrol</text:p>
          </table:table-cell>
          <table:table-cell office:value-type="string">
            <text:p>125-500 cc</text:p>
          </table:table-cell>
          <table:table-cell office:value-type="float" office:value="0.0939">
            <office:annotation draw:style-name="gr1" draw:text-style-name="P1" svg:width="3.575cm" svg:height="1.952cm" svg:x="13.32cm" svg:y="8.731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093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motorbike</text:p>
          </table:table-cell>
          <table:table-cell office:value-type="string">
            <text:p>petrol</text:p>
          </table:table-cell>
          <table:table-cell office:value-type="string">
            <text:p>greater than 500 cc</text:p>
          </table:table-cell>
          <table:table-cell office:value-type="float" office:value="0.1286">
            <office:annotation draw:style-name="gr1" draw:text-style-name="P1" svg:width="3.575cm" svg:height="1.952cm" svg:x="13.32cm" svg:y="9.181cm" draw:caption-point-x="-0.43cm" draw:caption-point-y="0.277cm">
              <dc:date>2010-09-28T00:00:00</dc:date>
              <text:p text:style-name="P1"><text:span text:style-name="T1">Based on Table 3 (On Road Travel - UK factors)</text:span></text:p>
            </office:annotation>
            <text:p>0.128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  <table:table-row table:style-name="ro1">
          <table:table-cell office:value-type="string">
            <text:p>motorbike</text:p>
          </table:table-cell>
          <table:table-cell office:value-type="string">
            <text:p>petrol</text:p>
          </table:table-cell>
          <table:table-cell office:value-type="string">
            <text:p>unknown</text:p>
          </table:table-cell>
          <table:table-cell office:value-type="float" office:value="0.1059">
            <office:annotation draw:style-name="gr1" draw:text-style-name="P1" svg:width="3.575cm" svg:height="1.953cm" svg:x="13.32cm" svg:y="9.63cm" draw:caption-point-x="-0.43cm" draw:caption-point-y="0.278cm">
              <dc:date>2010-09-28T00:00:00</dc:date>
              <text:p text:style-name="P1"><text:span text:style-name="T1">Based on Table 3 (On Road Travel - UK factors)</text:span></text:p>
            </office:annotation>
            <text:p>0.105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4"/>
        </table:table-row>
      </table:table>
      <table:table table:name="heavygood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1" table:default-cell-style-name="ce9"/>
        <table:table-column table:style-name="co11" table:default-cell-style-name="Default"/>
        <table:table-column table:style-name="co5" table:default-cell-style-name="Default"/>
        <table:table-column table:style-name="co11" table:number-columns-repeated="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ize</text:p>
          </table:table-cell>
          <table:table-cell table:style-name="Default" office:value-type="string">
            <text:p>load</text:p>
          </table:table-cell>
          <table:table-cell table:style-name="ce1" office:value-type="string">
            <text:p>massCO2PerDistance</text:p>
          </table:table-cell>
          <table:table-cell table:style-name="ce1" office:value-type="string">
            <text:p>units</text:p>
          </table:table-cell>
          <table:table-cell office:value-type="string">
            <text:p>source</text:p>
          </table:table-cell>
          <table:table-cell table:style-name="ce2"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3.5-7.5 tonnes</text:p>
          </table:table-cell>
          <table:table-cell office:value-type="percentage" office:value="0">
            <text:p>0%</text:p>
          </table:table-cell>
          <table:table-cell office:value-type="float" office:value="0.525">
            <office:annotation draw:style-name="gr1" draw:text-style-name="P1" svg:width="3.575cm" svg:height="1.953cm" svg:x="10.723cm" svg:y="0.182cm" draw:caption-point-x="-0.43cm" draw:caption-point-y="0.278cm">
              <dc:date>2010-09-28T00:00:00</dc:date>
              <text:p text:style-name="P1"><text:span text:style-name="T1">Based on Table 4 (On Road Travel - UK factors)</text:span></text:p>
            </office:annotation>
            <text:p>0.52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3.5-7.5 tonnes</text:p>
          </table:table-cell>
          <table:table-cell office:value-type="percentage" office:value="0.5">
            <text:p>50%</text:p>
          </table:table-cell>
          <table:table-cell office:value-type="float" office:value="0.571">
            <office:annotation draw:style-name="gr1" draw:text-style-name="P1" svg:width="3.575cm" svg:height="1.953cm" svg:x="10.723cm" svg:y="0.632cm" draw:caption-point-x="-0.43cm" draw:caption-point-y="0.278cm">
              <dc:date>2010-09-28T00:00:00</dc:date>
              <text:p text:style-name="P1"><text:span text:style-name="T1">Based on Table 4 (On Road Travel - UK factors)</text:span></text:p>
            </office:annotation>
            <text:p>0.57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3.5-7.5 tonnes</text:p>
          </table:table-cell>
          <table:table-cell office:value-type="percentage" office:value="1">
            <text:p>100%</text:p>
          </table:table-cell>
          <table:table-cell office:value-type="float" office:value="0.617">
            <office:annotation draw:style-name="gr1" draw:text-style-name="P1" svg:width="3.575cm" svg:height="1.951cm" svg:x="10.723cm" svg:y="1.084cm" draw:caption-point-x="-0.43cm" draw:caption-point-y="0.276cm">
              <dc:date>2010-09-28T00:00:00</dc:date>
              <text:p text:style-name="P1"><text:span text:style-name="T1">Based on Table 4 (On Road Travel - UK factors)</text:span></text:p>
            </office:annotation>
            <text:p>0.61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3.5-7.5 tonnes</text:p>
          </table:table-cell>
          <table:table-cell table:style-name="Default" office:value-type="string">
            <text:p>40% (default)</text:p>
          </table:table-cell>
          <table:table-cell office:value-type="float" office:value="0.563">
            <office:annotation draw:style-name="gr1" draw:text-style-name="P1" svg:width="3.575cm" svg:height="1.951cm" svg:x="10.723cm" svg:y="1.533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563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7.5-17 tonnes</text:p>
          </table:table-cell>
          <table:table-cell office:value-type="percentage" office:value="0">
            <text:p>0%</text:p>
          </table:table-cell>
          <table:table-cell office:value-type="float" office:value="0.672">
            <office:annotation draw:style-name="gr1" draw:text-style-name="P1" svg:width="3.575cm" svg:height="1.952cm" svg:x="10.723cm" svg:y="1.983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67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7.5-17 tonnes</text:p>
          </table:table-cell>
          <table:table-cell office:value-type="percentage" office:value="0.5">
            <text:p>50%</text:p>
          </table:table-cell>
          <table:table-cell office:value-type="float" office:value="0.768">
            <office:annotation draw:style-name="gr1" draw:text-style-name="P1" svg:width="3.575cm" svg:height="1.952cm" svg:x="10.723cm" svg:y="2.433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768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7.5-17 tonnes</text:p>
          </table:table-cell>
          <table:table-cell office:value-type="percentage" office:value="1">
            <text:p>100%</text:p>
          </table:table-cell>
          <table:table-cell office:value-type="float" office:value="0.864">
            <office:annotation draw:style-name="gr1" draw:text-style-name="P1" svg:width="3.575cm" svg:height="1.952cm" svg:x="10.723cm" svg:y="2.883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864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7.5-17 tonnes</text:p>
          </table:table-cell>
          <table:table-cell table:style-name="Default" office:value-type="string">
            <text:p>39% (default)</text:p>
          </table:table-cell>
          <table:table-cell office:value-type="float" office:value="0.747">
            <office:annotation draw:style-name="gr1" draw:text-style-name="P1" svg:width="3.575cm" svg:height="1.952cm" svg:x="10.723cm" svg:y="3.332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74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greater than 17 tonnes</text:p>
          </table:table-cell>
          <table:table-cell office:value-type="percentage" office:value="0">
            <text:p>0%</text:p>
          </table:table-cell>
          <table:table-cell office:value-type="float" office:value="0.778">
            <office:annotation draw:style-name="gr1" draw:text-style-name="P1" svg:width="3.575cm" svg:height="1.953cm" svg:x="10.723cm" svg:y="3.781cm" draw:caption-point-x="-0.43cm" draw:caption-point-y="0.278cm">
              <dc:date>2010-09-28T00:00:00</dc:date>
              <text:p text:style-name="P1"><text:span text:style-name="T1">Based on Table 4 (On Road Travel - UK factors)</text:span></text:p>
            </office:annotation>
            <text:p>0.778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greater than 17 tonnes</text:p>
          </table:table-cell>
          <table:table-cell office:value-type="percentage" office:value="0.5">
            <text:p>50%</text:p>
          </table:table-cell>
          <table:table-cell office:value-type="float" office:value="0.949">
            <office:annotation draw:style-name="gr1" draw:text-style-name="P1" svg:width="3.575cm" svg:height="1.953cm" svg:x="10.723cm" svg:y="4.231cm" draw:caption-point-x="-0.43cm" draw:caption-point-y="0.278cm">
              <dc:date>2010-09-28T00:00:00</dc:date>
              <text:p text:style-name="P1"><text:span text:style-name="T1">Based on Table 4 (On Road Travel - UK factors)</text:span></text:p>
            </office:annotation>
            <text:p>0.94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greater than 17 tonnes</text:p>
          </table:table-cell>
          <table:table-cell office:value-type="percentage" office:value="1">
            <text:p>100%</text:p>
          </table:table-cell>
          <table:table-cell office:value-type="float" office:value="1.119">
            <office:annotation draw:style-name="gr1" draw:text-style-name="P1" svg:width="3.575cm" svg:height="1.953cm" svg:x="10.723cm" svg:y="4.681cm" draw:caption-point-x="-0.43cm" draw:caption-point-y="0.278cm">
              <dc:date>2010-09-28T00:00:00</dc:date>
              <text:p text:style-name="P1"><text:span text:style-name="T1">Based on Table 4 (On Road Travel - UK factors)</text:span></text:p>
            </office:annotation>
            <text:p>1.11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greater than 17 tonnes</text:p>
          </table:table-cell>
          <table:table-cell table:style-name="Default" office:value-type="string">
            <text:p>56% (default)</text:p>
          </table:table-cell>
          <table:table-cell office:value-type="float" office:value="0.969">
            <office:annotation draw:style-name="gr1" draw:text-style-name="P1" svg:width="3.575cm" svg:height="1.951cm" svg:x="10.723cm" svg:y="5.133cm" draw:caption-point-x="-0.43cm" draw:caption-point-y="0.276cm">
              <dc:date>2010-09-28T00:00:00</dc:date>
              <text:p text:style-name="P1"><text:span text:style-name="T1">Based on Table 4 (On Road Travel - UK factors)</text:span></text:p>
            </office:annotation>
            <text:p>0.96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rigid</text:p>
          </table:table-cell>
          <table:table-cell office:value-type="string">
            <text:p>unknown</text:p>
          </table:table-cell>
          <table:table-cell table:style-name="Default"/>
          <table:table-cell office:value-type="float" office:value="0.895">
            <office:annotation draw:style-name="gr1" draw:text-style-name="P1" svg:width="3.575cm" svg:height="1.951cm" svg:x="10.723cm" svg:y="5.582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89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articulated</text:p>
          </table:table-cell>
          <table:table-cell office:value-type="string">
            <text:p>3.5-33 tonnes</text:p>
          </table:table-cell>
          <table:table-cell office:value-type="percentage" office:value="0">
            <text:p>0%</text:p>
          </table:table-cell>
          <table:table-cell office:value-type="float" office:value="0.672">
            <office:annotation draw:style-name="gr1" draw:text-style-name="P1" svg:width="3.575cm" svg:height="1.952cm" svg:x="10.723cm" svg:y="6.032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67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articulated</text:p>
          </table:table-cell>
          <table:table-cell office:value-type="string">
            <text:p>3.5-33 tonnes</text:p>
          </table:table-cell>
          <table:table-cell office:value-type="percentage" office:value="0.5">
            <text:p>50%</text:p>
          </table:table-cell>
          <table:table-cell office:value-type="float" office:value="0.84">
            <office:annotation draw:style-name="gr1" draw:text-style-name="P1" svg:width="3.575cm" svg:height="1.952cm" svg:x="10.723cm" svg:y="6.482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84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articulated</text:p>
          </table:table-cell>
          <table:table-cell office:value-type="string">
            <text:p>3.5-33 tonnes</text:p>
          </table:table-cell>
          <table:table-cell office:value-type="percentage" office:value="1">
            <text:p>100%</text:p>
          </table:table-cell>
          <table:table-cell office:value-type="float" office:value="1.008">
            <office:annotation draw:style-name="gr1" draw:text-style-name="P1" svg:width="3.575cm" svg:height="1.952cm" svg:x="10.723cm" svg:y="6.931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1.008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articulated</text:p>
          </table:table-cell>
          <table:table-cell office:value-type="string">
            <text:p>3.5-33 tonnes</text:p>
          </table:table-cell>
          <table:table-cell table:style-name="Default" office:value-type="string">
            <text:p>43% (default)</text:p>
          </table:table-cell>
          <table:table-cell office:value-type="float" office:value="0.817">
            <office:annotation draw:style-name="gr1" draw:text-style-name="P1" svg:width="3.575cm" svg:height="1.954cm" svg:x="10.723cm" svg:y="7.379cm" draw:caption-point-x="-0.43cm" draw:caption-point-y="0.279cm">
              <dc:date>2010-09-28T00:00:00</dc:date>
              <text:p text:style-name="P1"><text:span text:style-name="T1">Based on Table 4 (On Road Travel - UK factors)</text:span></text:p>
            </office:annotation>
            <text:p>0.81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articulated</text:p>
          </table:table-cell>
          <table:table-cell office:value-type="string">
            <text:p>greater than 33 tonnes</text:p>
          </table:table-cell>
          <table:table-cell office:value-type="percentage" office:value="0">
            <text:p>0%</text:p>
          </table:table-cell>
          <table:table-cell office:value-type="float" office:value="0.667">
            <office:annotation draw:style-name="gr1" draw:text-style-name="P1" svg:width="3.575cm" svg:height="1.953cm" svg:x="10.723cm" svg:y="7.83cm" draw:caption-point-x="-0.43cm" draw:caption-point-y="0.278cm">
              <dc:date>2010-09-28T00:00:00</dc:date>
              <text:p text:style-name="P1"><text:span text:style-name="T1">Based on Table 4 (On Road Travel - UK factors)</text:span></text:p>
            </office:annotation>
            <text:p>0.66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articulated</text:p>
          </table:table-cell>
          <table:table-cell office:value-type="string">
            <text:p>greater than 33 tonnes</text:p>
          </table:table-cell>
          <table:table-cell office:value-type="percentage" office:value="0.5">
            <text:p>50%</text:p>
          </table:table-cell>
          <table:table-cell office:value-type="float" office:value="0.889">
            <office:annotation draw:style-name="gr1" draw:text-style-name="P1" svg:width="3.575cm" svg:height="1.953cm" svg:x="10.723cm" svg:y="8.28cm" draw:caption-point-x="-0.43cm" draw:caption-point-y="0.278cm">
              <dc:date>2010-09-28T00:00:00</dc:date>
              <text:p text:style-name="P1"><text:span text:style-name="T1">Based on Table 4 (On Road Travel - UK factors)</text:span></text:p>
            </office:annotation>
            <text:p>0.88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articulated</text:p>
          </table:table-cell>
          <table:table-cell office:value-type="string">
            <text:p>greater than 33 tonnes</text:p>
          </table:table-cell>
          <table:table-cell office:value-type="percentage" office:value="1">
            <text:p>100%</text:p>
          </table:table-cell>
          <table:table-cell office:value-type="float" office:value="1.111">
            <office:annotation draw:style-name="gr1" draw:text-style-name="P1" svg:width="3.575cm" svg:height="1.953cm" svg:x="10.723cm" svg:y="8.73cm" draw:caption-point-x="-0.43cm" draw:caption-point-y="0.278cm">
              <dc:date>2010-09-28T00:00:00</dc:date>
              <text:p text:style-name="P1"><text:span text:style-name="T1">Based on Table 4 (On Road Travel - UK factors)</text:span></text:p>
            </office:annotation>
            <text:p>1.11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articulated</text:p>
          </table:table-cell>
          <table:table-cell office:value-type="string">
            <text:p>greater than 33 tonnes</text:p>
          </table:table-cell>
          <table:table-cell table:style-name="Default" office:value-type="string">
            <text:p>59% (default)</text:p>
          </table:table-cell>
          <table:table-cell office:value-type="float" office:value="0.929">
            <office:annotation draw:style-name="gr1" draw:text-style-name="P1" svg:width="3.575cm" svg:height="1.951cm" svg:x="10.723cm" svg:y="9.182cm" draw:caption-point-x="-0.43cm" draw:caption-point-y="0.276cm">
              <dc:date>2010-09-28T00:00:00</dc:date>
              <text:p text:style-name="P1"><text:span text:style-name="T1">Based on Table 4 (On Road Travel - UK factors)</text:span></text:p>
            </office:annotation>
            <text:p>0.929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office:value-type="string">
            <text:p>articulated</text:p>
          </table:table-cell>
          <table:table-cell office:value-type="string">
            <text:p>unknown</text:p>
          </table:table-cell>
          <table:table-cell table:style-name="Default"/>
          <table:table-cell office:value-type="float" office:value="0.917">
            <office:annotation draw:style-name="gr1" draw:text-style-name="P1" svg:width="3.575cm" svg:height="1.951cm" svg:x="10.723cm" svg:y="9.631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91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unknown</text:p>
          </table:table-cell>
          <table:table-cell table:style-name="Default"/>
          <table:table-cell office:value-type="float" office:value="0.906">
            <office:annotation draw:style-name="gr1" draw:text-style-name="P1" svg:width="3.575cm" svg:height="1.952cm" svg:x="10.723cm" svg:y="10.08cm" draw:caption-point-x="-0.43cm" draw:caption-point-y="0.277cm">
              <dc:date>2010-09-28T00:00:00</dc:date>
              <text:p text:style-name="P1"><text:span text:style-name="T1">Based on Table 4 (On Road Travel - UK factors)</text:span></text:p>
            </office:annotation>
            <text:p>0.90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2"/>
        </table:table-row>
      </table:table>
      <table:table table:name="passenger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1017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lass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massCO2PerDistance</text:p>
          </table:table-cell>
          <table:table-cell table:style-name="ce1" office:value-type="string">
            <text:p>massCH4PerDistance</text:p>
          </table:table-cell>
          <table:table-cell table:style-name="ce1" office:value-type="string">
            <text:p>massN2OPerDistance</text:p>
          </table:table-cell>
          <table:table-cell table:style-name="ce1" office:value-type="string">
            <text:p>units</text:p>
          </table:table-cell>
          <table:table-cell office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domestic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307508623488">
            <text:p>0.3075086234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domestic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307508623488">
            <text:p>0.3075086234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domestic</text:p>
          </table:table-cell>
          <table:table-cell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307508623488">
            <text:p>0.3075086234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business</text:p>
          </table:table-cell>
          <table:table-cell office:value-type="string">
            <text:p>other</text:p>
          </table:table-cell>
          <table:table-cell office:value-type="float" office:value="0.41047928064">
            <text:p>0.41047928064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business</text:p>
          </table:table-cell>
          <table:table-cell office:value-type="string">
            <text:p>uk</text:p>
          </table:table-cell>
          <table:table-cell office:value-type="float" office:value="0.41047928064">
            <text:p>0.41047928064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business</text:p>
          </table:table-cell>
          <table:table-cell office:value-type="string">
            <text:p>us</text:p>
          </table:table-cell>
          <table:table-cell office:value-type="float" office:value="0.41047928064">
            <text:p>0.41047928064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economy</text:p>
          </table:table-cell>
          <table:table-cell office:value-type="string">
            <text:p>other</text:p>
          </table:table-cell>
          <table:table-cell office:value-type="float" office:value="0.141562726272">
            <text:p>0.141562726272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economy</text:p>
          </table:table-cell>
          <table:table-cell office:value-type="string">
            <text:p>uk</text:p>
          </table:table-cell>
          <table:table-cell office:value-type="float" office:value="0.141562726272">
            <text:p>0.141562726272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economy</text:p>
          </table:table-cell>
          <table:table-cell office:value-type="string">
            <text:p>us</text:p>
          </table:table-cell>
          <table:table-cell office:value-type="float" office:value="0.141562726272">
            <text:p>0.141562726272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economy plus</text:p>
          </table:table-cell>
          <table:table-cell office:value-type="string">
            <text:p>other</text:p>
          </table:table-cell>
          <table:table-cell office:value-type="float" office:value="0.226465278336">
            <text:p>0.226465278336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economy plus</text:p>
          </table:table-cell>
          <table:table-cell office:value-type="string">
            <text:p>uk</text:p>
          </table:table-cell>
          <table:table-cell office:value-type="float" office:value="0.226465278336">
            <text:p>0.226465278336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economy plus</text:p>
          </table:table-cell>
          <table:table-cell office:value-type="string">
            <text:p>us</text:p>
          </table:table-cell>
          <table:table-cell office:value-type="float" office:value="0.226465278336">
            <text:p>0.226465278336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first</text:p>
          </table:table-cell>
          <table:table-cell office:value-type="string">
            <text:p>other</text:p>
          </table:table-cell>
          <table:table-cell office:value-type="float" office:value="0.566250905088">
            <text:p>0.5662509050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first</text:p>
          </table:table-cell>
          <table:table-cell office:value-type="string">
            <text:p>uk</text:p>
          </table:table-cell>
          <table:table-cell office:value-type="float" office:value="0.566250905088">
            <text:p>0.5662509050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first</text:p>
          </table:table-cell>
          <table:table-cell office:value-type="string">
            <text:p>us</text:p>
          </table:table-cell>
          <table:table-cell office:value-type="float" office:value="0.566250905088">
            <text:p>0.5662509050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unknown</text:p>
          </table:table-cell>
          <table:table-cell office:value-type="string">
            <text:p>other</text:p>
          </table:table-cell>
          <table:table-cell office:value-type="float" office:value="0.194012856576">
            <text:p>0.194012856576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unknown</text:p>
          </table:table-cell>
          <table:table-cell office:value-type="string">
            <text:p>uk</text:p>
          </table:table-cell>
          <table:table-cell office:value-type="float" office:value="0.194012856576">
            <text:p>0.194012856576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unknown</text:p>
          </table:table-cell>
          <table:table-cell office:value-type="string">
            <text:p>us</text:p>
          </table:table-cell>
          <table:table-cell office:value-type="float" office:value="0.194012856576">
            <text:p>0.194012856576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economy</text:p>
          </table:table-cell>
          <table:table-cell office:value-type="string">
            <text:p>other</text:p>
          </table:table-cell>
          <table:table-cell office:value-type="float" office:value="0.164367130752">
            <text:p>0.164367130752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economy</text:p>
          </table:table-cell>
          <table:table-cell office:value-type="string">
            <text:p>uk</text:p>
          </table:table-cell>
          <table:table-cell office:value-type="float" office:value="0.164367130752">
            <text:p>0.164367130752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economy</text:p>
          </table:table-cell>
          <table:table-cell office:value-type="string">
            <text:p>us</text:p>
          </table:table-cell>
          <table:table-cell office:value-type="float" office:value="0.164367130752">
            <text:p>0.164367130752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economy plus</text:p>
          </table:table-cell>
          <table:table-cell office:value-type="string">
            <text:p>other</text:p>
          </table:table-cell>
          <table:table-cell office:value-type="float" office:value="0.24646298688">
            <text:p>0.246462986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economy plus</text:p>
          </table:table-cell>
          <table:table-cell office:value-type="string">
            <text:p>uk</text:p>
          </table:table-cell>
          <table:table-cell office:value-type="float" office:value="0.24646298688">
            <text:p>0.246462986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economy plus</text:p>
          </table:table-cell>
          <table:table-cell office:value-type="string">
            <text:p>us</text:p>
          </table:table-cell>
          <table:table-cell office:value-type="float" office:value="0.24646298688">
            <text:p>0.246462986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unknown</text:p>
          </table:table-cell>
          <table:table-cell office:value-type="string">
            <text:p>other</text:p>
          </table:table-cell>
          <table:table-cell office:value-type="float" office:value="0.172436381568">
            <text:p>0.17243638156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unknown</text:p>
          </table:table-cell>
          <table:table-cell office:value-type="string">
            <text:p>uk</text:p>
          </table:table-cell>
          <table:table-cell office:value-type="float" office:value="0.172436381568">
            <text:p>0.17243638156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unknown</text:p>
          </table:table-cell>
          <table:table-cell office:value-type="string">
            <text:p>us</text:p>
          </table:table-cell>
          <table:table-cell office:value-type="float" office:value="0.172436381568">
            <text:p>0.17243638156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bus</text:p>
          </table:table-cell>
          <table:table-cell office:value-type="string">
            <text:p>coach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107">
            <office:annotation draw:style-name="gr1" draw:text-style-name="P1" svg:width="3.575cm" svg:height="1.953cm" svg:x="14.111cm" svg:y="12.329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107</text:p>
          </table:table-cell>
          <table:table-cell office:value-type="float" office:value="0.0006">
            <office:annotation draw:style-name="gr1" draw:text-style-name="P1" svg:width="3.573cm" svg:height="1.953cm" svg:x="17.787cm" svg:y="12.329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0006</text:p>
          </table:table-cell>
          <table:table-cell office:value-type="float" office:value="0.0005">
            <office:annotation draw:style-name="gr1" draw:text-style-name="P1" svg:width="3.574cm" svg:height="1.953cm" svg:x="21.706cm" svg:y="12.329cm" draw:caption-point-x="-0.429cm" draw:caption-point-y="0.277cm">
              <dc:date>2010-09-28T00:00:00</dc:date>
              <text:p text:style-name="P1"><text:span text:style-name="T1">Copy of emission factors used for US</text:span></text:p>
            </office:annotation>
            <text:p>0.000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bus</text:p>
          </table:table-cell>
          <table:table-cell office:value-type="string">
            <text:p>coach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046670976">
            <text:p>0.046670976</text:p>
          </table:table-cell>
          <table:table-cell office:value-type="float" office:value="0.0006">
            <office:annotation draw:style-name="gr1" draw:text-style-name="P1" svg:width="3.573cm" svg:height="1.952cm" svg:x="17.787cm" svg:y="12.779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6</text:p>
          </table:table-cell>
          <table:table-cell office:value-type="float" office:value="0.0005">
            <office:annotation draw:style-name="gr1" draw:text-style-name="P1" svg:width="3.574cm" svg:height="1.952cm" svg:x="21.706cm" svg:y="12.779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bus</text:p>
          </table:table-cell>
          <table:table-cell office:value-type="string">
            <text:p>coach</text:p>
          </table:table-cell>
          <table:table-cell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107">
            <office:annotation draw:style-name="gr1" draw:text-style-name="P1" svg:width="3.575cm" svg:height="1.952cm" svg:x="14.111cm" svg:y="13.229cm" draw:caption-point-x="-0.43cm" draw:caption-point-y="0.277cm">
              <dc:date>2010-09-28T00:00:00</dc:date>
              <text:p text:style-name="P1"><text:span text:style-name="T1">Based on US data in Table 8 (Road, Rail and Ferry)</text:span></text:p>
            </office:annotation>
            <text:p>0.107</text:p>
          </table:table-cell>
          <table:table-cell office:value-type="float" office:value="0.0006">
            <office:annotation draw:style-name="gr1" draw:text-style-name="P1" svg:width="3.573cm" svg:height="1.952cm" svg:x="17.787cm" svg:y="13.229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6</text:p>
          </table:table-cell>
          <table:table-cell office:value-type="float" office:value="0.0005">
            <office:annotation draw:style-name="gr1" draw:text-style-name="P1" svg:width="3.574cm" svg:height="1.952cm" svg:x="21.706cm" svg:y="13.229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bus</text:p>
          </table:table-cell>
          <table:table-cell office:value-type="string">
            <text:p>local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107">
            <office:annotation draw:style-name="gr1" draw:text-style-name="P1" svg:width="3.575cm" svg:height="1.951cm" svg:x="14.111cm" svg:y="13.678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107</text:p>
          </table:table-cell>
          <table:table-cell office:value-type="float" office:value="0.0006">
            <office:annotation draw:style-name="gr1" draw:text-style-name="P1" svg:width="3.573cm" svg:height="1.951cm" svg:x="17.787cm" svg:y="13.678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0006</text:p>
          </table:table-cell>
          <table:table-cell office:value-type="float" office:value="0.0005">
            <office:annotation draw:style-name="gr1" draw:text-style-name="P1" svg:width="3.574cm" svg:height="1.951cm" svg:x="21.706cm" svg:y="13.678cm" draw:caption-point-x="-0.429cm" draw:caption-point-y="0.277cm">
              <dc:date>2010-09-28T00:00:00</dc:date>
              <text:p text:style-name="P1"><text:span text:style-name="T1">Copy of emission factors used for US</text:span></text:p>
            </office:annotation>
            <text:p>0.000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bus</text:p>
          </table:table-cell>
          <table:table-cell office:value-type="string">
            <text:p>local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1726826112">
            <text:p>0.1726826112</text:p>
          </table:table-cell>
          <table:table-cell office:value-type="float" office:value="0.0006">
            <office:annotation draw:style-name="gr1" draw:text-style-name="P1" svg:width="3.573cm" svg:height="1.952cm" svg:x="17.787cm" svg:y="14.128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6</text:p>
          </table:table-cell>
          <table:table-cell office:value-type="float" office:value="0.0005">
            <office:annotation draw:style-name="gr1" draw:text-style-name="P1" svg:width="3.574cm" svg:height="1.952cm" svg:x="21.706cm" svg:y="14.128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bus</text:p>
          </table:table-cell>
          <table:table-cell office:value-type="string">
            <text:p>local</text:p>
          </table:table-cell>
          <table:table-cell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107">
            <office:annotation draw:style-name="gr1" draw:text-style-name="P1" svg:width="3.575cm" svg:height="1.952cm" svg:x="14.111cm" svg:y="14.578cm" draw:caption-point-x="-0.43cm" draw:caption-point-y="0.277cm">
              <dc:date>2010-09-28T00:00:00</dc:date>
              <text:p text:style-name="P1"><text:span text:style-name="T1">Based on US data in Table 8 (Road, Rail and Ferry)</text:span></text:p>
            </office:annotation>
            <text:p>0.107</text:p>
          </table:table-cell>
          <table:table-cell office:value-type="float" office:value="0.0006">
            <office:annotation draw:style-name="gr1" draw:text-style-name="P1" svg:width="3.573cm" svg:height="1.952cm" svg:x="17.787cm" svg:y="14.578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6</text:p>
          </table:table-cell>
          <table:table-cell office:value-type="float" office:value="0.0005">
            <office:annotation draw:style-name="gr1" draw:text-style-name="P1" svg:width="3.574cm" svg:height="1.952cm" svg:x="21.706cm" svg:y="14.578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bus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107">
            <office:annotation draw:style-name="gr1" draw:text-style-name="P1" svg:width="3.575cm" svg:height="1.952cm" svg:x="14.111cm" svg:y="15.028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107</text:p>
          </table:table-cell>
          <table:table-cell office:value-type="float" office:value="0.0006">
            <office:annotation draw:style-name="gr1" draw:text-style-name="P1" svg:width="3.573cm" svg:height="1.952cm" svg:x="17.787cm" svg:y="15.028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0006</text:p>
          </table:table-cell>
          <table:table-cell office:value-type="float" office:value="0.0005">
            <office:annotation draw:style-name="gr1" draw:text-style-name="P1" svg:width="3.574cm" svg:height="1.952cm" svg:x="21.706cm" svg:y="15.028cm" draw:caption-point-x="-0.429cm" draw:caption-point-y="0.277cm">
              <dc:date>2010-09-28T00:00:00</dc:date>
              <text:p text:style-name="P1"><text:span text:style-name="T1">Copy of emission factors used for US</text:span></text:p>
            </office:annotation>
            <text:p>0.000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bus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1104009984">
            <text:p>0.1104009984</text:p>
          </table:table-cell>
          <table:table-cell office:value-type="float" office:value="0.0006">
            <office:annotation draw:style-name="gr1" draw:text-style-name="P1" svg:width="3.573cm" svg:height="1.952cm" svg:x="17.787cm" svg:y="15.478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6</text:p>
          </table:table-cell>
          <table:table-cell office:value-type="float" office:value="0.0005">
            <office:annotation draw:style-name="gr1" draw:text-style-name="P1" svg:width="3.574cm" svg:height="1.952cm" svg:x="21.706cm" svg:y="15.478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bus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107">
            <office:annotation draw:style-name="gr1" draw:text-style-name="P1" svg:width="3.575cm" svg:height="1.952cm" svg:x="14.111cm" svg:y="15.928cm" draw:caption-point-x="-0.43cm" draw:caption-point-y="0.277cm">
              <dc:date>2010-09-28T00:00:00</dc:date>
              <text:p text:style-name="P1"><text:span text:style-name="T1">Based on US data in Table 8 (Road, Rail and Ferry)</text:span></text:p>
            </office:annotation>
            <text:p>0.107</text:p>
          </table:table-cell>
          <table:table-cell office:value-type="float" office:value="0.0006">
            <office:annotation draw:style-name="gr1" draw:text-style-name="P1" svg:width="3.573cm" svg:height="1.952cm" svg:x="17.787cm" svg:y="15.928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6</text:p>
          </table:table-cell>
          <table:table-cell office:value-type="float" office:value="0.0005">
            <office:annotation draw:style-name="gr1" draw:text-style-name="P1" svg:width="3.574cm" svg:height="1.952cm" svg:x="21.706cm" svg:y="15.928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05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ferry</text:p>
          </table:table-cell>
          <table:table-cell office:value-type="string">
            <text:p>ropax</text:p>
          </table:table-cell>
          <table:table-cell office:value-type="string">
            <text:p>large</text:p>
          </table:table-cell>
          <table:table-cell office:value-type="string">
            <text:p>other</text:p>
          </table:table-cell>
          <table:table-cell office:value-type="float" office:value="0.1853964288">
            <text:p>0.18539642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ferry</text:p>
          </table:table-cell>
          <table:table-cell office:value-type="string">
            <text:p>ropax</text:p>
          </table:table-cell>
          <table:table-cell office:value-type="string">
            <text:p>large</text:p>
          </table:table-cell>
          <table:table-cell office:value-type="string">
            <text:p>uk</text:p>
          </table:table-cell>
          <table:table-cell office:value-type="float" office:value="0.1853964288">
            <text:p>0.18539642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ferry</text:p>
          </table:table-cell>
          <table:table-cell office:value-type="string">
            <text:p>ropax</text:p>
          </table:table-cell>
          <table:table-cell office:value-type="string">
            <text:p>large</text:p>
          </table:table-cell>
          <table:table-cell office:value-type="string">
            <text:p>us</text:p>
          </table:table-cell>
          <table:table-cell office:value-type="float" office:value="0.1853964288">
            <text:p>0.1853964288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axi</text:p>
          </table:table-cell>
          <table:table-cell table:number-columns-repeated="2"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23">
            <office:annotation draw:style-name="gr1" draw:text-style-name="P1" svg:width="3.575cm" svg:height="1.951cm" svg:x="14.111cm" svg:y="17.728cm" draw:caption-point-x="-0.43cm" draw:caption-point-y="0.276cm">
              <dc:date>2010-09-28T00:00:00</dc:date>
              <text:p text:style-name="P1"><text:span text:style-name="T1">Copy of emission factors used for US</text:span></text:p>
            </office:annotation>
            <text:p>0.23</text:p>
          </table:table-cell>
          <table:table-cell office:value-type="float" office:value="0.02">
            <office:annotation draw:style-name="gr1" draw:text-style-name="P1" svg:width="3.573cm" svg:height="1.951cm" svg:x="17.787cm" svg:y="17.728cm" draw:caption-point-x="-0.43cm" draw:caption-point-y="0.276cm">
              <dc:date>2010-09-28T00:00:00</dc:date>
              <text:p text:style-name="P1"><text:span text:style-name="T1">Copy of emission factors used for US</text:span></text:p>
            </office:annotation>
            <text:p>0.02</text:p>
          </table:table-cell>
          <table:table-cell office:value-type="float" office:value="0.021">
            <office:annotation draw:style-name="gr1" draw:text-style-name="P1" svg:width="3.574cm" svg:height="1.951cm" svg:x="21.706cm" svg:y="17.728cm" draw:caption-point-x="-0.429cm" draw:caption-point-y="0.276cm">
              <dc:date>2010-09-28T00:00:00</dc:date>
              <text:p text:style-name="P1"><text:span text:style-name="T1">Copy of emission factors used for US</text:span></text:p>
            </office:annotation>
            <text:p>0.02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axi</text:p>
          </table:table-cell>
          <table:table-cell table:number-columns-repeated="2"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2595871872">
            <text:p>0.2595871872</text:p>
          </table:table-cell>
          <table:table-cell office:value-type="float" office:value="0.02">
            <office:annotation draw:style-name="gr1" draw:text-style-name="P1" svg:width="3.573cm" svg:height="1.951cm" svg:x="17.787cm" svg:y="18.177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2</text:p>
          </table:table-cell>
          <table:table-cell office:value-type="float" office:value="0.021">
            <office:annotation draw:style-name="gr1" draw:text-style-name="P1" svg:width="3.574cm" svg:height="1.951cm" svg:x="21.706cm" svg:y="18.177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2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axi</text:p>
          </table:table-cell>
          <table:table-cell table:number-columns-repeated="2"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23">
            <office:annotation draw:style-name="gr1" draw:text-style-name="P1" svg:width="3.575cm" svg:height="1.952cm" svg:x="14.111cm" svg:y="18.627cm" draw:caption-point-x="-0.43cm" draw:caption-point-y="0.277cm">
              <dc:date>2010-09-28T00:00:00</dc:date>
              <text:p text:style-name="P1"><text:span text:style-name="T1">Based on US data in Table 8 (Road, Rail and Ferry)</text:span></text:p>
            </office:annotation>
            <text:p>0.23</text:p>
          </table:table-cell>
          <table:table-cell office:value-type="float" office:value="0.02">
            <office:annotation draw:style-name="gr1" draw:text-style-name="P1" svg:width="3.573cm" svg:height="1.952cm" svg:x="17.787cm" svg:y="18.627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2</text:p>
          </table:table-cell>
          <table:table-cell office:value-type="float" office:value="0.021">
            <office:annotation draw:style-name="gr1" draw:text-style-name="P1" svg:width="3.574cm" svg:height="1.952cm" svg:x="21.706cm" svg:y="18.627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2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average (light rail and tram)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163">
            <office:annotation draw:style-name="gr1" draw:text-style-name="P1" svg:width="3.575cm" svg:height="1.954cm" svg:x="14.111cm" svg:y="19.075cm" draw:caption-point-x="-0.43cm" draw:caption-point-y="0.279cm">
              <dc:date>2010-09-28T00:00:00</dc:date>
              <text:p text:style-name="P1"><text:span text:style-name="T1">Copy of emission factors used for US</text:span></text:p>
            </office:annotation>
            <text:p>0.163</text:p>
          </table:table-cell>
          <table:table-cell office:value-type="float" office:value="0.004">
            <office:annotation draw:style-name="gr1" draw:text-style-name="P1" svg:width="3.573cm" svg:height="1.954cm" svg:x="17.787cm" svg:y="19.075cm" draw:caption-point-x="-0.43cm" draw:caption-point-y="0.279cm">
              <dc:date>2010-09-28T00:00:00</dc:date>
              <text:p text:style-name="P1"><text:span text:style-name="T1">Copy of emission factors used for US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4cm" svg:x="21.706cm" svg:y="19.075cm" draw:caption-point-x="-0.429cm" draw:caption-point-y="0.279cm">
              <dc:date>2010-09-28T00:00:00</dc:date>
              <text:p text:style-name="P1"><text:span text:style-name="T1">Copy of emission factors used for US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average (light rail and tram)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125528832">
            <text:p>0.125528832</text:p>
          </table:table-cell>
          <table:table-cell office:value-type="float" office:value="0.004">
            <office:annotation draw:style-name="gr1" draw:text-style-name="P1" svg:width="3.573cm" svg:height="1.953cm" svg:x="17.787cm" svg:y="19.526cm" draw:caption-point-x="-0.43cm" draw:caption-point-y="0.278cm">
              <dc:date>2010-09-28T00:00:00</dc:date>
              <text:p text:style-name="P1"><text:span text:style-name="T1">Based on Table 8 (Road, Rail and Ferry)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3cm" svg:x="21.706cm" svg:y="19.526cm" draw:caption-point-x="-0.429cm" draw:caption-point-y="0.278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average (light rail and tram)</text:p>
          </table:table-cell>
          <table:table-cell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163">
            <office:annotation draw:style-name="gr1" draw:text-style-name="P1" svg:width="3.575cm" svg:height="1.953cm" svg:x="14.111cm" svg:y="19.976cm" draw:caption-point-x="-0.43cm" draw:caption-point-y="0.278cm">
              <dc:date>2010-09-28T00:00:00</dc:date>
              <text:p text:style-name="P1"><text:span text:style-name="T1">Based on US data in Table 8 (Road, Rail and Ferry)</text:span></text:p>
            </office:annotation>
            <text:p>0.163</text:p>
          </table:table-cell>
          <table:table-cell office:value-type="float" office:value="0.004">
            <office:annotation draw:style-name="gr1" draw:text-style-name="P1" svg:width="3.573cm" svg:height="1.953cm" svg:x="17.787cm" svg:y="19.976cm" draw:caption-point-x="-0.43cm" draw:caption-point-y="0.278cm">
              <dc:date>2010-09-28T00:00:00</dc:date>
              <text:p text:style-name="P1"><text:span text:style-name="T1">Based on Table 8 (Road, Rail and Ferry)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3cm" svg:x="21.706cm" svg:y="19.976cm" draw:caption-point-x="-0.429cm" draw:caption-point-y="0.278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light rail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163">
            <office:annotation draw:style-name="gr1" draw:text-style-name="P1" svg:width="3.575cm" svg:height="1.952cm" svg:x="14.111cm" svg:y="20.426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163</text:p>
          </table:table-cell>
          <table:table-cell office:value-type="float" office:value="0.004">
            <office:annotation draw:style-name="gr1" draw:text-style-name="P1" svg:width="3.573cm" svg:height="1.952cm" svg:x="17.787cm" svg:y="20.426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2cm" svg:x="21.706cm" svg:y="20.426cm" draw:caption-point-x="-0.429cm" draw:caption-point-y="0.277cm">
              <dc:date>2010-09-28T00:00:00</dc:date>
              <text:p text:style-name="P1"><text:span text:style-name="T1">Copy of emission factors used for US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light rail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1566696384">
            <text:p>0.1566696384</text:p>
          </table:table-cell>
          <table:table-cell office:value-type="float" office:value="0.004">
            <office:annotation draw:style-name="gr1" draw:text-style-name="P1" svg:width="3.573cm" svg:height="1.952cm" svg:x="17.787cm" svg:y="20.876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2cm" svg:x="21.706cm" svg:y="20.876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light rail</text:p>
          </table:table-cell>
          <table:table-cell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163">
            <office:annotation draw:style-name="gr1" draw:text-style-name="P1" svg:width="3.575cm" svg:height="1.954cm" svg:x="14.111cm" svg:y="21.324cm" draw:caption-point-x="-0.43cm" draw:caption-point-y="0.279cm">
              <dc:date>2010-09-28T00:00:00</dc:date>
              <text:p text:style-name="P1"><text:span text:style-name="T1">Based on US data in Table 8 (Road, Rail and Ferry)</text:span></text:p>
            </office:annotation>
            <text:p>0.163</text:p>
          </table:table-cell>
          <table:table-cell office:value-type="float" office:value="0.004">
            <office:annotation draw:style-name="gr1" draw:text-style-name="P1" svg:width="3.573cm" svg:height="1.954cm" svg:x="17.787cm" svg:y="21.324cm" draw:caption-point-x="-0.43cm" draw:caption-point-y="0.279cm">
              <dc:date>2010-09-28T00:00:00</dc:date>
              <text:p text:style-name="P1"><text:span text:style-name="T1">Based on Table 8 (Road, Rail and Ferry)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4cm" svg:x="21.706cm" svg:y="21.324cm" draw:caption-point-x="-0.429cm" draw:caption-point-y="0.279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national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185">
            <office:annotation draw:style-name="gr1" draw:text-style-name="P1" svg:width="3.575cm" svg:height="1.953cm" svg:x="14.111cm" svg:y="21.775cm" draw:caption-point-x="-0.43cm" draw:caption-point-y="0.278cm">
              <dc:date>2010-09-28T00:00:00</dc:date>
              <text:p text:style-name="P1"><text:span text:style-name="T1">Copy of emission factors used for US</text:span></text:p>
            </office:annotation>
            <text:p>0.185</text:p>
          </table:table-cell>
          <table:table-cell office:value-type="float" office:value="0.002">
            <office:annotation draw:style-name="gr1" draw:text-style-name="P1" svg:width="3.573cm" svg:height="1.953cm" svg:x="17.787cm" svg:y="21.775cm" draw:caption-point-x="-0.43cm" draw:caption-point-y="0.278cm">
              <dc:date>2010-09-28T00:00:00</dc:date>
              <text:p text:style-name="P1"><text:span text:style-name="T1">Copy of emission factors used for US</text:span></text:p>
            </office:annotation>
            <text:p>0.002</text:p>
          </table:table-cell>
          <table:table-cell office:value-type="float" office:value="0.001">
            <office:annotation draw:style-name="gr1" draw:text-style-name="P1" svg:width="3.574cm" svg:height="1.953cm" svg:x="21.706cm" svg:y="21.775cm" draw:caption-point-x="-0.429cm" draw:caption-point-y="0.278cm">
              <dc:date>2010-09-28T00:00:00</dc:date>
              <text:p text:style-name="P1"><text:span text:style-name="T1">Copy of emission factors used for US</text:span></text:p>
            </office:annotation>
            <text:p>0.00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national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0968825088">
            <text:p>0.0968825088</text:p>
          </table:table-cell>
          <table:table-cell office:value-type="float" office:value="0.002">
            <office:annotation draw:style-name="gr1" draw:text-style-name="P1" svg:width="3.573cm" svg:height="1.953cm" svg:x="17.787cm" svg:y="22.225cm" draw:caption-point-x="-0.43cm" draw:caption-point-y="0.278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 office:value-type="float" office:value="0.001">
            <office:annotation draw:style-name="gr1" draw:text-style-name="P1" svg:width="3.574cm" svg:height="1.953cm" svg:x="21.706cm" svg:y="22.225cm" draw:caption-point-x="-0.429cm" draw:caption-point-y="0.278cm">
              <dc:date>2010-09-28T00:00:00</dc:date>
              <text:p text:style-name="P1"><text:span text:style-name="T1">Based on Table 8 (Road, Rail and Ferry)</text:span></text:p>
            </office:annotation>
            <text:p>0.00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national</text:p>
          </table:table-cell>
          <table:table-cell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185">
            <office:annotation draw:style-name="gr1" draw:text-style-name="P1" svg:width="3.575cm" svg:height="1.951cm" svg:x="14.111cm" svg:y="22.677cm" draw:caption-point-x="-0.43cm" draw:caption-point-y="0.276cm">
              <dc:date>2010-09-28T00:00:00</dc:date>
              <text:p text:style-name="P1"><text:span text:style-name="T1">Based on US data in Table 8 (Road, Rail and Ferry)</text:span></text:p>
            </office:annotation>
            <text:p>0.185</text:p>
          </table:table-cell>
          <table:table-cell office:value-type="float" office:value="0.002">
            <office:annotation draw:style-name="gr1" draw:text-style-name="P1" svg:width="3.573cm" svg:height="1.951cm" svg:x="17.787cm" svg:y="22.677cm" draw:caption-point-x="-0.43cm" draw:caption-point-y="0.276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 office:value-type="float" office:value="0.001">
            <office:annotation draw:style-name="gr1" draw:text-style-name="P1" svg:width="3.574cm" svg:height="1.951cm" svg:x="21.706cm" svg:y="22.677cm" draw:caption-point-x="-0.429cm" draw:caption-point-y="0.276cm">
              <dc:date>2010-09-28T00:00:00</dc:date>
              <text:p text:style-name="P1"><text:span text:style-name="T1">Based on Table 8 (Road, Rail and Ferry)</text:span></text:p>
            </office:annotation>
            <text:p>0.001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subway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163">
            <office:annotation draw:style-name="gr1" draw:text-style-name="P1" svg:width="3.575cm" svg:height="1.953cm" svg:x="14.111cm" svg:y="23.125cm" draw:caption-point-x="-0.43cm" draw:caption-point-y="0.278cm">
              <dc:date>2010-09-28T00:00:00</dc:date>
              <text:p text:style-name="P1"><text:span text:style-name="T1">Copy of emission factors used for US</text:span></text:p>
            </office:annotation>
            <text:p>0.163</text:p>
          </table:table-cell>
          <table:table-cell office:value-type="float" office:value="0.004">
            <office:annotation draw:style-name="gr1" draw:text-style-name="P1" svg:width="3.573cm" svg:height="1.953cm" svg:x="17.787cm" svg:y="23.125cm" draw:caption-point-x="-0.43cm" draw:caption-point-y="0.278cm">
              <dc:date>2010-09-28T00:00:00</dc:date>
              <text:p text:style-name="P1"><text:span text:style-name="T1">Copy of emission factors used for US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3cm" svg:x="21.706cm" svg:y="23.125cm" draw:caption-point-x="-0.429cm" draw:caption-point-y="0.278cm">
              <dc:date>2010-09-28T00:00:00</dc:date>
              <text:p text:style-name="P1"><text:span text:style-name="T1">Copy of emission factors used for US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subway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10460736">
            <text:p>0.10460736</text:p>
          </table:table-cell>
          <table:table-cell office:value-type="float" office:value="0.004">
            <office:annotation draw:style-name="gr1" draw:text-style-name="P1" svg:width="3.573cm" svg:height="1.951cm" svg:x="17.787cm" svg:y="23.577cm" draw:caption-point-x="-0.43cm" draw:caption-point-y="0.276cm">
              <dc:date>2010-09-28T00:00:00</dc:date>
              <text:p text:style-name="P1"><text:span text:style-name="T1">Based on Table 8 (Road, Rail and Ferry)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1cm" svg:x="21.706cm" svg:y="23.577cm" draw:caption-point-x="-0.429cm" draw:caption-point-y="0.276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subway</text:p>
          </table:table-cell>
          <table:table-cell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163">
            <office:annotation draw:style-name="gr1" draw:text-style-name="P1" svg:width="3.575cm" svg:height="1.951cm" svg:x="14.111cm" svg:y="24.025cm" draw:caption-point-x="-0.43cm" draw:caption-point-y="0.277cm">
              <dc:date>2010-09-28T00:00:00</dc:date>
              <text:p text:style-name="P1"><text:span text:style-name="T1">Based on US data in Table 8 (Road, Rail and Ferry)</text:span></text:p>
            </office:annotation>
            <text:p>0.163</text:p>
          </table:table-cell>
          <table:table-cell office:value-type="float" office:value="0.004">
            <office:annotation draw:style-name="gr1" draw:text-style-name="P1" svg:width="3.573cm" svg:height="1.951cm" svg:x="17.787cm" svg:y="24.025cm" draw:caption-point-x="-0.43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1cm" svg:x="21.706cm" svg:y="24.025cm" draw:caption-point-x="-0.429cm" draw:caption-point-y="0.277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tram</text:p>
          </table:table-cell>
          <table:table-cell office:value-type="string">
            <text:p>none</text:p>
          </table:table-cell>
          <table:table-cell office:value-type="string">
            <text:p>other</text:p>
          </table:table-cell>
          <table:table-cell office:value-type="float" office:value="0.163">
            <office:annotation draw:style-name="gr1" draw:text-style-name="P1" svg:width="3.575cm" svg:height="1.952cm" svg:x="14.111cm" svg:y="24.475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163</text:p>
          </table:table-cell>
          <table:table-cell office:value-type="float" office:value="0.004">
            <office:annotation draw:style-name="gr1" draw:text-style-name="P1" svg:width="3.573cm" svg:height="1.952cm" svg:x="17.787cm" svg:y="24.475cm" draw:caption-point-x="-0.43cm" draw:caption-point-y="0.277cm">
              <dc:date>2010-09-28T00:00:00</dc:date>
              <text:p text:style-name="P1"><text:span text:style-name="T1">Copy of emission factors used for US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2cm" svg:x="21.706cm" svg:y="24.475cm" draw:caption-point-x="-0.429cm" draw:caption-point-y="0.277cm">
              <dc:date>2010-09-28T00:00:00</dc:date>
              <text:p text:style-name="P1"><text:span text:style-name="T1">Copy of emission factors used for US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tram</text:p>
          </table:table-cell>
          <table:table-cell office:value-type="string">
            <text:p>none</text:p>
          </table:table-cell>
          <table:table-cell office:value-type="string">
            <text:p>uk</text:p>
          </table:table-cell>
          <table:table-cell office:value-type="float" office:value="0.0676729152">
            <text:p>0.0676729152</text:p>
          </table:table-cell>
          <table:table-cell office:value-type="float" office:value="0.004">
            <office:annotation draw:style-name="gr1" draw:text-style-name="P1" svg:width="3.573cm" svg:height="1.954cm" svg:x="17.787cm" svg:y="24.923cm" draw:caption-point-x="-0.43cm" draw:caption-point-y="0.279cm">
              <dc:date>2010-09-28T00:00:00</dc:date>
              <text:p text:style-name="P1"><text:span text:style-name="T1">Based on Table 8 (Road, Rail and Ferry)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4cm" svg:x="21.706cm" svg:y="24.923cm" draw:caption-point-x="-0.429cm" draw:caption-point-y="0.279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train</text:p>
          </table:table-cell>
          <table:table-cell office:value-type="string">
            <text:p>tram</text:p>
          </table:table-cell>
          <table:table-cell office:value-type="string">
            <text:p>none</text:p>
          </table:table-cell>
          <table:table-cell office:value-type="string">
            <text:p>us</text:p>
          </table:table-cell>
          <table:table-cell office:value-type="float" office:value="0.163">
            <office:annotation draw:style-name="gr1" draw:text-style-name="P1" svg:width="3.575cm" svg:height="1.953cm" svg:x="14.111cm" svg:y="25.374cm" draw:caption-point-x="-0.43cm" draw:caption-point-y="0.278cm">
              <dc:date>2010-09-28T00:00:00</dc:date>
              <text:p text:style-name="P1"><text:span text:style-name="T1">Based on US data in Table 8 (Road, Rail and Ferry)</text:span></text:p>
            </office:annotation>
            <text:p>0.163</text:p>
          </table:table-cell>
          <table:table-cell office:value-type="float" office:value="0.004">
            <office:annotation draw:style-name="gr1" draw:text-style-name="P1" svg:width="3.573cm" svg:height="1.953cm" svg:x="17.787cm" svg:y="25.374cm" draw:caption-point-x="-0.43cm" draw:caption-point-y="0.278cm">
              <dc:date>2010-09-28T00:00:00</dc:date>
              <text:p text:style-name="P1"><text:span text:style-name="T1">Based on Table 8 (Road, Rail and Ferry)</text:span></text:p>
            </office:annotation>
            <text:p>0.004</text:p>
          </table:table-cell>
          <table:table-cell office:value-type="float" office:value="0.002">
            <office:annotation draw:style-name="gr1" draw:text-style-name="P1" svg:width="3.574cm" svg:height="1.953cm" svg:x="21.706cm" svg:y="25.374cm" draw:caption-point-x="-0.429cm" draw:caption-point-y="0.278cm">
              <dc:date>2010-09-28T00:00:00</dc:date>
              <text:p text:style-name="P1"><text:span text:style-name="T1">Based on Table 8 (Road, Rail and Ferry)</text:span></text:p>
            </office:annotation>
            <text:p>0.00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table:number-columns-repeated="4"/>
          <table:table-cell table:number-columns-repeated="1017"/>
        </table:table-row>
      </table:table>
      <table:table table:name="freight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3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sub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massCO2PerMassDistance</text:p>
          </table:table-cell>
          <table:table-cell table:style-name="ce1" office:value-type="string">
            <text:p>massCH4PerMassDistance</text:p>
          </table:table-cell>
          <table:table-cell table:style-name="ce1" office:value-type="string">
            <text:p>massN2OPerMassDistance</text:p>
          </table:table-cell>
          <table:table-cell table:style-name="ce1" office:value-type="string">
            <text:p>units</text:p>
          </table:table-cell>
          <table:table-cell office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domestic</text:p>
          </table:table-cell>
          <table:table-cell office:value-type="string">
            <text:p>unknown</text:p>
          </table:table-cell>
          <table:table-cell table:style-name="ce2" office:value-type="string">
            <text:p>other</text:p>
          </table:table-cell>
          <table:table-cell office:value-type="float" office:value="3.02360267354963">
            <text:p>3.02360267354963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domestic</text:p>
          </table:table-cell>
          <table:table-cell office:value-type="string">
            <text:p>unknown</text:p>
          </table:table-cell>
          <table:table-cell table:style-name="ce2" office:value-type="string">
            <text:p>uk</text:p>
          </table:table-cell>
          <table:table-cell office:value-type="float" office:value="3.02360267354963">
            <text:p>3.02360267354963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domestic</text:p>
          </table:table-cell>
          <table:table-cell office:value-type="string">
            <text:p>unknown</text:p>
          </table:table-cell>
          <table:table-cell table:style-name="ce2" office:value-type="string">
            <text:p>us</text:p>
          </table:table-cell>
          <table:table-cell office:value-type="float" office:value="3.02360267354963">
            <text:p>3.02360267354963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unknown</text:p>
          </table:table-cell>
          <table:table-cell table:style-name="ce2" office:value-type="string">
            <text:p>other</text:p>
          </table:table-cell>
          <table:table-cell office:value-type="float" office:value="0.970735595192251">
            <text:p>0.970735595192251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unknown</text:p>
          </table:table-cell>
          <table:table-cell table:style-name="ce2" office:value-type="string">
            <text:p>uk</text:p>
          </table:table-cell>
          <table:table-cell office:value-type="float" office:value="0.970735595192251">
            <text:p>0.970735595192251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long haul</text:p>
          </table:table-cell>
          <table:table-cell office:value-type="string">
            <text:p>unknown</text:p>
          </table:table-cell>
          <table:table-cell table:style-name="ce2" office:value-type="string">
            <text:p>us</text:p>
          </table:table-cell>
          <table:table-cell office:value-type="float" office:value="0.970735595192251">
            <text:p>0.970735595192251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unknown</text:p>
          </table:table-cell>
          <table:table-cell table:style-name="ce2" office:value-type="string">
            <text:p>other</text:p>
          </table:table-cell>
          <table:table-cell office:value-type="float" office:value="2.1006081732029">
            <text:p>2.1006081732029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unknown</text:p>
          </table:table-cell>
          <table:table-cell table:style-name="ce2" office:value-type="string">
            <text:p>uk</text:p>
          </table:table-cell>
          <table:table-cell office:value-type="float" office:value="2.1006081732029">
            <text:p>2.1006081732029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air</text:p>
          </table:table-cell>
          <table:table-cell office:value-type="string">
            <text:p>short haul</text:p>
          </table:table-cell>
          <table:table-cell office:value-type="string">
            <text:p>unknown</text:p>
          </table:table-cell>
          <table:table-cell table:style-name="ce2" office:value-type="string">
            <text:p>us</text:p>
          </table:table-cell>
          <table:table-cell office:value-type="float" office:value="2.1006081732029">
            <text:p>2.1006081732029</text:p>
          </table:table-cell>
          <table:table-cell table:number-columns-repeated="3"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ferry</text:p>
          </table:table-cell>
          <table:table-cell office:value-type="string">
            <text:p>ropax</text:p>
          </table:table-cell>
          <table:table-cell office:value-type="string">
            <text:p>large</text:p>
          </table:table-cell>
          <table:table-cell table:style-name="ce2" office:value-type="string">
            <text:p>other</text:p>
          </table:table-cell>
          <table:table-cell office:value-type="float" office:value="0.561067362358824">
            <text:p>0.561067362358824</text:p>
          </table:table-cell>
          <table:table-cell office:value-type="float" office:value="0.161">
            <office:annotation draw:style-name="gr1" draw:text-style-name="P1" svg:width="1.794cm" svg:height="1.952cm" svg:x="24.093cm" svg:y="4.231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4.231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ferry</text:p>
          </table:table-cell>
          <table:table-cell office:value-type="string">
            <text:p>ropax</text:p>
          </table:table-cell>
          <table:table-cell office:value-type="string">
            <text:p>large</text:p>
          </table:table-cell>
          <table:table-cell table:style-name="ce2" office:value-type="string">
            <text:p>uk</text:p>
          </table:table-cell>
          <table:table-cell office:value-type="float" office:value="0.561067362358824">
            <text:p>0.561067362358824</text:p>
          </table:table-cell>
          <table:table-cell office:value-type="float" office:value="0.161">
            <office:annotation draw:style-name="gr1" draw:text-style-name="P1" svg:width="1.794cm" svg:height="1.952cm" svg:x="24.093cm" svg:y="4.681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4.681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ferry</text:p>
          </table:table-cell>
          <table:table-cell office:value-type="string">
            <text:p>ropax</text:p>
          </table:table-cell>
          <table:table-cell office:value-type="string">
            <text:p>large</text:p>
          </table:table-cell>
          <table:table-cell table:style-name="ce2" office:value-type="string">
            <text:p>us</text:p>
          </table:table-cell>
          <table:table-cell office:value-type="float" office:value="0.561067362358824">
            <text:p>0.561067362358824</text:p>
          </table:table-cell>
          <table:table-cell office:value-type="float" office:value="0.161">
            <office:annotation draw:style-name="gr1" draw:text-style-name="P1" svg:width="1.794cm" svg:height="1.952cm" svg:x="24.093cm" svg:y="5.131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5.131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articulated</text:p>
          </table:table-cell>
          <table:table-cell office:value-type="string">
            <text:p>3.5-33 tonnes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5.581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5.581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articulated</text:p>
          </table:table-cell>
          <table:table-cell office:value-type="string">
            <text:p>3.5-33 tonnes</text:p>
          </table:table-cell>
          <table:table-cell table:style-name="ce2" office:value-type="string">
            <text:p>uk</text:p>
          </table:table-cell>
          <table:table-cell office:value-type="float" office:value="0.237975488067885">
            <text:p>0.237975488067885</text:p>
          </table:table-cell>
          <table:table-cell office:value-type="float" office:value="0.0035">
            <office:annotation draw:style-name="gr1" draw:text-style-name="P1" svg:width="1.794cm" svg:height="1.952cm" svg:x="24.093cm" svg:y="6.031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6.031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articulated</text:p>
          </table:table-cell>
          <table:table-cell office:value-type="string">
            <text:p>3.5-33 tonnes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6.481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6.481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articulated</text:p>
          </table:table-cell>
          <table:table-cell office:value-type="string">
            <text:p>greater than 33 tonnes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6.9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6.9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articulated</text:p>
          </table:table-cell>
          <table:table-cell office:value-type="string">
            <text:p>greater than 33 tonnes</text:p>
          </table:table-cell>
          <table:table-cell table:style-name="ce2" office:value-type="string">
            <text:p>uk</text:p>
          </table:table-cell>
          <table:table-cell office:value-type="float" office:value="0.11971773019366">
            <text:p>0.11971773019366</text:p>
          </table:table-cell>
          <table:table-cell office:value-type="float" office:value="0.0035">
            <office:annotation draw:style-name="gr1" draw:text-style-name="P1" svg:width="1.794cm" svg:height="1.952cm" svg:x="24.093cm" svg:y="7.3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7.3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articulated</text:p>
          </table:table-cell>
          <table:table-cell office:value-type="string">
            <text:p>greater than 33 tonnes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7.8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7.8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articulated</text:p>
          </table:table-cell>
          <table:table-cell office:value-type="string">
            <text:p>unknown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8.2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8.2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articulated</text:p>
          </table:table-cell>
          <table:table-cell office:value-type="string">
            <text:p>unknown</text:p>
          </table:table-cell>
          <table:table-cell table:style-name="ce2" office:value-type="string">
            <text:p>uk</text:p>
          </table:table-cell>
          <table:table-cell office:value-type="float" office:value="0.1255576194714">
            <text:p>0.1255576194714</text:p>
          </table:table-cell>
          <table:table-cell office:value-type="float" office:value="0.0035">
            <office:annotation draw:style-name="gr1" draw:text-style-name="P1" svg:width="1.794cm" svg:height="1.952cm" svg:x="24.093cm" svg:y="8.7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8.7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articulated</text:p>
          </table:table-cell>
          <table:table-cell office:value-type="string">
            <text:p>unknown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9.1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9.1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office:value-type="string">
            <text:p>3.5-7.5 tonnes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9.6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9.6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office:value-type="string">
            <text:p>3.5-7.5 tonnes</text:p>
          </table:table-cell>
          <table:table-cell table:style-name="ce2" office:value-type="string">
            <text:p>uk</text:p>
          </table:table-cell>
          <table:table-cell office:value-type="float" office:value="0.862843640786014">
            <text:p>0.862843640786014</text:p>
          </table:table-cell>
          <table:table-cell office:value-type="float" office:value="0.0035">
            <office:annotation draw:style-name="gr1" draw:text-style-name="P1" svg:width="1.794cm" svg:height="1.952cm" svg:x="24.093cm" svg:y="10.079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0.079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office:value-type="string">
            <text:p>3.5-7.5 tonnes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0.529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0.529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table:style-name="ce2" office:value-type="string">
            <text:p>7.5-17 tonnes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0.979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0.979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table:style-name="ce2" office:value-type="string">
            <text:p>7.5-17 tonnes</text:p>
          </table:table-cell>
          <table:table-cell table:style-name="ce2" office:value-type="string">
            <text:p>uk</text:p>
          </table:table-cell>
          <table:table-cell office:value-type="float" office:value="0.490550699330119">
            <text:p>0.490550699330119</text:p>
          </table:table-cell>
          <table:table-cell office:value-type="float" office:value="0.0035">
            <office:annotation draw:style-name="gr1" draw:text-style-name="P1" svg:width="1.794cm" svg:height="1.952cm" svg:x="24.093cm" svg:y="11.429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1.429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table:style-name="ce2" office:value-type="string">
            <text:p>7.5-17 tonnes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1.879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1.879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office:value-type="string">
            <text:p>greater than 17 tonnes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2.329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2.329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office:value-type="string">
            <text:p>greater than 17 tonnes</text:p>
          </table:table-cell>
          <table:table-cell table:style-name="ce2" office:value-type="string">
            <text:p>uk</text:p>
          </table:table-cell>
          <table:table-cell office:value-type="float" office:value="0.273014823734322">
            <text:p>0.273014823734322</text:p>
          </table:table-cell>
          <table:table-cell office:value-type="float" office:value="0.0035">
            <office:annotation draw:style-name="gr1" draw:text-style-name="P1" svg:width="1.794cm" svg:height="1.952cm" svg:x="24.093cm" svg:y="12.779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2.779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office:value-type="string">
            <text:p>greater than 17 tonnes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3.229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3.229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office:value-type="string">
            <text:p>unknown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3.67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3.67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office:value-type="string">
            <text:p>unknown</text:p>
          </table:table-cell>
          <table:table-cell table:style-name="ce2" office:value-type="string">
            <text:p>uk</text:p>
          </table:table-cell>
          <table:table-cell office:value-type="float" office:value="0.402952360164027">
            <text:p>0.402952360164027</text:p>
          </table:table-cell>
          <table:table-cell office:value-type="float" office:value="0.0035">
            <office:annotation draw:style-name="gr1" draw:text-style-name="P1" svg:width="1.794cm" svg:height="1.952cm" svg:x="24.093cm" svg:y="14.12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4.12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office:value-type="string">
            <text:p>rigid</text:p>
          </table:table-cell>
          <table:table-cell office:value-type="string">
            <text:p>unknown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4.57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4.57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table:number-columns-repeated="2" office:value-type="string">
            <text:p>unknown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5.02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5.02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table:number-columns-repeated="2" office:value-type="string">
            <text:p>unknown</text:p>
          </table:table-cell>
          <table:table-cell table:style-name="ce2" office:value-type="string">
            <text:p>uk</text:p>
          </table:table-cell>
          <table:table-cell office:value-type="float" office:value="0.192716346165404">
            <text:p>0.192716346165404</text:p>
          </table:table-cell>
          <table:table-cell office:value-type="float" office:value="0.0035">
            <office:annotation draw:style-name="gr1" draw:text-style-name="P1" svg:width="1.794cm" svg:height="1.952cm" svg:x="24.093cm" svg:y="15.47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5.47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heavy goods vehicle</text:p>
          </table:table-cell>
          <table:table-cell table:number-columns-repeated="2" office:value-type="string">
            <text:p>unknown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5.92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5.92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table:style-name="ce2" office:value-type="string">
            <text:p>less than 3.5 tonnes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6.37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6.37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table:style-name="ce2" office:value-type="string">
            <text:p>less than 3.5 tonnes</text:p>
          </table:table-cell>
          <table:table-cell table:style-name="ce2" office:value-type="string">
            <text:p>uk</text:p>
          </table:table-cell>
          <table:table-cell office:value-type="float" office:value="0.3968204764224">
            <text:p>0.3968204764224</text:p>
          </table:table-cell>
          <table:table-cell office:value-type="float" office:value="0.0035">
            <office:annotation draw:style-name="gr1" draw:text-style-name="P1" svg:width="1.794cm" svg:height="1.952cm" svg:x="24.093cm" svg:y="16.828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6.828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diesel</text:p>
          </table:table-cell>
          <table:table-cell table:style-name="ce2" office:value-type="string">
            <text:p>less than 3.5 tonnes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7.277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7.277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lpg/cng</text:p>
          </table:table-cell>
          <table:table-cell table:style-name="ce2" office:value-type="string">
            <text:p>less than 3.5 tonnes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7.727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7.727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lpg/cng</text:p>
          </table:table-cell>
          <table:table-cell table:style-name="ce2" office:value-type="string">
            <text:p>less than 3.5 tonnes</text:p>
          </table:table-cell>
          <table:table-cell table:style-name="ce2" office:value-type="string">
            <text:p>uk</text:p>
          </table:table-cell>
          <table:table-cell office:value-type="float" office:value="0.3968204764224">
            <text:p>0.3968204764224</text:p>
          </table:table-cell>
          <table:table-cell office:value-type="float" office:value="0.0035">
            <office:annotation draw:style-name="gr1" draw:text-style-name="P1" svg:width="1.794cm" svg:height="1.952cm" svg:x="24.093cm" svg:y="18.177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8.177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lpg/cng</text:p>
          </table:table-cell>
          <table:table-cell table:style-name="ce2" office:value-type="string">
            <text:p>less than 3.5 tonnes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8.627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8.627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petrol</text:p>
          </table:table-cell>
          <table:table-cell table:style-name="ce2" office:value-type="string">
            <text:p>less than 1.25 tonnes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9.077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9.077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petrol</text:p>
          </table:table-cell>
          <table:table-cell table:style-name="ce2" office:value-type="string">
            <text:p>less than 1.25 tonnes</text:p>
          </table:table-cell>
          <table:table-cell table:style-name="ce2" office:value-type="string">
            <text:p>uk</text:p>
          </table:table-cell>
          <table:table-cell office:value-type="float" office:value="0.655235576962374">
            <text:p>0.655235576962374</text:p>
          </table:table-cell>
          <table:table-cell office:value-type="float" office:value="0.0035">
            <office:annotation draw:style-name="gr1" draw:text-style-name="P1" svg:width="1.794cm" svg:height="1.952cm" svg:x="24.093cm" svg:y="19.527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9.527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petrol</text:p>
          </table:table-cell>
          <table:table-cell table:style-name="ce2" office:value-type="string">
            <text:p>less than 1.25 tonnes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19.977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19.977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unknown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other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20.426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20.426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unknown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uk</text:p>
          </table:table-cell>
          <table:table-cell office:value-type="float" office:value="0.413610158095901">
            <text:p>0.413610158095901</text:p>
          </table:table-cell>
          <table:table-cell office:value-type="float" office:value="0.0035">
            <office:annotation draw:style-name="gr1" draw:text-style-name="P1" svg:width="1.794cm" svg:height="1.952cm" svg:x="24.093cm" svg:y="20.876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20.876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light goods vehicle</text:p>
          </table:table-cell>
          <table:table-cell office:value-type="string">
            <text:p>unknown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us</text:p>
          </table:table-cell>
          <table:table-cell office:value-type="float" office:value="0.297">
            <text:p>0.297</text:p>
          </table:table-cell>
          <table:table-cell office:value-type="float" office:value="0.0035">
            <office:annotation draw:style-name="gr1" draw:text-style-name="P1" svg:width="1.794cm" svg:height="1.952cm" svg:x="24.093cm" svg:y="21.326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35</text:p>
          </table:table-cell>
          <table:table-cell office:value-type="float" office:value="0.0027">
            <office:annotation draw:style-name="gr1" draw:text-style-name="P1" svg:width="1.789cm" svg:height="1.952cm" svg:x="28.895cm" svg:y="21.326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0027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rail</text:p>
          </table:table-cell>
          <table:table-cell table:number-columns-repeated="2" office:value-type="string">
            <text:p>unknown</text:p>
          </table:table-cell>
          <table:table-cell table:style-name="ce2" office:value-type="string">
            <text:p>other</text:p>
          </table:table-cell>
          <table:table-cell office:value-type="float" office:value="0.0252">
            <text:p>0.0252</text:p>
          </table:table-cell>
          <table:table-cell office:value-type="float" office:value="0.002">
            <text:p>0.002</text:p>
          </table:table-cell>
          <table:table-cell office:value-type="float" office:value="0.0006">
            <text:p>0.000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rail</text:p>
          </table:table-cell>
          <table:table-cell table:number-columns-repeated="2" office:value-type="string">
            <text:p>unknown</text:p>
          </table:table-cell>
          <table:table-cell table:style-name="ce2" office:value-type="string">
            <text:p>uk</text:p>
          </table:table-cell>
          <table:table-cell office:value-type="float" office:value="0.0306594187081325">
            <text:p>0.0306594187081325</text:p>
          </table:table-cell>
          <table:table-cell office:value-type="float" office:value="0.002">
            <text:p>0.002</text:p>
          </table:table-cell>
          <table:table-cell office:value-type="float" office:value="0.0006">
            <text:p>0.000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rail</text:p>
          </table:table-cell>
          <table:table-cell table:number-columns-repeated="2" office:value-type="string">
            <text:p>unknown</text:p>
          </table:table-cell>
          <table:table-cell table:style-name="ce2" office:value-type="string">
            <text:p>us</text:p>
          </table:table-cell>
          <table:table-cell office:value-type="float" office:value="0.0252">
            <text:p>0.0252</text:p>
          </table:table-cell>
          <table:table-cell office:value-type="float" office:value="0.002">
            <text:p>0.002</text:p>
          </table:table-cell>
          <table:table-cell office:value-type="float" office:value="0.0006">
            <text:p>0.0006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bulk carrier</text:p>
          </table:table-cell>
          <table:table-cell office:value-type="string">
            <text:p>large (14201 tonnes deadweight)</text:p>
          </table:table-cell>
          <table:table-cell table:style-name="ce2" office:value-type="string">
            <text:p>other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3.126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3.126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bulk carrier</text:p>
          </table:table-cell>
          <table:table-cell office:value-type="string">
            <text:p>large (14201 tonnes deadweight)</text:p>
          </table:table-cell>
          <table:table-cell table:style-name="ce2" office:value-type="string">
            <text:p>uk</text:p>
          </table:table-cell>
          <table:table-cell office:value-type="float" office:value="0.0102198062360442">
            <text:p>0.0102198062360442</text:p>
          </table:table-cell>
          <table:table-cell office:value-type="float" office:value="0.161">
            <office:annotation draw:style-name="gr1" draw:text-style-name="P1" svg:width="1.794cm" svg:height="1.952cm" svg:x="24.093cm" svg:y="23.576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3.576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bulk carrier</text:p>
          </table:table-cell>
          <table:table-cell office:value-type="string">
            <text:p>large (14201 tonnes deadweight)</text:p>
          </table:table-cell>
          <table:table-cell table:style-name="ce2" office:value-type="string">
            <text:p>us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4.025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4.025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bulk carrier</text:p>
          </table:table-cell>
          <table:table-cell office:value-type="string">
            <text:p>small (1720 tonnes deadweight)</text:p>
          </table:table-cell>
          <table:table-cell table:style-name="ce2" office:value-type="string">
            <text:p>other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4.475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4.475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bulk carrier</text:p>
          </table:table-cell>
          <table:table-cell office:value-type="string">
            <text:p>small (1720 tonnes deadweight)</text:p>
          </table:table-cell>
          <table:table-cell table:style-name="ce2" office:value-type="string">
            <text:p>uk</text:p>
          </table:table-cell>
          <table:table-cell office:value-type="float" office:value="0.0160596955137837">
            <text:p>0.0160596955137837</text:p>
          </table:table-cell>
          <table:table-cell office:value-type="float" office:value="0.161">
            <office:annotation draw:style-name="gr1" draw:text-style-name="P1" svg:width="1.794cm" svg:height="1.952cm" svg:x="24.093cm" svg:y="24.925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4.925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bulk carrier</text:p>
          </table:table-cell>
          <table:table-cell office:value-type="string">
            <text:p>small (1720 tonnes deadweight)</text:p>
          </table:table-cell>
          <table:table-cell table:style-name="ce2" office:value-type="string">
            <text:p>us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5.375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5.375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bulk carrier</text:p>
          </table:table-cell>
          <table:table-cell office:value-type="string">
            <text:p>very large (70000 tonnes deadweight)</text:p>
          </table:table-cell>
          <table:table-cell table:style-name="ce2" office:value-type="string">
            <text:p>other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5.825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5.825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bulk carrier</text:p>
          </table:table-cell>
          <table:table-cell office:value-type="string">
            <text:p>very large (70000 tonnes deadweight)</text:p>
          </table:table-cell>
          <table:table-cell table:style-name="ce2" office:value-type="string">
            <text:p>uk</text:p>
          </table:table-cell>
          <table:table-cell office:value-type="float" office:value="0.00875983391660928">
            <text:p>0.00875983391660928</text:p>
          </table:table-cell>
          <table:table-cell office:value-type="float" office:value="0.161">
            <office:annotation draw:style-name="gr1" draw:text-style-name="P1" svg:width="1.794cm" svg:height="1.952cm" svg:x="24.093cm" svg:y="26.275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6.275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bulk carrier</text:p>
          </table:table-cell>
          <table:table-cell office:value-type="string">
            <text:p>very large (70000 tonnes deadweight)</text:p>
          </table:table-cell>
          <table:table-cell table:style-name="ce2" office:value-type="string">
            <text:p>us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6.725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6.725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container vessel</text:p>
          </table:table-cell>
          <table:table-cell office:value-type="string">
            <text:p>large (20000 tonnes deadweight)</text:p>
          </table:table-cell>
          <table:table-cell table:style-name="ce2" office:value-type="string">
            <text:p>other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7.174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7.174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container vessel</text:p>
          </table:table-cell>
          <table:table-cell office:value-type="string">
            <text:p>large (20000 tonnes deadweight)</text:p>
          </table:table-cell>
          <table:table-cell table:style-name="ce2" office:value-type="string">
            <text:p>uk</text:p>
          </table:table-cell>
          <table:table-cell office:value-type="float" office:value="0.0189796401526534">
            <text:p>0.0189796401526534</text:p>
          </table:table-cell>
          <table:table-cell office:value-type="float" office:value="0.161">
            <office:annotation draw:style-name="gr1" draw:text-style-name="P1" svg:width="1.794cm" svg:height="1.952cm" svg:x="24.093cm" svg:y="27.624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7.624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container vessel</text:p>
          </table:table-cell>
          <table:table-cell office:value-type="string">
            <text:p>large (20000 tonnes deadweight)</text:p>
          </table:table-cell>
          <table:table-cell table:style-name="ce2" office:value-type="string">
            <text:p>us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8.074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8.074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container vessel</text:p>
          </table:table-cell>
          <table:table-cell office:value-type="string">
            <text:p>small (2500 tonnes deadweight)</text:p>
          </table:table-cell>
          <table:table-cell table:style-name="ce2" office:value-type="string">
            <text:p>other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8.524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8.524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container vessel</text:p>
          </table:table-cell>
          <table:table-cell office:value-type="string">
            <text:p>small (2500 tonnes deadweight)</text:p>
          </table:table-cell>
          <table:table-cell table:style-name="ce2" office:value-type="string">
            <text:p>uk</text:p>
          </table:table-cell>
          <table:table-cell office:value-type="float" office:value="0.0218995847915232">
            <text:p>0.0218995847915232</text:p>
          </table:table-cell>
          <table:table-cell office:value-type="float" office:value="0.161">
            <office:annotation draw:style-name="gr1" draw:text-style-name="P1" svg:width="1.794cm" svg:height="1.952cm" svg:x="24.093cm" svg:y="28.974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8.974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container vessel</text:p>
          </table:table-cell>
          <table:table-cell office:value-type="string">
            <text:p>small (2500 tonnes deadweight)</text:p>
          </table:table-cell>
          <table:table-cell table:style-name="ce2" office:value-type="string">
            <text:p>us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9.424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9.424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tanker</text:p>
          </table:table-cell>
          <table:table-cell office:value-type="string">
            <text:p>Large (18371 tonnes deadweight)</text:p>
          </table:table-cell>
          <table:table-cell table:style-name="ce2" office:value-type="string">
            <text:p>other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29.874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29.874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tanker</text:p>
          </table:table-cell>
          <table:table-cell office:value-type="string">
            <text:p>Large (18371 tonnes deadweight)</text:p>
          </table:table-cell>
          <table:table-cell table:style-name="ce2" office:value-type="string">
            <text:p>uk</text:p>
          </table:table-cell>
          <table:table-cell office:value-type="float" office:value="0.0072998615971744">
            <text:p>0.0072998615971744</text:p>
          </table:table-cell>
          <table:table-cell office:value-type="float" office:value="0.161">
            <office:annotation draw:style-name="gr1" draw:text-style-name="P1" svg:width="1.794cm" svg:height="1.952cm" svg:x="24.093cm" svg:y="30.324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30.324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tanker</text:p>
          </table:table-cell>
          <table:table-cell office:value-type="string">
            <text:p>Large (18371 tonnes deadweight)</text:p>
          </table:table-cell>
          <table:table-cell table:style-name="ce2" office:value-type="string">
            <text:p>us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30.77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30.77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tanker</text:p>
          </table:table-cell>
          <table:table-cell office:value-type="string">
            <text:p>small (844 tonnes deadweight)</text:p>
          </table:table-cell>
          <table:table-cell table:style-name="ce2" office:value-type="string">
            <text:p>other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31.22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31.22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tanker</text:p>
          </table:table-cell>
          <table:table-cell office:value-type="string">
            <text:p>small (844 tonnes deadweight)</text:p>
          </table:table-cell>
          <table:table-cell table:style-name="ce2" office:value-type="string">
            <text:p>uk</text:p>
          </table:table-cell>
          <table:table-cell office:value-type="float" office:value="0.0291994463886976">
            <text:p>0.0291994463886976</text:p>
          </table:table-cell>
          <table:table-cell office:value-type="float" office:value="0.161">
            <office:annotation draw:style-name="gr1" draw:text-style-name="P1" svg:width="1.794cm" svg:height="1.952cm" svg:x="24.093cm" svg:y="31.67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31.67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tanker</text:p>
          </table:table-cell>
          <table:table-cell office:value-type="string">
            <text:p>small (844 tonnes deadweight)</text:p>
          </table:table-cell>
          <table:table-cell table:style-name="ce2" office:value-type="string">
            <text:p>us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32.12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32.12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tanker</text:p>
          </table:table-cell>
          <table:table-cell office:value-type="string">
            <text:p>very large (100000 tonnes deadweight)</text:p>
          </table:table-cell>
          <table:table-cell table:style-name="ce2" office:value-type="string">
            <text:p>other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32.57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32.57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tanker</text:p>
          </table:table-cell>
          <table:table-cell office:value-type="string">
            <text:p>very large (100000 tonnes deadweight)</text:p>
          </table:table-cell>
          <table:table-cell table:style-name="ce2" office:value-type="string">
            <text:p>uk</text:p>
          </table:table-cell>
          <table:table-cell office:value-type="float" office:value="0.00583988927773952">
            <text:p>0.00583988927773952</text:p>
          </table:table-cell>
          <table:table-cell office:value-type="float" office:value="0.161">
            <office:annotation draw:style-name="gr1" draw:text-style-name="P1" svg:width="1.794cm" svg:height="1.952cm" svg:x="24.093cm" svg:y="33.02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33.02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1">
          <table:table-cell office:value-type="string">
            <text:p>shipping</text:p>
          </table:table-cell>
          <table:table-cell office:value-type="string">
            <text:p>tanker</text:p>
          </table:table-cell>
          <table:table-cell office:value-type="string">
            <text:p>very large (100000 tonnes deadweight)</text:p>
          </table:table-cell>
          <table:table-cell table:style-name="ce2" office:value-type="string">
            <text:p>us</text:p>
          </table:table-cell>
          <table:table-cell office:value-type="float" office:value="0.08">
            <text:p>0.08</text:p>
          </table:table-cell>
          <table:table-cell office:value-type="float" office:value="0.161">
            <office:annotation draw:style-name="gr1" draw:text-style-name="P1" svg:width="1.794cm" svg:height="1.952cm" svg:x="24.093cm" svg:y="33.473cm" draw:caption-point-x="-0.204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161</text:p>
          </table:table-cell>
          <table:table-cell office:value-type="float" office:value="0.8052">
            <office:annotation draw:style-name="gr1" draw:text-style-name="P1" svg:width="1.789cm" svg:height="1.952cm" svg:x="28.895cm" svg:y="33.473cm" draw:caption-point-x="-0.205cm" draw:caption-point-y="0.277cm">
              <dc:date>2010-09-28T00:00:00</dc:date>
              <text:p text:style-name="P1"><text:span text:style-name="T1">Based on Table 7 (Freight Transport - CH4/N2O Factors)</text:span></text:p>
            </office:annotation>
            <text:p>0.8052</text:p>
          </table:table-cell>
          <table:table-cell/>
          <table:table-cell office:value-type="string">
            <text:p>http://www.ghgprotocol.org/calculation-tools/all-tools</text:p>
          </table:table-cell>
          <table:table-cell table:number-columns-repeated="1015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"/>
          <table:table-cell/>
          <table:table-cell table:style-name="ce4" table:number-columns-repeated="3"/>
          <table:table-cell table:number-columns-repeated="1017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passenger.A1:passenger.I58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1"/>
      <number:text>%</number:text>
    </number:number-style>
    <number:number-style style:name="N108">
      <number:text>$ </number:text>
      <number:number number:decimal-places="2" number:min-integer-digits="1" number:grouping="true"/>
      <number:text> </number:text>
    </number:number-style>
    <number:number-style style:name="N109">
      <number:text>$ (</number:text>
      <number:number number:decimal-places="2" number:min-integer-digits="1" number:grouping="true"/>
      <number:text>)</number:text>
    </number:number-style>
    <number:number-style style:name="N110">
      <number:text>$ - </number:text>
    </number:number-style>
    <number:number-style style:name="N111P0" style:volatile="true">
      <number:text>$ </number:text>
      <number:number number:decimal-places="2" number:min-integer-digits="1" number:grouping="true"/>
      <number:text> </number:text>
    </number:number-style>
    <number:number-style style:name="N111P1" style:volatile="true">
      <number:text>$ (</number:text>
      <number:number number:decimal-places="2" number:min-integer-digits="1" number:grouping="true"/>
      <number:text>)</number:text>
    </number:number-style>
    <number:number-style style:name="N111P2" style:volatile="true">
      <number:text>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text>$ </number:text>
      <number:number number:decimal-places="0" number:min-integer-digits="1" number:grouping="true"/>
      <number:text> </number:text>
    </number:number-style>
    <number:number-style style:name="N113">
      <number:text>$ (</number:text>
      <number:number number:decimal-places="0" number:min-integer-digits="1" number:grouping="true"/>
      <number:text>)</number:text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P1" style:volatile="true">
      <number:text>$ (</number:text>
      <number:number number:decimal-places="0" number:min-integer-digits="1" number:grouping="true"/>
      <number:text>)</number:text>
    </number:number-style>
    <number:number-style style:name="N114P2" style:volatile="true">
      <number:text>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</number:number-style>
    <number:number-style style:name="N117">
      <number:text>- </number:text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(</number:text>
      <number:number number:decimal-places="2" number:min-integer-digits="1" number:grouping="true"/>
      <number:text>)</number:text>
    </number:number-style>
    <number:number-style style:name="N118P2" style:volatile="true"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0" number:min-integer-digits="1" number:grouping="true"/>
      <number:text> </number:text>
    </number:number-style>
    <number:number-style style:name="N120">
      <number:text>(</number:text>
      <number:number number:decimal-places="0" number:min-integer-digits="1" number:grouping="true"/>
      <number:text>)</number:text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integer-digits="1"/>
    </number:number-style>
    <number:number-style style:name="N123P0" style:volatile="true">
      <number:number number:decimal-places="0" number:min-integer-digits="1"/>
    </number:number-style>
    <number:number-style style:name="N123P1" style:volatile="true">
      <number:number number:decimal-places="3" number:min-integer-digits="1"/>
    </number:number-style>
    <number:number-style style:name="N123">
      <number:number number:decimal-places="3" number:min-integer-digits="1"/>
      <style:map style:condition="value()&gt;0" style:apply-style-name="N123P0"/>
      <style:map style:condition="value()&lt;0" style:apply-style-name="N123P1"/>
    </number:number-style>
    <number:number-style style:name="N124">
      <number:number number:decimal-places="10" number:min-integer-digits="1"/>
    </number:number-style>
    <number:text-style style:name="N125">
      <number:text-content/>
      <number:text>STRING</number:text>
      <number:text-content/>
    </number:text-style>
    <number:date-style style:name="N126">
      <number:month number:style="long" number:textual="true"/>
      <number:text> </number:text>
      <number:day/>
      <number:text>, </number:text>
      <number:year number:style="long"/>
    </number:date-style>
    <number:date-style style:name="N12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4" number:min-integer-digits="1"/>
    </number:number-style>
    <number:number-style style:name="N129">
      <number:number number:decimal-places="6" number:min-integer-digits="1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/>
    </number:number-style>
    <number:number-style style:name="N139P1" style:volatile="true">
      <number:scientific-number number:decimal-places="3" number:min-integer-digits="1" number:min-exponent-digits="2"/>
    </number:number-style>
    <number:number-style style:name="N139">
      <number:number number:decimal-places="3" number:min-integer-digits="1"/>
      <style:map style:condition="value()=0" style:apply-style-name="N139P0"/>
      <style:map style:condition="value()&lt;0.001" style:apply-style-name="N139P1"/>
    </number:number-style>
    <number:number-style style:name="N140">
      <number:number number:decimal-places="8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01/10/2010</text:date>, <text:time>20:2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atchcock </meta:initial-creator>
    <meta:creation-date>2010-08-30T19:33:24</meta:creation-date>
    <dc:date>2010-09-01T12:36:01</dc:date>
    <dc:creator>Spatchcock </dc:creator>
    <meta:editing-duration>PT14H12M17S</meta:editing-duration>
    <meta:editing-cycles>6</meta:editing-cycles>
    <meta:generator>OpenOffice.org/3.2$Linux OpenOffice.org_project/320m12$Build-9483</meta:generator>
    <meta:document-statistic meta:table-count="8" meta:cell-count="2668" meta:object-count="0"/>
  </office:meta>
</office:document-meta>
</file>